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7"/>
          <table:table-cell office:value-type="string" calcext:value-type="string">
            <text:p><text:a xlink:href="https://www.biblia.fo/bible.php?l=fo&amp;b=66&amp;c=22" xlink:type="simple">https://www.biblia.fo/bible.php?l=fo&amp;b=66&amp;c=22</text:a></text:p>
          </table:table-cell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2:.D2])" office:value-type="string" office:string-value="https://www.biblia.fo/bible.php?l=fo&amp;b=1&amp;c=1" calcext:value-type="string">
            <text:p>https://www.biblia.fo/bible.php?l=fo&amp;b=1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3:.D3])" office:value-type="string" office:string-value="https://www.biblia.fo/bible.php?l=fo&amp;b=1&amp;c=2" calcext:value-type="string">
            <text:p>https://www.biblia.fo/bible.php?l=fo&amp;b=1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4:.D4])" office:value-type="string" office:string-value="https://www.biblia.fo/bible.php?l=fo&amp;b=1&amp;c=3" calcext:value-type="string">
            <text:p>https://www.biblia.fo/bible.php?l=fo&amp;b=1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5:.D5])" office:value-type="string" office:string-value="https://www.biblia.fo/bible.php?l=fo&amp;b=1&amp;c=4" calcext:value-type="string">
            <text:p>https://www.biblia.fo/bible.php?l=fo&amp;b=1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6:.D6])" office:value-type="string" office:string-value="https://www.biblia.fo/bible.php?l=fo&amp;b=1&amp;c=5" calcext:value-type="string">
            <text:p>https://www.biblia.fo/bible.php?l=fo&amp;b=1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7:.D7])" office:value-type="string" office:string-value="https://www.biblia.fo/bible.php?l=fo&amp;b=1&amp;c=6" calcext:value-type="string">
            <text:p>https://www.biblia.fo/bible.php?l=fo&amp;b=1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8:.D8])" office:value-type="string" office:string-value="https://www.biblia.fo/bible.php?l=fo&amp;b=1&amp;c=7" calcext:value-type="string">
            <text:p>https://www.biblia.fo/bible.php?l=fo&amp;b=1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9:.D9])" office:value-type="string" office:string-value="https://www.biblia.fo/bible.php?l=fo&amp;b=1&amp;c=8" calcext:value-type="string">
            <text:p>https://www.biblia.fo/bible.php?l=fo&amp;b=1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0:.D10])" office:value-type="string" office:string-value="https://www.biblia.fo/bible.php?l=fo&amp;b=1&amp;c=9" calcext:value-type="string">
            <text:p>https://www.biblia.fo/bible.php?l=fo&amp;b=1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1:.D11])" office:value-type="string" office:string-value="https://www.biblia.fo/bible.php?l=fo&amp;b=1&amp;c=10" calcext:value-type="string">
            <text:p>https://www.biblia.fo/bible.php?l=fo&amp;b=1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2:.D12])" office:value-type="string" office:string-value="https://www.biblia.fo/bible.php?l=fo&amp;b=1&amp;c=11" calcext:value-type="string">
            <text:p>https://www.biblia.fo/bible.php?l=fo&amp;b=1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3:.D13])" office:value-type="string" office:string-value="https://www.biblia.fo/bible.php?l=fo&amp;b=1&amp;c=12" calcext:value-type="string">
            <text:p>https://www.biblia.fo/bible.php?l=fo&amp;b=1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4:.D14])" office:value-type="string" office:string-value="https://www.biblia.fo/bible.php?l=fo&amp;b=1&amp;c=13" calcext:value-type="string">
            <text:p>https://www.biblia.fo/bible.php?l=fo&amp;b=1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5:.D15])" office:value-type="string" office:string-value="https://www.biblia.fo/bible.php?l=fo&amp;b=1&amp;c=14" calcext:value-type="string">
            <text:p>https://www.biblia.fo/bible.php?l=fo&amp;b=1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6:.D16])" office:value-type="string" office:string-value="https://www.biblia.fo/bible.php?l=fo&amp;b=1&amp;c=15" calcext:value-type="string">
            <text:p>https://www.biblia.fo/bible.php?l=fo&amp;b=1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7:.D17])" office:value-type="string" office:string-value="https://www.biblia.fo/bible.php?l=fo&amp;b=1&amp;c=16" calcext:value-type="string">
            <text:p>https://www.biblia.fo/bible.php?l=fo&amp;b=1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18:.D18])" office:value-type="string" office:string-value="https://www.biblia.fo/bible.php?l=fo&amp;b=1&amp;c=17" calcext:value-type="string">
            <text:p>https://www.biblia.fo/bible.php?l=fo&amp;b=1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19:.D19])" office:value-type="string" office:string-value="https://www.biblia.fo/bible.php?l=fo&amp;b=1&amp;c=18" calcext:value-type="string">
            <text:p>https://www.biblia.fo/bible.php?l=fo&amp;b=1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20:.D20])" office:value-type="string" office:string-value="https://www.biblia.fo/bible.php?l=fo&amp;b=1&amp;c=19" calcext:value-type="string">
            <text:p>https://www.biblia.fo/bible.php?l=fo&amp;b=1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21:.D21])" office:value-type="string" office:string-value="https://www.biblia.fo/bible.php?l=fo&amp;b=1&amp;c=20" calcext:value-type="string">
            <text:p>https://www.biblia.fo/bible.php?l=fo&amp;b=1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22:.D22])" office:value-type="string" office:string-value="https://www.biblia.fo/bible.php?l=fo&amp;b=1&amp;c=21" calcext:value-type="string">
            <text:p>https://www.biblia.fo/bible.php?l=fo&amp;b=1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23:.D23])" office:value-type="string" office:string-value="https://www.biblia.fo/bible.php?l=fo&amp;b=1&amp;c=22" calcext:value-type="string">
            <text:p>https://www.biblia.fo/bible.php?l=fo&amp;b=1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24:.D24])" office:value-type="string" office:string-value="https://www.biblia.fo/bible.php?l=fo&amp;b=1&amp;c=23" calcext:value-type="string">
            <text:p>https://www.biblia.fo/bible.php?l=fo&amp;b=1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25:.D25])" office:value-type="string" office:string-value="https://www.biblia.fo/bible.php?l=fo&amp;b=1&amp;c=24" calcext:value-type="string">
            <text:p>https://www.biblia.fo/bible.php?l=fo&amp;b=1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26:.D26])" office:value-type="string" office:string-value="https://www.biblia.fo/bible.php?l=fo&amp;b=1&amp;c=25" calcext:value-type="string">
            <text:p>https://www.biblia.fo/bible.php?l=fo&amp;b=1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27:.D27])" office:value-type="string" office:string-value="https://www.biblia.fo/bible.php?l=fo&amp;b=1&amp;c=26" calcext:value-type="string">
            <text:p>https://www.biblia.fo/bible.php?l=fo&amp;b=1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28:.D28])" office:value-type="string" office:string-value="https://www.biblia.fo/bible.php?l=fo&amp;b=1&amp;c=27" calcext:value-type="string">
            <text:p>https://www.biblia.fo/bible.php?l=fo&amp;b=1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29:.D29])" office:value-type="string" office:string-value="https://www.biblia.fo/bible.php?l=fo&amp;b=1&amp;c=28" calcext:value-type="string">
            <text:p>https://www.biblia.fo/bible.php?l=fo&amp;b=1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30:.D30])" office:value-type="string" office:string-value="https://www.biblia.fo/bible.php?l=fo&amp;b=1&amp;c=29" calcext:value-type="string">
            <text:p>https://www.biblia.fo/bible.php?l=fo&amp;b=1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31:.D31])" office:value-type="string" office:string-value="https://www.biblia.fo/bible.php?l=fo&amp;b=1&amp;c=30" calcext:value-type="string">
            <text:p>https://www.biblia.fo/bible.php?l=fo&amp;b=1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32:.D32])" office:value-type="string" office:string-value="https://www.biblia.fo/bible.php?l=fo&amp;b=1&amp;c=31" calcext:value-type="string">
            <text:p>https://www.biblia.fo/bible.php?l=fo&amp;b=1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33:.D33])" office:value-type="string" office:string-value="https://www.biblia.fo/bible.php?l=fo&amp;b=1&amp;c=32" calcext:value-type="string">
            <text:p>https://www.biblia.fo/bible.php?l=fo&amp;b=1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34:.D34])" office:value-type="string" office:string-value="https://www.biblia.fo/bible.php?l=fo&amp;b=1&amp;c=33" calcext:value-type="string">
            <text:p>https://www.biblia.fo/bible.php?l=fo&amp;b=1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35:.D35])" office:value-type="string" office:string-value="https://www.biblia.fo/bible.php?l=fo&amp;b=1&amp;c=34" calcext:value-type="string">
            <text:p>https://www.biblia.fo/bible.php?l=fo&amp;b=1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36:.D36])" office:value-type="string" office:string-value="https://www.biblia.fo/bible.php?l=fo&amp;b=1&amp;c=35" calcext:value-type="string">
            <text:p>https://www.biblia.fo/bible.php?l=fo&amp;b=1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37:.D37])" office:value-type="string" office:string-value="https://www.biblia.fo/bible.php?l=fo&amp;b=1&amp;c=36" calcext:value-type="string">
            <text:p>https://www.biblia.fo/bible.php?l=fo&amp;b=1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7" calcext:value-type="float">
            <text:p>37</text:p>
          </table:table-cell>
          <table:table-cell table:formula="of:=COM.MICROSOFT.TEXTJOIN(&quot;&quot;;TRUE();[.A38:.D38])" office:value-type="string" office:string-value="https://www.biblia.fo/bible.php?l=fo&amp;b=1&amp;c=37" calcext:value-type="string">
            <text:p>https://www.biblia.fo/bible.php?l=fo&amp;b=1&amp;c=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8" calcext:value-type="float">
            <text:p>38</text:p>
          </table:table-cell>
          <table:table-cell table:formula="of:=COM.MICROSOFT.TEXTJOIN(&quot;&quot;;TRUE();[.A39:.D39])" office:value-type="string" office:string-value="https://www.biblia.fo/bible.php?l=fo&amp;b=1&amp;c=38" calcext:value-type="string">
            <text:p>https://www.biblia.fo/bible.php?l=fo&amp;b=1&amp;c=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39" calcext:value-type="float">
            <text:p>39</text:p>
          </table:table-cell>
          <table:table-cell table:formula="of:=COM.MICROSOFT.TEXTJOIN(&quot;&quot;;TRUE();[.A40:.D40])" office:value-type="string" office:string-value="https://www.biblia.fo/bible.php?l=fo&amp;b=1&amp;c=39" calcext:value-type="string">
            <text:p>https://www.biblia.fo/bible.php?l=fo&amp;b=1&amp;c=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0" calcext:value-type="float">
            <text:p>40</text:p>
          </table:table-cell>
          <table:table-cell table:formula="of:=COM.MICROSOFT.TEXTJOIN(&quot;&quot;;TRUE();[.A41:.D41])" office:value-type="string" office:string-value="https://www.biblia.fo/bible.php?l=fo&amp;b=1&amp;c=40" calcext:value-type="string">
            <text:p>https://www.biblia.fo/bible.php?l=fo&amp;b=1&amp;c=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1" calcext:value-type="float">
            <text:p>41</text:p>
          </table:table-cell>
          <table:table-cell table:formula="of:=COM.MICROSOFT.TEXTJOIN(&quot;&quot;;TRUE();[.A42:.D42])" office:value-type="string" office:string-value="https://www.biblia.fo/bible.php?l=fo&amp;b=1&amp;c=41" calcext:value-type="string">
            <text:p>https://www.biblia.fo/bible.php?l=fo&amp;b=1&amp;c=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2" calcext:value-type="float">
            <text:p>42</text:p>
          </table:table-cell>
          <table:table-cell table:formula="of:=COM.MICROSOFT.TEXTJOIN(&quot;&quot;;TRUE();[.A43:.D43])" office:value-type="string" office:string-value="https://www.biblia.fo/bible.php?l=fo&amp;b=1&amp;c=42" calcext:value-type="string">
            <text:p>https://www.biblia.fo/bible.php?l=fo&amp;b=1&amp;c=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3" calcext:value-type="float">
            <text:p>43</text:p>
          </table:table-cell>
          <table:table-cell table:formula="of:=COM.MICROSOFT.TEXTJOIN(&quot;&quot;;TRUE();[.A44:.D44])" office:value-type="string" office:string-value="https://www.biblia.fo/bible.php?l=fo&amp;b=1&amp;c=43" calcext:value-type="string">
            <text:p>https://www.biblia.fo/bible.php?l=fo&amp;b=1&amp;c=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4" calcext:value-type="float">
            <text:p>44</text:p>
          </table:table-cell>
          <table:table-cell table:formula="of:=COM.MICROSOFT.TEXTJOIN(&quot;&quot;;TRUE();[.A45:.D45])" office:value-type="string" office:string-value="https://www.biblia.fo/bible.php?l=fo&amp;b=1&amp;c=44" calcext:value-type="string">
            <text:p>https://www.biblia.fo/bible.php?l=fo&amp;b=1&amp;c=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5" calcext:value-type="float">
            <text:p>45</text:p>
          </table:table-cell>
          <table:table-cell table:formula="of:=COM.MICROSOFT.TEXTJOIN(&quot;&quot;;TRUE();[.A46:.D46])" office:value-type="string" office:string-value="https://www.biblia.fo/bible.php?l=fo&amp;b=1&amp;c=45" calcext:value-type="string">
            <text:p>https://www.biblia.fo/bible.php?l=fo&amp;b=1&amp;c=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6" calcext:value-type="float">
            <text:p>46</text:p>
          </table:table-cell>
          <table:table-cell table:formula="of:=COM.MICROSOFT.TEXTJOIN(&quot;&quot;;TRUE();[.A47:.D47])" office:value-type="string" office:string-value="https://www.biblia.fo/bible.php?l=fo&amp;b=1&amp;c=46" calcext:value-type="string">
            <text:p>https://www.biblia.fo/bible.php?l=fo&amp;b=1&amp;c=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7" calcext:value-type="float">
            <text:p>47</text:p>
          </table:table-cell>
          <table:table-cell table:formula="of:=COM.MICROSOFT.TEXTJOIN(&quot;&quot;;TRUE();[.A48:.D48])" office:value-type="string" office:string-value="https://www.biblia.fo/bible.php?l=fo&amp;b=1&amp;c=47" calcext:value-type="string">
            <text:p>https://www.biblia.fo/bible.php?l=fo&amp;b=1&amp;c=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8" calcext:value-type="float">
            <text:p>48</text:p>
          </table:table-cell>
          <table:table-cell table:formula="of:=COM.MICROSOFT.TEXTJOIN(&quot;&quot;;TRUE();[.A49:.D49])" office:value-type="string" office:string-value="https://www.biblia.fo/bible.php?l=fo&amp;b=1&amp;c=48" calcext:value-type="string">
            <text:p>https://www.biblia.fo/bible.php?l=fo&amp;b=1&amp;c=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49" calcext:value-type="float">
            <text:p>49</text:p>
          </table:table-cell>
          <table:table-cell table:formula="of:=COM.MICROSOFT.TEXTJOIN(&quot;&quot;;TRUE();[.A50:.D50])" office:value-type="string" office:string-value="https://www.biblia.fo/bible.php?l=fo&amp;b=1&amp;c=49" calcext:value-type="string">
            <text:p>https://www.biblia.fo/bible.php?l=fo&amp;b=1&amp;c=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c=</text:p>
          </table:table-cell>
          <table:table-cell office:value-type="float" office:value="50" calcext:value-type="float">
            <text:p>50</text:p>
          </table:table-cell>
          <table:table-cell table:formula="of:=COM.MICROSOFT.TEXTJOIN(&quot;&quot;;TRUE();[.A51:.D51])" office:value-type="string" office:string-value="https://www.biblia.fo/bible.php?l=fo&amp;b=1&amp;c=50" calcext:value-type="string">
            <text:p>https://www.biblia.fo/bible.php?l=fo&amp;b=1&amp;c=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52:.D52])" office:value-type="string" office:string-value="https://www.biblia.fo/bible.php?l=fo&amp;b=2&amp;c=1" calcext:value-type="string">
            <text:p>https://www.biblia.fo/bible.php?l=fo&amp;b=2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53:.D53])" office:value-type="string" office:string-value="https://www.biblia.fo/bible.php?l=fo&amp;b=2&amp;c=2" calcext:value-type="string">
            <text:p>https://www.biblia.fo/bible.php?l=fo&amp;b=2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54:.D54])" office:value-type="string" office:string-value="https://www.biblia.fo/bible.php?l=fo&amp;b=2&amp;c=3" calcext:value-type="string">
            <text:p>https://www.biblia.fo/bible.php?l=fo&amp;b=2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55:.D55])" office:value-type="string" office:string-value="https://www.biblia.fo/bible.php?l=fo&amp;b=2&amp;c=4" calcext:value-type="string">
            <text:p>https://www.biblia.fo/bible.php?l=fo&amp;b=2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56:.D56])" office:value-type="string" office:string-value="https://www.biblia.fo/bible.php?l=fo&amp;b=2&amp;c=5" calcext:value-type="string">
            <text:p>https://www.biblia.fo/bible.php?l=fo&amp;b=2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57:.D57])" office:value-type="string" office:string-value="https://www.biblia.fo/bible.php?l=fo&amp;b=2&amp;c=6" calcext:value-type="string">
            <text:p>https://www.biblia.fo/bible.php?l=fo&amp;b=2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58:.D58])" office:value-type="string" office:string-value="https://www.biblia.fo/bible.php?l=fo&amp;b=2&amp;c=7" calcext:value-type="string">
            <text:p>https://www.biblia.fo/bible.php?l=fo&amp;b=2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59:.D59])" office:value-type="string" office:string-value="https://www.biblia.fo/bible.php?l=fo&amp;b=2&amp;c=8" calcext:value-type="string">
            <text:p>https://www.biblia.fo/bible.php?l=fo&amp;b=2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60:.D60])" office:value-type="string" office:string-value="https://www.biblia.fo/bible.php?l=fo&amp;b=2&amp;c=9" calcext:value-type="string">
            <text:p>https://www.biblia.fo/bible.php?l=fo&amp;b=2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61:.D61])" office:value-type="string" office:string-value="https://www.biblia.fo/bible.php?l=fo&amp;b=2&amp;c=10" calcext:value-type="string">
            <text:p>https://www.biblia.fo/bible.php?l=fo&amp;b=2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62:.D62])" office:value-type="string" office:string-value="https://www.biblia.fo/bible.php?l=fo&amp;b=2&amp;c=11" calcext:value-type="string">
            <text:p>https://www.biblia.fo/bible.php?l=fo&amp;b=2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63:.D63])" office:value-type="string" office:string-value="https://www.biblia.fo/bible.php?l=fo&amp;b=2&amp;c=12" calcext:value-type="string">
            <text:p>https://www.biblia.fo/bible.php?l=fo&amp;b=2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64:.D64])" office:value-type="string" office:string-value="https://www.biblia.fo/bible.php?l=fo&amp;b=2&amp;c=13" calcext:value-type="string">
            <text:p>https://www.biblia.fo/bible.php?l=fo&amp;b=2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65:.D65])" office:value-type="string" office:string-value="https://www.biblia.fo/bible.php?l=fo&amp;b=2&amp;c=14" calcext:value-type="string">
            <text:p>https://www.biblia.fo/bible.php?l=fo&amp;b=2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66:.D66])" office:value-type="string" office:string-value="https://www.biblia.fo/bible.php?l=fo&amp;b=2&amp;c=15" calcext:value-type="string">
            <text:p>https://www.biblia.fo/bible.php?l=fo&amp;b=2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67:.D67])" office:value-type="string" office:string-value="https://www.biblia.fo/bible.php?l=fo&amp;b=2&amp;c=16" calcext:value-type="string">
            <text:p>https://www.biblia.fo/bible.php?l=fo&amp;b=2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68:.D68])" office:value-type="string" office:string-value="https://www.biblia.fo/bible.php?l=fo&amp;b=2&amp;c=17" calcext:value-type="string">
            <text:p>https://www.biblia.fo/bible.php?l=fo&amp;b=2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69:.D69])" office:value-type="string" office:string-value="https://www.biblia.fo/bible.php?l=fo&amp;b=2&amp;c=18" calcext:value-type="string">
            <text:p>https://www.biblia.fo/bible.php?l=fo&amp;b=2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70:.D70])" office:value-type="string" office:string-value="https://www.biblia.fo/bible.php?l=fo&amp;b=2&amp;c=19" calcext:value-type="string">
            <text:p>https://www.biblia.fo/bible.php?l=fo&amp;b=2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71:.D71])" office:value-type="string" office:string-value="https://www.biblia.fo/bible.php?l=fo&amp;b=2&amp;c=20" calcext:value-type="string">
            <text:p>https://www.biblia.fo/bible.php?l=fo&amp;b=2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72:.D72])" office:value-type="string" office:string-value="https://www.biblia.fo/bible.php?l=fo&amp;b=2&amp;c=21" calcext:value-type="string">
            <text:p>https://www.biblia.fo/bible.php?l=fo&amp;b=2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73:.D73])" office:value-type="string" office:string-value="https://www.biblia.fo/bible.php?l=fo&amp;b=2&amp;c=22" calcext:value-type="string">
            <text:p>https://www.biblia.fo/bible.php?l=fo&amp;b=2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74:.D74])" office:value-type="string" office:string-value="https://www.biblia.fo/bible.php?l=fo&amp;b=2&amp;c=23" calcext:value-type="string">
            <text:p>https://www.biblia.fo/bible.php?l=fo&amp;b=2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75:.D75])" office:value-type="string" office:string-value="https://www.biblia.fo/bible.php?l=fo&amp;b=2&amp;c=24" calcext:value-type="string">
            <text:p>https://www.biblia.fo/bible.php?l=fo&amp;b=2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76:.D76])" office:value-type="string" office:string-value="https://www.biblia.fo/bible.php?l=fo&amp;b=2&amp;c=25" calcext:value-type="string">
            <text:p>https://www.biblia.fo/bible.php?l=fo&amp;b=2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77:.D77])" office:value-type="string" office:string-value="https://www.biblia.fo/bible.php?l=fo&amp;b=2&amp;c=26" calcext:value-type="string">
            <text:p>https://www.biblia.fo/bible.php?l=fo&amp;b=2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78:.D78])" office:value-type="string" office:string-value="https://www.biblia.fo/bible.php?l=fo&amp;b=2&amp;c=27" calcext:value-type="string">
            <text:p>https://www.biblia.fo/bible.php?l=fo&amp;b=2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79:.D79])" office:value-type="string" office:string-value="https://www.biblia.fo/bible.php?l=fo&amp;b=2&amp;c=28" calcext:value-type="string">
            <text:p>https://www.biblia.fo/bible.php?l=fo&amp;b=2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80:.D80])" office:value-type="string" office:string-value="https://www.biblia.fo/bible.php?l=fo&amp;b=2&amp;c=29" calcext:value-type="string">
            <text:p>https://www.biblia.fo/bible.php?l=fo&amp;b=2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81:.D81])" office:value-type="string" office:string-value="https://www.biblia.fo/bible.php?l=fo&amp;b=2&amp;c=30" calcext:value-type="string">
            <text:p>https://www.biblia.fo/bible.php?l=fo&amp;b=2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82:.D82])" office:value-type="string" office:string-value="https://www.biblia.fo/bible.php?l=fo&amp;b=2&amp;c=31" calcext:value-type="string">
            <text:p>https://www.biblia.fo/bible.php?l=fo&amp;b=2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83:.D83])" office:value-type="string" office:string-value="https://www.biblia.fo/bible.php?l=fo&amp;b=2&amp;c=32" calcext:value-type="string">
            <text:p>https://www.biblia.fo/bible.php?l=fo&amp;b=2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84:.D84])" office:value-type="string" office:string-value="https://www.biblia.fo/bible.php?l=fo&amp;b=2&amp;c=33" calcext:value-type="string">
            <text:p>https://www.biblia.fo/bible.php?l=fo&amp;b=2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85:.D85])" office:value-type="string" office:string-value="https://www.biblia.fo/bible.php?l=fo&amp;b=2&amp;c=34" calcext:value-type="string">
            <text:p>https://www.biblia.fo/bible.php?l=fo&amp;b=2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86:.D86])" office:value-type="string" office:string-value="https://www.biblia.fo/bible.php?l=fo&amp;b=2&amp;c=35" calcext:value-type="string">
            <text:p>https://www.biblia.fo/bible.php?l=fo&amp;b=2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87:.D87])" office:value-type="string" office:string-value="https://www.biblia.fo/bible.php?l=fo&amp;b=2&amp;c=36" calcext:value-type="string">
            <text:p>https://www.biblia.fo/bible.php?l=fo&amp;b=2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7" calcext:value-type="float">
            <text:p>37</text:p>
          </table:table-cell>
          <table:table-cell table:formula="of:=COM.MICROSOFT.TEXTJOIN(&quot;&quot;;TRUE();[.A88:.D88])" office:value-type="string" office:string-value="https://www.biblia.fo/bible.php?l=fo&amp;b=2&amp;c=37" calcext:value-type="string">
            <text:p>https://www.biblia.fo/bible.php?l=fo&amp;b=2&amp;c=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8" calcext:value-type="float">
            <text:p>38</text:p>
          </table:table-cell>
          <table:table-cell table:formula="of:=COM.MICROSOFT.TEXTJOIN(&quot;&quot;;TRUE();[.A89:.D89])" office:value-type="string" office:string-value="https://www.biblia.fo/bible.php?l=fo&amp;b=2&amp;c=38" calcext:value-type="string">
            <text:p>https://www.biblia.fo/bible.php?l=fo&amp;b=2&amp;c=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39" calcext:value-type="float">
            <text:p>39</text:p>
          </table:table-cell>
          <table:table-cell table:formula="of:=COM.MICROSOFT.TEXTJOIN(&quot;&quot;;TRUE();[.A90:.D90])" office:value-type="string" office:string-value="https://www.biblia.fo/bible.php?l=fo&amp;b=2&amp;c=39" calcext:value-type="string">
            <text:p>https://www.biblia.fo/bible.php?l=fo&amp;b=2&amp;c=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c=</text:p>
          </table:table-cell>
          <table:table-cell office:value-type="float" office:value="40" calcext:value-type="float">
            <text:p>40</text:p>
          </table:table-cell>
          <table:table-cell table:formula="of:=COM.MICROSOFT.TEXTJOIN(&quot;&quot;;TRUE();[.A91:.D91])" office:value-type="string" office:string-value="https://www.biblia.fo/bible.php?l=fo&amp;b=2&amp;c=40" calcext:value-type="string">
            <text:p>https://www.biblia.fo/bible.php?l=fo&amp;b=2&amp;c=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2:.D92])" office:value-type="string" office:string-value="https://www.biblia.fo/bible.php?l=fo&amp;b=3&amp;c=1" calcext:value-type="string">
            <text:p>https://www.biblia.fo/bible.php?l=fo&amp;b=3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3:.D93])" office:value-type="string" office:string-value="https://www.biblia.fo/bible.php?l=fo&amp;b=3&amp;c=2" calcext:value-type="string">
            <text:p>https://www.biblia.fo/bible.php?l=fo&amp;b=3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4:.D94])" office:value-type="string" office:string-value="https://www.biblia.fo/bible.php?l=fo&amp;b=3&amp;c=3" calcext:value-type="string">
            <text:p>https://www.biblia.fo/bible.php?l=fo&amp;b=3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95:.D95])" office:value-type="string" office:string-value="https://www.biblia.fo/bible.php?l=fo&amp;b=3&amp;c=4" calcext:value-type="string">
            <text:p>https://www.biblia.fo/bible.php?l=fo&amp;b=3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96:.D96])" office:value-type="string" office:string-value="https://www.biblia.fo/bible.php?l=fo&amp;b=3&amp;c=5" calcext:value-type="string">
            <text:p>https://www.biblia.fo/bible.php?l=fo&amp;b=3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97:.D97])" office:value-type="string" office:string-value="https://www.biblia.fo/bible.php?l=fo&amp;b=3&amp;c=6" calcext:value-type="string">
            <text:p>https://www.biblia.fo/bible.php?l=fo&amp;b=3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98:.D98])" office:value-type="string" office:string-value="https://www.biblia.fo/bible.php?l=fo&amp;b=3&amp;c=7" calcext:value-type="string">
            <text:p>https://www.biblia.fo/bible.php?l=fo&amp;b=3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99:.D99])" office:value-type="string" office:string-value="https://www.biblia.fo/bible.php?l=fo&amp;b=3&amp;c=8" calcext:value-type="string">
            <text:p>https://www.biblia.fo/bible.php?l=fo&amp;b=3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00:.D100])" office:value-type="string" office:string-value="https://www.biblia.fo/bible.php?l=fo&amp;b=3&amp;c=9" calcext:value-type="string">
            <text:p>https://www.biblia.fo/bible.php?l=fo&amp;b=3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01:.D101])" office:value-type="string" office:string-value="https://www.biblia.fo/bible.php?l=fo&amp;b=3&amp;c=10" calcext:value-type="string">
            <text:p>https://www.biblia.fo/bible.php?l=fo&amp;b=3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02:.D102])" office:value-type="string" office:string-value="https://www.biblia.fo/bible.php?l=fo&amp;b=3&amp;c=11" calcext:value-type="string">
            <text:p>https://www.biblia.fo/bible.php?l=fo&amp;b=3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03:.D103])" office:value-type="string" office:string-value="https://www.biblia.fo/bible.php?l=fo&amp;b=3&amp;c=12" calcext:value-type="string">
            <text:p>https://www.biblia.fo/bible.php?l=fo&amp;b=3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04:.D104])" office:value-type="string" office:string-value="https://www.biblia.fo/bible.php?l=fo&amp;b=3&amp;c=13" calcext:value-type="string">
            <text:p>https://www.biblia.fo/bible.php?l=fo&amp;b=3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05:.D105])" office:value-type="string" office:string-value="https://www.biblia.fo/bible.php?l=fo&amp;b=3&amp;c=14" calcext:value-type="string">
            <text:p>https://www.biblia.fo/bible.php?l=fo&amp;b=3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06:.D106])" office:value-type="string" office:string-value="https://www.biblia.fo/bible.php?l=fo&amp;b=3&amp;c=15" calcext:value-type="string">
            <text:p>https://www.biblia.fo/bible.php?l=fo&amp;b=3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07:.D107])" office:value-type="string" office:string-value="https://www.biblia.fo/bible.php?l=fo&amp;b=3&amp;c=16" calcext:value-type="string">
            <text:p>https://www.biblia.fo/bible.php?l=fo&amp;b=3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108:.D108])" office:value-type="string" office:string-value="https://www.biblia.fo/bible.php?l=fo&amp;b=3&amp;c=17" calcext:value-type="string">
            <text:p>https://www.biblia.fo/bible.php?l=fo&amp;b=3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109:.D109])" office:value-type="string" office:string-value="https://www.biblia.fo/bible.php?l=fo&amp;b=3&amp;c=18" calcext:value-type="string">
            <text:p>https://www.biblia.fo/bible.php?l=fo&amp;b=3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110:.D110])" office:value-type="string" office:string-value="https://www.biblia.fo/bible.php?l=fo&amp;b=3&amp;c=19" calcext:value-type="string">
            <text:p>https://www.biblia.fo/bible.php?l=fo&amp;b=3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111:.D111])" office:value-type="string" office:string-value="https://www.biblia.fo/bible.php?l=fo&amp;b=3&amp;c=20" calcext:value-type="string">
            <text:p>https://www.biblia.fo/bible.php?l=fo&amp;b=3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112:.D112])" office:value-type="string" office:string-value="https://www.biblia.fo/bible.php?l=fo&amp;b=3&amp;c=21" calcext:value-type="string">
            <text:p>https://www.biblia.fo/bible.php?l=fo&amp;b=3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113:.D113])" office:value-type="string" office:string-value="https://www.biblia.fo/bible.php?l=fo&amp;b=3&amp;c=22" calcext:value-type="string">
            <text:p>https://www.biblia.fo/bible.php?l=fo&amp;b=3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114:.D114])" office:value-type="string" office:string-value="https://www.biblia.fo/bible.php?l=fo&amp;b=3&amp;c=23" calcext:value-type="string">
            <text:p>https://www.biblia.fo/bible.php?l=fo&amp;b=3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115:.D115])" office:value-type="string" office:string-value="https://www.biblia.fo/bible.php?l=fo&amp;b=3&amp;c=24" calcext:value-type="string">
            <text:p>https://www.biblia.fo/bible.php?l=fo&amp;b=3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116:.D116])" office:value-type="string" office:string-value="https://www.biblia.fo/bible.php?l=fo&amp;b=3&amp;c=25" calcext:value-type="string">
            <text:p>https://www.biblia.fo/bible.php?l=fo&amp;b=3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117:.D117])" office:value-type="string" office:string-value="https://www.biblia.fo/bible.php?l=fo&amp;b=3&amp;c=26" calcext:value-type="string">
            <text:p>https://www.biblia.fo/bible.php?l=fo&amp;b=3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118:.D118])" office:value-type="string" office:string-value="https://www.biblia.fo/bible.php?l=fo&amp;b=3&amp;c=27" calcext:value-type="string">
            <text:p>https://www.biblia.fo/bible.php?l=fo&amp;b=3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9:.D119])" office:value-type="string" office:string-value="https://www.biblia.fo/bible.php?l=fo&amp;b=4&amp;c=1" calcext:value-type="string">
            <text:p>https://www.biblia.fo/bible.php?l=fo&amp;b=4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20:.D120])" office:value-type="string" office:string-value="https://www.biblia.fo/bible.php?l=fo&amp;b=4&amp;c=2" calcext:value-type="string">
            <text:p>https://www.biblia.fo/bible.php?l=fo&amp;b=4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21:.D121])" office:value-type="string" office:string-value="https://www.biblia.fo/bible.php?l=fo&amp;b=4&amp;c=3" calcext:value-type="string">
            <text:p>https://www.biblia.fo/bible.php?l=fo&amp;b=4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22:.D122])" office:value-type="string" office:string-value="https://www.biblia.fo/bible.php?l=fo&amp;b=4&amp;c=4" calcext:value-type="string">
            <text:p>https://www.biblia.fo/bible.php?l=fo&amp;b=4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23:.D123])" office:value-type="string" office:string-value="https://www.biblia.fo/bible.php?l=fo&amp;b=4&amp;c=5" calcext:value-type="string">
            <text:p>https://www.biblia.fo/bible.php?l=fo&amp;b=4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24:.D124])" office:value-type="string" office:string-value="https://www.biblia.fo/bible.php?l=fo&amp;b=4&amp;c=6" calcext:value-type="string">
            <text:p>https://www.biblia.fo/bible.php?l=fo&amp;b=4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25:.D125])" office:value-type="string" office:string-value="https://www.biblia.fo/bible.php?l=fo&amp;b=4&amp;c=7" calcext:value-type="string">
            <text:p>https://www.biblia.fo/bible.php?l=fo&amp;b=4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26:.D126])" office:value-type="string" office:string-value="https://www.biblia.fo/bible.php?l=fo&amp;b=4&amp;c=8" calcext:value-type="string">
            <text:p>https://www.biblia.fo/bible.php?l=fo&amp;b=4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27:.D127])" office:value-type="string" office:string-value="https://www.biblia.fo/bible.php?l=fo&amp;b=4&amp;c=9" calcext:value-type="string">
            <text:p>https://www.biblia.fo/bible.php?l=fo&amp;b=4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28:.D128])" office:value-type="string" office:string-value="https://www.biblia.fo/bible.php?l=fo&amp;b=4&amp;c=10" calcext:value-type="string">
            <text:p>https://www.biblia.fo/bible.php?l=fo&amp;b=4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29:.D129])" office:value-type="string" office:string-value="https://www.biblia.fo/bible.php?l=fo&amp;b=4&amp;c=11" calcext:value-type="string">
            <text:p>https://www.biblia.fo/bible.php?l=fo&amp;b=4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30:.D130])" office:value-type="string" office:string-value="https://www.biblia.fo/bible.php?l=fo&amp;b=4&amp;c=12" calcext:value-type="string">
            <text:p>https://www.biblia.fo/bible.php?l=fo&amp;b=4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31:.D131])" office:value-type="string" office:string-value="https://www.biblia.fo/bible.php?l=fo&amp;b=4&amp;c=13" calcext:value-type="string">
            <text:p>https://www.biblia.fo/bible.php?l=fo&amp;b=4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32:.D132])" office:value-type="string" office:string-value="https://www.biblia.fo/bible.php?l=fo&amp;b=4&amp;c=14" calcext:value-type="string">
            <text:p>https://www.biblia.fo/bible.php?l=fo&amp;b=4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33:.D133])" office:value-type="string" office:string-value="https://www.biblia.fo/bible.php?l=fo&amp;b=4&amp;c=15" calcext:value-type="string">
            <text:p>https://www.biblia.fo/bible.php?l=fo&amp;b=4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34:.D134])" office:value-type="string" office:string-value="https://www.biblia.fo/bible.php?l=fo&amp;b=4&amp;c=16" calcext:value-type="string">
            <text:p>https://www.biblia.fo/bible.php?l=fo&amp;b=4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135:.D135])" office:value-type="string" office:string-value="https://www.biblia.fo/bible.php?l=fo&amp;b=4&amp;c=17" calcext:value-type="string">
            <text:p>https://www.biblia.fo/bible.php?l=fo&amp;b=4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136:.D136])" office:value-type="string" office:string-value="https://www.biblia.fo/bible.php?l=fo&amp;b=4&amp;c=18" calcext:value-type="string">
            <text:p>https://www.biblia.fo/bible.php?l=fo&amp;b=4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137:.D137])" office:value-type="string" office:string-value="https://www.biblia.fo/bible.php?l=fo&amp;b=4&amp;c=19" calcext:value-type="string">
            <text:p>https://www.biblia.fo/bible.php?l=fo&amp;b=4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138:.D138])" office:value-type="string" office:string-value="https://www.biblia.fo/bible.php?l=fo&amp;b=4&amp;c=20" calcext:value-type="string">
            <text:p>https://www.biblia.fo/bible.php?l=fo&amp;b=4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139:.D139])" office:value-type="string" office:string-value="https://www.biblia.fo/bible.php?l=fo&amp;b=4&amp;c=21" calcext:value-type="string">
            <text:p>https://www.biblia.fo/bible.php?l=fo&amp;b=4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140:.D140])" office:value-type="string" office:string-value="https://www.biblia.fo/bible.php?l=fo&amp;b=4&amp;c=22" calcext:value-type="string">
            <text:p>https://www.biblia.fo/bible.php?l=fo&amp;b=4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141:.D141])" office:value-type="string" office:string-value="https://www.biblia.fo/bible.php?l=fo&amp;b=4&amp;c=23" calcext:value-type="string">
            <text:p>https://www.biblia.fo/bible.php?l=fo&amp;b=4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142:.D142])" office:value-type="string" office:string-value="https://www.biblia.fo/bible.php?l=fo&amp;b=4&amp;c=24" calcext:value-type="string">
            <text:p>https://www.biblia.fo/bible.php?l=fo&amp;b=4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143:.D143])" office:value-type="string" office:string-value="https://www.biblia.fo/bible.php?l=fo&amp;b=4&amp;c=25" calcext:value-type="string">
            <text:p>https://www.biblia.fo/bible.php?l=fo&amp;b=4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144:.D144])" office:value-type="string" office:string-value="https://www.biblia.fo/bible.php?l=fo&amp;b=4&amp;c=26" calcext:value-type="string">
            <text:p>https://www.biblia.fo/bible.php?l=fo&amp;b=4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145:.D145])" office:value-type="string" office:string-value="https://www.biblia.fo/bible.php?l=fo&amp;b=4&amp;c=27" calcext:value-type="string">
            <text:p>https://www.biblia.fo/bible.php?l=fo&amp;b=4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146:.D146])" office:value-type="string" office:string-value="https://www.biblia.fo/bible.php?l=fo&amp;b=4&amp;c=28" calcext:value-type="string">
            <text:p>https://www.biblia.fo/bible.php?l=fo&amp;b=4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147:.D147])" office:value-type="string" office:string-value="https://www.biblia.fo/bible.php?l=fo&amp;b=4&amp;c=29" calcext:value-type="string">
            <text:p>https://www.biblia.fo/bible.php?l=fo&amp;b=4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148:.D148])" office:value-type="string" office:string-value="https://www.biblia.fo/bible.php?l=fo&amp;b=4&amp;c=30" calcext:value-type="string">
            <text:p>https://www.biblia.fo/bible.php?l=fo&amp;b=4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149:.D149])" office:value-type="string" office:string-value="https://www.biblia.fo/bible.php?l=fo&amp;b=4&amp;c=31" calcext:value-type="string">
            <text:p>https://www.biblia.fo/bible.php?l=fo&amp;b=4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150:.D150])" office:value-type="string" office:string-value="https://www.biblia.fo/bible.php?l=fo&amp;b=4&amp;c=32" calcext:value-type="string">
            <text:p>https://www.biblia.fo/bible.php?l=fo&amp;b=4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151:.D151])" office:value-type="string" office:string-value="https://www.biblia.fo/bible.php?l=fo&amp;b=4&amp;c=33" calcext:value-type="string">
            <text:p>https://www.biblia.fo/bible.php?l=fo&amp;b=4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152:.D152])" office:value-type="string" office:string-value="https://www.biblia.fo/bible.php?l=fo&amp;b=4&amp;c=34" calcext:value-type="string">
            <text:p>https://www.biblia.fo/bible.php?l=fo&amp;b=4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153:.D153])" office:value-type="string" office:string-value="https://www.biblia.fo/bible.php?l=fo&amp;b=4&amp;c=35" calcext:value-type="string">
            <text:p>https://www.biblia.fo/bible.php?l=fo&amp;b=4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154:.D154])" office:value-type="string" office:string-value="https://www.biblia.fo/bible.php?l=fo&amp;b=4&amp;c=36" calcext:value-type="string">
            <text:p>https://www.biblia.fo/bible.php?l=fo&amp;b=4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55:.D155])" office:value-type="string" office:string-value="https://www.biblia.fo/bible.php?l=fo&amp;b=5&amp;c=1" calcext:value-type="string">
            <text:p>https://www.biblia.fo/bible.php?l=fo&amp;b=5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56:.D156])" office:value-type="string" office:string-value="https://www.biblia.fo/bible.php?l=fo&amp;b=5&amp;c=2" calcext:value-type="string">
            <text:p>https://www.biblia.fo/bible.php?l=fo&amp;b=5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57:.D157])" office:value-type="string" office:string-value="https://www.biblia.fo/bible.php?l=fo&amp;b=5&amp;c=3" calcext:value-type="string">
            <text:p>https://www.biblia.fo/bible.php?l=fo&amp;b=5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58:.D158])" office:value-type="string" office:string-value="https://www.biblia.fo/bible.php?l=fo&amp;b=5&amp;c=4" calcext:value-type="string">
            <text:p>https://www.biblia.fo/bible.php?l=fo&amp;b=5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59:.D159])" office:value-type="string" office:string-value="https://www.biblia.fo/bible.php?l=fo&amp;b=5&amp;c=5" calcext:value-type="string">
            <text:p>https://www.biblia.fo/bible.php?l=fo&amp;b=5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60:.D160])" office:value-type="string" office:string-value="https://www.biblia.fo/bible.php?l=fo&amp;b=5&amp;c=6" calcext:value-type="string">
            <text:p>https://www.biblia.fo/bible.php?l=fo&amp;b=5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61:.D161])" office:value-type="string" office:string-value="https://www.biblia.fo/bible.php?l=fo&amp;b=5&amp;c=7" calcext:value-type="string">
            <text:p>https://www.biblia.fo/bible.php?l=fo&amp;b=5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62:.D162])" office:value-type="string" office:string-value="https://www.biblia.fo/bible.php?l=fo&amp;b=5&amp;c=8" calcext:value-type="string">
            <text:p>https://www.biblia.fo/bible.php?l=fo&amp;b=5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63:.D163])" office:value-type="string" office:string-value="https://www.biblia.fo/bible.php?l=fo&amp;b=5&amp;c=9" calcext:value-type="string">
            <text:p>https://www.biblia.fo/bible.php?l=fo&amp;b=5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64:.D164])" office:value-type="string" office:string-value="https://www.biblia.fo/bible.php?l=fo&amp;b=5&amp;c=10" calcext:value-type="string">
            <text:p>https://www.biblia.fo/bible.php?l=fo&amp;b=5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65:.D165])" office:value-type="string" office:string-value="https://www.biblia.fo/bible.php?l=fo&amp;b=5&amp;c=11" calcext:value-type="string">
            <text:p>https://www.biblia.fo/bible.php?l=fo&amp;b=5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66:.D166])" office:value-type="string" office:string-value="https://www.biblia.fo/bible.php?l=fo&amp;b=5&amp;c=12" calcext:value-type="string">
            <text:p>https://www.biblia.fo/bible.php?l=fo&amp;b=5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67:.D167])" office:value-type="string" office:string-value="https://www.biblia.fo/bible.php?l=fo&amp;b=5&amp;c=13" calcext:value-type="string">
            <text:p>https://www.biblia.fo/bible.php?l=fo&amp;b=5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68:.D168])" office:value-type="string" office:string-value="https://www.biblia.fo/bible.php?l=fo&amp;b=5&amp;c=14" calcext:value-type="string">
            <text:p>https://www.biblia.fo/bible.php?l=fo&amp;b=5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69:.D169])" office:value-type="string" office:string-value="https://www.biblia.fo/bible.php?l=fo&amp;b=5&amp;c=15" calcext:value-type="string">
            <text:p>https://www.biblia.fo/bible.php?l=fo&amp;b=5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70:.D170])" office:value-type="string" office:string-value="https://www.biblia.fo/bible.php?l=fo&amp;b=5&amp;c=16" calcext:value-type="string">
            <text:p>https://www.biblia.fo/bible.php?l=fo&amp;b=5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171:.D171])" office:value-type="string" office:string-value="https://www.biblia.fo/bible.php?l=fo&amp;b=5&amp;c=17" calcext:value-type="string">
            <text:p>https://www.biblia.fo/bible.php?l=fo&amp;b=5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172:.D172])" office:value-type="string" office:string-value="https://www.biblia.fo/bible.php?l=fo&amp;b=5&amp;c=18" calcext:value-type="string">
            <text:p>https://www.biblia.fo/bible.php?l=fo&amp;b=5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173:.D173])" office:value-type="string" office:string-value="https://www.biblia.fo/bible.php?l=fo&amp;b=5&amp;c=19" calcext:value-type="string">
            <text:p>https://www.biblia.fo/bible.php?l=fo&amp;b=5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174:.D174])" office:value-type="string" office:string-value="https://www.biblia.fo/bible.php?l=fo&amp;b=5&amp;c=20" calcext:value-type="string">
            <text:p>https://www.biblia.fo/bible.php?l=fo&amp;b=5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175:.D175])" office:value-type="string" office:string-value="https://www.biblia.fo/bible.php?l=fo&amp;b=5&amp;c=21" calcext:value-type="string">
            <text:p>https://www.biblia.fo/bible.php?l=fo&amp;b=5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176:.D176])" office:value-type="string" office:string-value="https://www.biblia.fo/bible.php?l=fo&amp;b=5&amp;c=22" calcext:value-type="string">
            <text:p>https://www.biblia.fo/bible.php?l=fo&amp;b=5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177:.D177])" office:value-type="string" office:string-value="https://www.biblia.fo/bible.php?l=fo&amp;b=5&amp;c=23" calcext:value-type="string">
            <text:p>https://www.biblia.fo/bible.php?l=fo&amp;b=5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178:.D178])" office:value-type="string" office:string-value="https://www.biblia.fo/bible.php?l=fo&amp;b=5&amp;c=24" calcext:value-type="string">
            <text:p>https://www.biblia.fo/bible.php?l=fo&amp;b=5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179:.D179])" office:value-type="string" office:string-value="https://www.biblia.fo/bible.php?l=fo&amp;b=5&amp;c=25" calcext:value-type="string">
            <text:p>https://www.biblia.fo/bible.php?l=fo&amp;b=5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180:.D180])" office:value-type="string" office:string-value="https://www.biblia.fo/bible.php?l=fo&amp;b=5&amp;c=26" calcext:value-type="string">
            <text:p>https://www.biblia.fo/bible.php?l=fo&amp;b=5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181:.D181])" office:value-type="string" office:string-value="https://www.biblia.fo/bible.php?l=fo&amp;b=5&amp;c=27" calcext:value-type="string">
            <text:p>https://www.biblia.fo/bible.php?l=fo&amp;b=5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182:.D182])" office:value-type="string" office:string-value="https://www.biblia.fo/bible.php?l=fo&amp;b=5&amp;c=28" calcext:value-type="string">
            <text:p>https://www.biblia.fo/bible.php?l=fo&amp;b=5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183:.D183])" office:value-type="string" office:string-value="https://www.biblia.fo/bible.php?l=fo&amp;b=5&amp;c=29" calcext:value-type="string">
            <text:p>https://www.biblia.fo/bible.php?l=fo&amp;b=5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184:.D184])" office:value-type="string" office:string-value="https://www.biblia.fo/bible.php?l=fo&amp;b=5&amp;c=30" calcext:value-type="string">
            <text:p>https://www.biblia.fo/bible.php?l=fo&amp;b=5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185:.D185])" office:value-type="string" office:string-value="https://www.biblia.fo/bible.php?l=fo&amp;b=5&amp;c=31" calcext:value-type="string">
            <text:p>https://www.biblia.fo/bible.php?l=fo&amp;b=5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186:.D186])" office:value-type="string" office:string-value="https://www.biblia.fo/bible.php?l=fo&amp;b=5&amp;c=32" calcext:value-type="string">
            <text:p>https://www.biblia.fo/bible.php?l=fo&amp;b=5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187:.D187])" office:value-type="string" office:string-value="https://www.biblia.fo/bible.php?l=fo&amp;b=5&amp;c=33" calcext:value-type="string">
            <text:p>https://www.biblia.fo/bible.php?l=fo&amp;b=5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188:.D188])" office:value-type="string" office:string-value="https://www.biblia.fo/bible.php?l=fo&amp;b=5&amp;c=34" calcext:value-type="string">
            <text:p>https://www.biblia.fo/bible.php?l=fo&amp;b=5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89:.D189])" office:value-type="string" office:string-value="https://www.biblia.fo/bible.php?l=fo&amp;b=6&amp;c=1" calcext:value-type="string">
            <text:p>https://www.biblia.fo/bible.php?l=fo&amp;b=6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90:.D190])" office:value-type="string" office:string-value="https://www.biblia.fo/bible.php?l=fo&amp;b=6&amp;c=2" calcext:value-type="string">
            <text:p>https://www.biblia.fo/bible.php?l=fo&amp;b=6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91:.D191])" office:value-type="string" office:string-value="https://www.biblia.fo/bible.php?l=fo&amp;b=6&amp;c=3" calcext:value-type="string">
            <text:p>https://www.biblia.fo/bible.php?l=fo&amp;b=6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92:.D192])" office:value-type="string" office:string-value="https://www.biblia.fo/bible.php?l=fo&amp;b=6&amp;c=4" calcext:value-type="string">
            <text:p>https://www.biblia.fo/bible.php?l=fo&amp;b=6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93:.D193])" office:value-type="string" office:string-value="https://www.biblia.fo/bible.php?l=fo&amp;b=6&amp;c=5" calcext:value-type="string">
            <text:p>https://www.biblia.fo/bible.php?l=fo&amp;b=6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94:.D194])" office:value-type="string" office:string-value="https://www.biblia.fo/bible.php?l=fo&amp;b=6&amp;c=6" calcext:value-type="string">
            <text:p>https://www.biblia.fo/bible.php?l=fo&amp;b=6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95:.D195])" office:value-type="string" office:string-value="https://www.biblia.fo/bible.php?l=fo&amp;b=6&amp;c=7" calcext:value-type="string">
            <text:p>https://www.biblia.fo/bible.php?l=fo&amp;b=6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96:.D196])" office:value-type="string" office:string-value="https://www.biblia.fo/bible.php?l=fo&amp;b=6&amp;c=8" calcext:value-type="string">
            <text:p>https://www.biblia.fo/bible.php?l=fo&amp;b=6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97:.D197])" office:value-type="string" office:string-value="https://www.biblia.fo/bible.php?l=fo&amp;b=6&amp;c=9" calcext:value-type="string">
            <text:p>https://www.biblia.fo/bible.php?l=fo&amp;b=6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98:.D198])" office:value-type="string" office:string-value="https://www.biblia.fo/bible.php?l=fo&amp;b=6&amp;c=10" calcext:value-type="string">
            <text:p>https://www.biblia.fo/bible.php?l=fo&amp;b=6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99:.D199])" office:value-type="string" office:string-value="https://www.biblia.fo/bible.php?l=fo&amp;b=6&amp;c=11" calcext:value-type="string">
            <text:p>https://www.biblia.fo/bible.php?l=fo&amp;b=6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200:.D200])" office:value-type="string" office:string-value="https://www.biblia.fo/bible.php?l=fo&amp;b=6&amp;c=12" calcext:value-type="string">
            <text:p>https://www.biblia.fo/bible.php?l=fo&amp;b=6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201:.D201])" office:value-type="string" office:string-value="https://www.biblia.fo/bible.php?l=fo&amp;b=6&amp;c=13" calcext:value-type="string">
            <text:p>https://www.biblia.fo/bible.php?l=fo&amp;b=6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202:.D202])" office:value-type="string" office:string-value="https://www.biblia.fo/bible.php?l=fo&amp;b=6&amp;c=14" calcext:value-type="string">
            <text:p>https://www.biblia.fo/bible.php?l=fo&amp;b=6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203:.D203])" office:value-type="string" office:string-value="https://www.biblia.fo/bible.php?l=fo&amp;b=6&amp;c=15" calcext:value-type="string">
            <text:p>https://www.biblia.fo/bible.php?l=fo&amp;b=6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204:.D204])" office:value-type="string" office:string-value="https://www.biblia.fo/bible.php?l=fo&amp;b=6&amp;c=16" calcext:value-type="string">
            <text:p>https://www.biblia.fo/bible.php?l=fo&amp;b=6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205:.D205])" office:value-type="string" office:string-value="https://www.biblia.fo/bible.php?l=fo&amp;b=6&amp;c=17" calcext:value-type="string">
            <text:p>https://www.biblia.fo/bible.php?l=fo&amp;b=6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206:.D206])" office:value-type="string" office:string-value="https://www.biblia.fo/bible.php?l=fo&amp;b=6&amp;c=18" calcext:value-type="string">
            <text:p>https://www.biblia.fo/bible.php?l=fo&amp;b=6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207:.D207])" office:value-type="string" office:string-value="https://www.biblia.fo/bible.php?l=fo&amp;b=6&amp;c=19" calcext:value-type="string">
            <text:p>https://www.biblia.fo/bible.php?l=fo&amp;b=6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208:.D208])" office:value-type="string" office:string-value="https://www.biblia.fo/bible.php?l=fo&amp;b=6&amp;c=20" calcext:value-type="string">
            <text:p>https://www.biblia.fo/bible.php?l=fo&amp;b=6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209:.D209])" office:value-type="string" office:string-value="https://www.biblia.fo/bible.php?l=fo&amp;b=6&amp;c=21" calcext:value-type="string">
            <text:p>https://www.biblia.fo/bible.php?l=fo&amp;b=6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210:.D210])" office:value-type="string" office:string-value="https://www.biblia.fo/bible.php?l=fo&amp;b=6&amp;c=22" calcext:value-type="string">
            <text:p>https://www.biblia.fo/bible.php?l=fo&amp;b=6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211:.D211])" office:value-type="string" office:string-value="https://www.biblia.fo/bible.php?l=fo&amp;b=6&amp;c=23" calcext:value-type="string">
            <text:p>https://www.biblia.fo/bible.php?l=fo&amp;b=6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212:.D212])" office:value-type="string" office:string-value="https://www.biblia.fo/bible.php?l=fo&amp;b=6&amp;c=24" calcext:value-type="string">
            <text:p>https://www.biblia.fo/bible.php?l=fo&amp;b=6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213:.D213])" office:value-type="string" office:string-value="https://www.biblia.fo/bible.php?l=fo&amp;b=7&amp;c=1" calcext:value-type="string">
            <text:p>https://www.biblia.fo/bible.php?l=fo&amp;b=7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214:.D214])" office:value-type="string" office:string-value="https://www.biblia.fo/bible.php?l=fo&amp;b=7&amp;c=2" calcext:value-type="string">
            <text:p>https://www.biblia.fo/bible.php?l=fo&amp;b=7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215:.D215])" office:value-type="string" office:string-value="https://www.biblia.fo/bible.php?l=fo&amp;b=7&amp;c=3" calcext:value-type="string">
            <text:p>https://www.biblia.fo/bible.php?l=fo&amp;b=7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216:.D216])" office:value-type="string" office:string-value="https://www.biblia.fo/bible.php?l=fo&amp;b=7&amp;c=4" calcext:value-type="string">
            <text:p>https://www.biblia.fo/bible.php?l=fo&amp;b=7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217:.D217])" office:value-type="string" office:string-value="https://www.biblia.fo/bible.php?l=fo&amp;b=7&amp;c=5" calcext:value-type="string">
            <text:p>https://www.biblia.fo/bible.php?l=fo&amp;b=7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218:.D218])" office:value-type="string" office:string-value="https://www.biblia.fo/bible.php?l=fo&amp;b=7&amp;c=6" calcext:value-type="string">
            <text:p>https://www.biblia.fo/bible.php?l=fo&amp;b=7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219:.D219])" office:value-type="string" office:string-value="https://www.biblia.fo/bible.php?l=fo&amp;b=7&amp;c=7" calcext:value-type="string">
            <text:p>https://www.biblia.fo/bible.php?l=fo&amp;b=7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220:.D220])" office:value-type="string" office:string-value="https://www.biblia.fo/bible.php?l=fo&amp;b=7&amp;c=8" calcext:value-type="string">
            <text:p>https://www.biblia.fo/bible.php?l=fo&amp;b=7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221:.D221])" office:value-type="string" office:string-value="https://www.biblia.fo/bible.php?l=fo&amp;b=7&amp;c=9" calcext:value-type="string">
            <text:p>https://www.biblia.fo/bible.php?l=fo&amp;b=7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222:.D222])" office:value-type="string" office:string-value="https://www.biblia.fo/bible.php?l=fo&amp;b=7&amp;c=10" calcext:value-type="string">
            <text:p>https://www.biblia.fo/bible.php?l=fo&amp;b=7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223:.D223])" office:value-type="string" office:string-value="https://www.biblia.fo/bible.php?l=fo&amp;b=7&amp;c=11" calcext:value-type="string">
            <text:p>https://www.biblia.fo/bible.php?l=fo&amp;b=7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224:.D224])" office:value-type="string" office:string-value="https://www.biblia.fo/bible.php?l=fo&amp;b=7&amp;c=12" calcext:value-type="string">
            <text:p>https://www.biblia.fo/bible.php?l=fo&amp;b=7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225:.D225])" office:value-type="string" office:string-value="https://www.biblia.fo/bible.php?l=fo&amp;b=7&amp;c=13" calcext:value-type="string">
            <text:p>https://www.biblia.fo/bible.php?l=fo&amp;b=7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226:.D226])" office:value-type="string" office:string-value="https://www.biblia.fo/bible.php?l=fo&amp;b=7&amp;c=14" calcext:value-type="string">
            <text:p>https://www.biblia.fo/bible.php?l=fo&amp;b=7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227:.D227])" office:value-type="string" office:string-value="https://www.biblia.fo/bible.php?l=fo&amp;b=7&amp;c=15" calcext:value-type="string">
            <text:p>https://www.biblia.fo/bible.php?l=fo&amp;b=7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228:.D228])" office:value-type="string" office:string-value="https://www.biblia.fo/bible.php?l=fo&amp;b=7&amp;c=16" calcext:value-type="string">
            <text:p>https://www.biblia.fo/bible.php?l=fo&amp;b=7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229:.D229])" office:value-type="string" office:string-value="https://www.biblia.fo/bible.php?l=fo&amp;b=7&amp;c=17" calcext:value-type="string">
            <text:p>https://www.biblia.fo/bible.php?l=fo&amp;b=7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230:.D230])" office:value-type="string" office:string-value="https://www.biblia.fo/bible.php?l=fo&amp;b=7&amp;c=18" calcext:value-type="string">
            <text:p>https://www.biblia.fo/bible.php?l=fo&amp;b=7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231:.D231])" office:value-type="string" office:string-value="https://www.biblia.fo/bible.php?l=fo&amp;b=7&amp;c=19" calcext:value-type="string">
            <text:p>https://www.biblia.fo/bible.php?l=fo&amp;b=7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232:.D232])" office:value-type="string" office:string-value="https://www.biblia.fo/bible.php?l=fo&amp;b=7&amp;c=20" calcext:value-type="string">
            <text:p>https://www.biblia.fo/bible.php?l=fo&amp;b=7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233:.D233])" office:value-type="string" office:string-value="https://www.biblia.fo/bible.php?l=fo&amp;b=7&amp;c=21" calcext:value-type="string">
            <text:p>https://www.biblia.fo/bible.php?l=fo&amp;b=7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234:.D234])" office:value-type="string" office:string-value="https://www.biblia.fo/bible.php?l=fo&amp;b=8&amp;c=1" calcext:value-type="string">
            <text:p>https://www.biblia.fo/bible.php?l=fo&amp;b=8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235:.D235])" office:value-type="string" office:string-value="https://www.biblia.fo/bible.php?l=fo&amp;b=8&amp;c=2" calcext:value-type="string">
            <text:p>https://www.biblia.fo/bible.php?l=fo&amp;b=8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236:.D236])" office:value-type="string" office:string-value="https://www.biblia.fo/bible.php?l=fo&amp;b=8&amp;c=3" calcext:value-type="string">
            <text:p>https://www.biblia.fo/bible.php?l=fo&amp;b=8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237:.D237])" office:value-type="string" office:string-value="https://www.biblia.fo/bible.php?l=fo&amp;b=8&amp;c=4" calcext:value-type="string">
            <text:p>https://www.biblia.fo/bible.php?l=fo&amp;b=8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238:.D238])" office:value-type="string" office:string-value="https://www.biblia.fo/bible.php?l=fo&amp;b=9&amp;c=1" calcext:value-type="string">
            <text:p>https://www.biblia.fo/bible.php?l=fo&amp;b=9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239:.D239])" office:value-type="string" office:string-value="https://www.biblia.fo/bible.php?l=fo&amp;b=9&amp;c=2" calcext:value-type="string">
            <text:p>https://www.biblia.fo/bible.php?l=fo&amp;b=9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240:.D240])" office:value-type="string" office:string-value="https://www.biblia.fo/bible.php?l=fo&amp;b=9&amp;c=3" calcext:value-type="string">
            <text:p>https://www.biblia.fo/bible.php?l=fo&amp;b=9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241:.D241])" office:value-type="string" office:string-value="https://www.biblia.fo/bible.php?l=fo&amp;b=9&amp;c=4" calcext:value-type="string">
            <text:p>https://www.biblia.fo/bible.php?l=fo&amp;b=9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242:.D242])" office:value-type="string" office:string-value="https://www.biblia.fo/bible.php?l=fo&amp;b=9&amp;c=5" calcext:value-type="string">
            <text:p>https://www.biblia.fo/bible.php?l=fo&amp;b=9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243:.D243])" office:value-type="string" office:string-value="https://www.biblia.fo/bible.php?l=fo&amp;b=9&amp;c=6" calcext:value-type="string">
            <text:p>https://www.biblia.fo/bible.php?l=fo&amp;b=9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244:.D244])" office:value-type="string" office:string-value="https://www.biblia.fo/bible.php?l=fo&amp;b=9&amp;c=7" calcext:value-type="string">
            <text:p>https://www.biblia.fo/bible.php?l=fo&amp;b=9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245:.D245])" office:value-type="string" office:string-value="https://www.biblia.fo/bible.php?l=fo&amp;b=9&amp;c=8" calcext:value-type="string">
            <text:p>https://www.biblia.fo/bible.php?l=fo&amp;b=9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246:.D246])" office:value-type="string" office:string-value="https://www.biblia.fo/bible.php?l=fo&amp;b=9&amp;c=9" calcext:value-type="string">
            <text:p>https://www.biblia.fo/bible.php?l=fo&amp;b=9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247:.D247])" office:value-type="string" office:string-value="https://www.biblia.fo/bible.php?l=fo&amp;b=9&amp;c=10" calcext:value-type="string">
            <text:p>https://www.biblia.fo/bible.php?l=fo&amp;b=9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248:.D248])" office:value-type="string" office:string-value="https://www.biblia.fo/bible.php?l=fo&amp;b=9&amp;c=11" calcext:value-type="string">
            <text:p>https://www.biblia.fo/bible.php?l=fo&amp;b=9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249:.D249])" office:value-type="string" office:string-value="https://www.biblia.fo/bible.php?l=fo&amp;b=9&amp;c=12" calcext:value-type="string">
            <text:p>https://www.biblia.fo/bible.php?l=fo&amp;b=9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250:.D250])" office:value-type="string" office:string-value="https://www.biblia.fo/bible.php?l=fo&amp;b=9&amp;c=13" calcext:value-type="string">
            <text:p>https://www.biblia.fo/bible.php?l=fo&amp;b=9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251:.D251])" office:value-type="string" office:string-value="https://www.biblia.fo/bible.php?l=fo&amp;b=9&amp;c=14" calcext:value-type="string">
            <text:p>https://www.biblia.fo/bible.php?l=fo&amp;b=9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252:.D252])" office:value-type="string" office:string-value="https://www.biblia.fo/bible.php?l=fo&amp;b=9&amp;c=15" calcext:value-type="string">
            <text:p>https://www.biblia.fo/bible.php?l=fo&amp;b=9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253:.D253])" office:value-type="string" office:string-value="https://www.biblia.fo/bible.php?l=fo&amp;b=9&amp;c=16" calcext:value-type="string">
            <text:p>https://www.biblia.fo/bible.php?l=fo&amp;b=9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254:.D254])" office:value-type="string" office:string-value="https://www.biblia.fo/bible.php?l=fo&amp;b=9&amp;c=17" calcext:value-type="string">
            <text:p>https://www.biblia.fo/bible.php?l=fo&amp;b=9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255:.D255])" office:value-type="string" office:string-value="https://www.biblia.fo/bible.php?l=fo&amp;b=9&amp;c=18" calcext:value-type="string">
            <text:p>https://www.biblia.fo/bible.php?l=fo&amp;b=9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256:.D256])" office:value-type="string" office:string-value="https://www.biblia.fo/bible.php?l=fo&amp;b=9&amp;c=19" calcext:value-type="string">
            <text:p>https://www.biblia.fo/bible.php?l=fo&amp;b=9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257:.D257])" office:value-type="string" office:string-value="https://www.biblia.fo/bible.php?l=fo&amp;b=9&amp;c=20" calcext:value-type="string">
            <text:p>https://www.biblia.fo/bible.php?l=fo&amp;b=9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258:.D258])" office:value-type="string" office:string-value="https://www.biblia.fo/bible.php?l=fo&amp;b=9&amp;c=21" calcext:value-type="string">
            <text:p>https://www.biblia.fo/bible.php?l=fo&amp;b=9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259:.D259])" office:value-type="string" office:string-value="https://www.biblia.fo/bible.php?l=fo&amp;b=9&amp;c=22" calcext:value-type="string">
            <text:p>https://www.biblia.fo/bible.php?l=fo&amp;b=9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260:.D260])" office:value-type="string" office:string-value="https://www.biblia.fo/bible.php?l=fo&amp;b=9&amp;c=23" calcext:value-type="string">
            <text:p>https://www.biblia.fo/bible.php?l=fo&amp;b=9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261:.D261])" office:value-type="string" office:string-value="https://www.biblia.fo/bible.php?l=fo&amp;b=9&amp;c=24" calcext:value-type="string">
            <text:p>https://www.biblia.fo/bible.php?l=fo&amp;b=9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262:.D262])" office:value-type="string" office:string-value="https://www.biblia.fo/bible.php?l=fo&amp;b=9&amp;c=25" calcext:value-type="string">
            <text:p>https://www.biblia.fo/bible.php?l=fo&amp;b=9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263:.D263])" office:value-type="string" office:string-value="https://www.biblia.fo/bible.php?l=fo&amp;b=9&amp;c=26" calcext:value-type="string">
            <text:p>https://www.biblia.fo/bible.php?l=fo&amp;b=9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264:.D264])" office:value-type="string" office:string-value="https://www.biblia.fo/bible.php?l=fo&amp;b=9&amp;c=27" calcext:value-type="string">
            <text:p>https://www.biblia.fo/bible.php?l=fo&amp;b=9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265:.D265])" office:value-type="string" office:string-value="https://www.biblia.fo/bible.php?l=fo&amp;b=9&amp;c=28" calcext:value-type="string">
            <text:p>https://www.biblia.fo/bible.php?l=fo&amp;b=9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266:.D266])" office:value-type="string" office:string-value="https://www.biblia.fo/bible.php?l=fo&amp;b=9&amp;c=29" calcext:value-type="string">
            <text:p>https://www.biblia.fo/bible.php?l=fo&amp;b=9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267:.D267])" office:value-type="string" office:string-value="https://www.biblia.fo/bible.php?l=fo&amp;b=9&amp;c=30" calcext:value-type="string">
            <text:p>https://www.biblia.fo/bible.php?l=fo&amp;b=9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268:.D268])" office:value-type="string" office:string-value="https://www.biblia.fo/bible.php?l=fo&amp;b=9&amp;c=31" calcext:value-type="string">
            <text:p>https://www.biblia.fo/bible.php?l=fo&amp;b=9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269:.D269])" office:value-type="string" office:string-value="https://www.biblia.fo/bible.php?l=fo&amp;b=10&amp;c=1" calcext:value-type="string">
            <text:p>https://www.biblia.fo/bible.php?l=fo&amp;b=10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270:.D270])" office:value-type="string" office:string-value="https://www.biblia.fo/bible.php?l=fo&amp;b=10&amp;c=2" calcext:value-type="string">
            <text:p>https://www.biblia.fo/bible.php?l=fo&amp;b=10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271:.D271])" office:value-type="string" office:string-value="https://www.biblia.fo/bible.php?l=fo&amp;b=10&amp;c=3" calcext:value-type="string">
            <text:p>https://www.biblia.fo/bible.php?l=fo&amp;b=10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272:.D272])" office:value-type="string" office:string-value="https://www.biblia.fo/bible.php?l=fo&amp;b=10&amp;c=4" calcext:value-type="string">
            <text:p>https://www.biblia.fo/bible.php?l=fo&amp;b=10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273:.D273])" office:value-type="string" office:string-value="https://www.biblia.fo/bible.php?l=fo&amp;b=10&amp;c=5" calcext:value-type="string">
            <text:p>https://www.biblia.fo/bible.php?l=fo&amp;b=10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274:.D274])" office:value-type="string" office:string-value="https://www.biblia.fo/bible.php?l=fo&amp;b=10&amp;c=6" calcext:value-type="string">
            <text:p>https://www.biblia.fo/bible.php?l=fo&amp;b=10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275:.D275])" office:value-type="string" office:string-value="https://www.biblia.fo/bible.php?l=fo&amp;b=10&amp;c=7" calcext:value-type="string">
            <text:p>https://www.biblia.fo/bible.php?l=fo&amp;b=10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276:.D276])" office:value-type="string" office:string-value="https://www.biblia.fo/bible.php?l=fo&amp;b=10&amp;c=8" calcext:value-type="string">
            <text:p>https://www.biblia.fo/bible.php?l=fo&amp;b=10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277:.D277])" office:value-type="string" office:string-value="https://www.biblia.fo/bible.php?l=fo&amp;b=10&amp;c=9" calcext:value-type="string">
            <text:p>https://www.biblia.fo/bible.php?l=fo&amp;b=10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278:.D278])" office:value-type="string" office:string-value="https://www.biblia.fo/bible.php?l=fo&amp;b=10&amp;c=10" calcext:value-type="string">
            <text:p>https://www.biblia.fo/bible.php?l=fo&amp;b=10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279:.D279])" office:value-type="string" office:string-value="https://www.biblia.fo/bible.php?l=fo&amp;b=10&amp;c=11" calcext:value-type="string">
            <text:p>https://www.biblia.fo/bible.php?l=fo&amp;b=10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280:.D280])" office:value-type="string" office:string-value="https://www.biblia.fo/bible.php?l=fo&amp;b=10&amp;c=12" calcext:value-type="string">
            <text:p>https://www.biblia.fo/bible.php?l=fo&amp;b=10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281:.D281])" office:value-type="string" office:string-value="https://www.biblia.fo/bible.php?l=fo&amp;b=10&amp;c=13" calcext:value-type="string">
            <text:p>https://www.biblia.fo/bible.php?l=fo&amp;b=10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282:.D282])" office:value-type="string" office:string-value="https://www.biblia.fo/bible.php?l=fo&amp;b=10&amp;c=14" calcext:value-type="string">
            <text:p>https://www.biblia.fo/bible.php?l=fo&amp;b=10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283:.D283])" office:value-type="string" office:string-value="https://www.biblia.fo/bible.php?l=fo&amp;b=10&amp;c=15" calcext:value-type="string">
            <text:p>https://www.biblia.fo/bible.php?l=fo&amp;b=10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284:.D284])" office:value-type="string" office:string-value="https://www.biblia.fo/bible.php?l=fo&amp;b=10&amp;c=16" calcext:value-type="string">
            <text:p>https://www.biblia.fo/bible.php?l=fo&amp;b=10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285:.D285])" office:value-type="string" office:string-value="https://www.biblia.fo/bible.php?l=fo&amp;b=10&amp;c=17" calcext:value-type="string">
            <text:p>https://www.biblia.fo/bible.php?l=fo&amp;b=10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286:.D286])" office:value-type="string" office:string-value="https://www.biblia.fo/bible.php?l=fo&amp;b=10&amp;c=18" calcext:value-type="string">
            <text:p>https://www.biblia.fo/bible.php?l=fo&amp;b=10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287:.D287])" office:value-type="string" office:string-value="https://www.biblia.fo/bible.php?l=fo&amp;b=10&amp;c=19" calcext:value-type="string">
            <text:p>https://www.biblia.fo/bible.php?l=fo&amp;b=10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288:.D288])" office:value-type="string" office:string-value="https://www.biblia.fo/bible.php?l=fo&amp;b=10&amp;c=20" calcext:value-type="string">
            <text:p>https://www.biblia.fo/bible.php?l=fo&amp;b=10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289:.D289])" office:value-type="string" office:string-value="https://www.biblia.fo/bible.php?l=fo&amp;b=10&amp;c=21" calcext:value-type="string">
            <text:p>https://www.biblia.fo/bible.php?l=fo&amp;b=10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290:.D290])" office:value-type="string" office:string-value="https://www.biblia.fo/bible.php?l=fo&amp;b=10&amp;c=22" calcext:value-type="string">
            <text:p>https://www.biblia.fo/bible.php?l=fo&amp;b=10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291:.D291])" office:value-type="string" office:string-value="https://www.biblia.fo/bible.php?l=fo&amp;b=10&amp;c=23" calcext:value-type="string">
            <text:p>https://www.biblia.fo/bible.php?l=fo&amp;b=10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292:.D292])" office:value-type="string" office:string-value="https://www.biblia.fo/bible.php?l=fo&amp;b=10&amp;c=24" calcext:value-type="string">
            <text:p>https://www.biblia.fo/bible.php?l=fo&amp;b=10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293:.D293])" office:value-type="string" office:string-value="https://www.biblia.fo/bible.php?l=fo&amp;b=11&amp;c=1" calcext:value-type="string">
            <text:p>https://www.biblia.fo/bible.php?l=fo&amp;b=11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294:.D294])" office:value-type="string" office:string-value="https://www.biblia.fo/bible.php?l=fo&amp;b=11&amp;c=2" calcext:value-type="string">
            <text:p>https://www.biblia.fo/bible.php?l=fo&amp;b=11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295:.D295])" office:value-type="string" office:string-value="https://www.biblia.fo/bible.php?l=fo&amp;b=11&amp;c=3" calcext:value-type="string">
            <text:p>https://www.biblia.fo/bible.php?l=fo&amp;b=11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296:.D296])" office:value-type="string" office:string-value="https://www.biblia.fo/bible.php?l=fo&amp;b=11&amp;c=4" calcext:value-type="string">
            <text:p>https://www.biblia.fo/bible.php?l=fo&amp;b=11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297:.D297])" office:value-type="string" office:string-value="https://www.biblia.fo/bible.php?l=fo&amp;b=11&amp;c=5" calcext:value-type="string">
            <text:p>https://www.biblia.fo/bible.php?l=fo&amp;b=11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298:.D298])" office:value-type="string" office:string-value="https://www.biblia.fo/bible.php?l=fo&amp;b=11&amp;c=6" calcext:value-type="string">
            <text:p>https://www.biblia.fo/bible.php?l=fo&amp;b=11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299:.D299])" office:value-type="string" office:string-value="https://www.biblia.fo/bible.php?l=fo&amp;b=11&amp;c=7" calcext:value-type="string">
            <text:p>https://www.biblia.fo/bible.php?l=fo&amp;b=11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300:.D300])" office:value-type="string" office:string-value="https://www.biblia.fo/bible.php?l=fo&amp;b=11&amp;c=8" calcext:value-type="string">
            <text:p>https://www.biblia.fo/bible.php?l=fo&amp;b=11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301:.D301])" office:value-type="string" office:string-value="https://www.biblia.fo/bible.php?l=fo&amp;b=11&amp;c=9" calcext:value-type="string">
            <text:p>https://www.biblia.fo/bible.php?l=fo&amp;b=11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302:.D302])" office:value-type="string" office:string-value="https://www.biblia.fo/bible.php?l=fo&amp;b=11&amp;c=10" calcext:value-type="string">
            <text:p>https://www.biblia.fo/bible.php?l=fo&amp;b=11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303:.D303])" office:value-type="string" office:string-value="https://www.biblia.fo/bible.php?l=fo&amp;b=11&amp;c=11" calcext:value-type="string">
            <text:p>https://www.biblia.fo/bible.php?l=fo&amp;b=11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304:.D304])" office:value-type="string" office:string-value="https://www.biblia.fo/bible.php?l=fo&amp;b=11&amp;c=12" calcext:value-type="string">
            <text:p>https://www.biblia.fo/bible.php?l=fo&amp;b=11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305:.D305])" office:value-type="string" office:string-value="https://www.biblia.fo/bible.php?l=fo&amp;b=11&amp;c=13" calcext:value-type="string">
            <text:p>https://www.biblia.fo/bible.php?l=fo&amp;b=11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306:.D306])" office:value-type="string" office:string-value="https://www.biblia.fo/bible.php?l=fo&amp;b=11&amp;c=14" calcext:value-type="string">
            <text:p>https://www.biblia.fo/bible.php?l=fo&amp;b=11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307:.D307])" office:value-type="string" office:string-value="https://www.biblia.fo/bible.php?l=fo&amp;b=11&amp;c=15" calcext:value-type="string">
            <text:p>https://www.biblia.fo/bible.php?l=fo&amp;b=11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308:.D308])" office:value-type="string" office:string-value="https://www.biblia.fo/bible.php?l=fo&amp;b=11&amp;c=16" calcext:value-type="string">
            <text:p>https://www.biblia.fo/bible.php?l=fo&amp;b=11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309:.D309])" office:value-type="string" office:string-value="https://www.biblia.fo/bible.php?l=fo&amp;b=11&amp;c=17" calcext:value-type="string">
            <text:p>https://www.biblia.fo/bible.php?l=fo&amp;b=11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310:.D310])" office:value-type="string" office:string-value="https://www.biblia.fo/bible.php?l=fo&amp;b=11&amp;c=18" calcext:value-type="string">
            <text:p>https://www.biblia.fo/bible.php?l=fo&amp;b=11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311:.D311])" office:value-type="string" office:string-value="https://www.biblia.fo/bible.php?l=fo&amp;b=11&amp;c=19" calcext:value-type="string">
            <text:p>https://www.biblia.fo/bible.php?l=fo&amp;b=11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312:.D312])" office:value-type="string" office:string-value="https://www.biblia.fo/bible.php?l=fo&amp;b=11&amp;c=20" calcext:value-type="string">
            <text:p>https://www.biblia.fo/bible.php?l=fo&amp;b=11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313:.D313])" office:value-type="string" office:string-value="https://www.biblia.fo/bible.php?l=fo&amp;b=11&amp;c=21" calcext:value-type="string">
            <text:p>https://www.biblia.fo/bible.php?l=fo&amp;b=11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314:.D314])" office:value-type="string" office:string-value="https://www.biblia.fo/bible.php?l=fo&amp;b=11&amp;c=22" calcext:value-type="string">
            <text:p>https://www.biblia.fo/bible.php?l=fo&amp;b=11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315:.D315])" office:value-type="string" office:string-value="https://www.biblia.fo/bible.php?l=fo&amp;b=12&amp;c=1" calcext:value-type="string">
            <text:p>https://www.biblia.fo/bible.php?l=fo&amp;b=12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316:.D316])" office:value-type="string" office:string-value="https://www.biblia.fo/bible.php?l=fo&amp;b=12&amp;c=2" calcext:value-type="string">
            <text:p>https://www.biblia.fo/bible.php?l=fo&amp;b=12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317:.D317])" office:value-type="string" office:string-value="https://www.biblia.fo/bible.php?l=fo&amp;b=12&amp;c=3" calcext:value-type="string">
            <text:p>https://www.biblia.fo/bible.php?l=fo&amp;b=12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318:.D318])" office:value-type="string" office:string-value="https://www.biblia.fo/bible.php?l=fo&amp;b=12&amp;c=4" calcext:value-type="string">
            <text:p>https://www.biblia.fo/bible.php?l=fo&amp;b=12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319:.D319])" office:value-type="string" office:string-value="https://www.biblia.fo/bible.php?l=fo&amp;b=12&amp;c=5" calcext:value-type="string">
            <text:p>https://www.biblia.fo/bible.php?l=fo&amp;b=12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320:.D320])" office:value-type="string" office:string-value="https://www.biblia.fo/bible.php?l=fo&amp;b=12&amp;c=6" calcext:value-type="string">
            <text:p>https://www.biblia.fo/bible.php?l=fo&amp;b=12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321:.D321])" office:value-type="string" office:string-value="https://www.biblia.fo/bible.php?l=fo&amp;b=12&amp;c=7" calcext:value-type="string">
            <text:p>https://www.biblia.fo/bible.php?l=fo&amp;b=12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322:.D322])" office:value-type="string" office:string-value="https://www.biblia.fo/bible.php?l=fo&amp;b=12&amp;c=8" calcext:value-type="string">
            <text:p>https://www.biblia.fo/bible.php?l=fo&amp;b=12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323:.D323])" office:value-type="string" office:string-value="https://www.biblia.fo/bible.php?l=fo&amp;b=12&amp;c=9" calcext:value-type="string">
            <text:p>https://www.biblia.fo/bible.php?l=fo&amp;b=12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324:.D324])" office:value-type="string" office:string-value="https://www.biblia.fo/bible.php?l=fo&amp;b=12&amp;c=10" calcext:value-type="string">
            <text:p>https://www.biblia.fo/bible.php?l=fo&amp;b=12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325:.D325])" office:value-type="string" office:string-value="https://www.biblia.fo/bible.php?l=fo&amp;b=12&amp;c=11" calcext:value-type="string">
            <text:p>https://www.biblia.fo/bible.php?l=fo&amp;b=12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326:.D326])" office:value-type="string" office:string-value="https://www.biblia.fo/bible.php?l=fo&amp;b=12&amp;c=12" calcext:value-type="string">
            <text:p>https://www.biblia.fo/bible.php?l=fo&amp;b=12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327:.D327])" office:value-type="string" office:string-value="https://www.biblia.fo/bible.php?l=fo&amp;b=12&amp;c=13" calcext:value-type="string">
            <text:p>https://www.biblia.fo/bible.php?l=fo&amp;b=12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328:.D328])" office:value-type="string" office:string-value="https://www.biblia.fo/bible.php?l=fo&amp;b=12&amp;c=14" calcext:value-type="string">
            <text:p>https://www.biblia.fo/bible.php?l=fo&amp;b=12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329:.D329])" office:value-type="string" office:string-value="https://www.biblia.fo/bible.php?l=fo&amp;b=12&amp;c=15" calcext:value-type="string">
            <text:p>https://www.biblia.fo/bible.php?l=fo&amp;b=12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330:.D330])" office:value-type="string" office:string-value="https://www.biblia.fo/bible.php?l=fo&amp;b=12&amp;c=16" calcext:value-type="string">
            <text:p>https://www.biblia.fo/bible.php?l=fo&amp;b=12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331:.D331])" office:value-type="string" office:string-value="https://www.biblia.fo/bible.php?l=fo&amp;b=12&amp;c=17" calcext:value-type="string">
            <text:p>https://www.biblia.fo/bible.php?l=fo&amp;b=12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332:.D332])" office:value-type="string" office:string-value="https://www.biblia.fo/bible.php?l=fo&amp;b=12&amp;c=18" calcext:value-type="string">
            <text:p>https://www.biblia.fo/bible.php?l=fo&amp;b=12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333:.D333])" office:value-type="string" office:string-value="https://www.biblia.fo/bible.php?l=fo&amp;b=12&amp;c=19" calcext:value-type="string">
            <text:p>https://www.biblia.fo/bible.php?l=fo&amp;b=12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334:.D334])" office:value-type="string" office:string-value="https://www.biblia.fo/bible.php?l=fo&amp;b=12&amp;c=20" calcext:value-type="string">
            <text:p>https://www.biblia.fo/bible.php?l=fo&amp;b=12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335:.D335])" office:value-type="string" office:string-value="https://www.biblia.fo/bible.php?l=fo&amp;b=12&amp;c=21" calcext:value-type="string">
            <text:p>https://www.biblia.fo/bible.php?l=fo&amp;b=12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336:.D336])" office:value-type="string" office:string-value="https://www.biblia.fo/bible.php?l=fo&amp;b=12&amp;c=22" calcext:value-type="string">
            <text:p>https://www.biblia.fo/bible.php?l=fo&amp;b=12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337:.D337])" office:value-type="string" office:string-value="https://www.biblia.fo/bible.php?l=fo&amp;b=12&amp;c=23" calcext:value-type="string">
            <text:p>https://www.biblia.fo/bible.php?l=fo&amp;b=12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338:.D338])" office:value-type="string" office:string-value="https://www.biblia.fo/bible.php?l=fo&amp;b=12&amp;c=24" calcext:value-type="string">
            <text:p>https://www.biblia.fo/bible.php?l=fo&amp;b=12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339:.D339])" office:value-type="string" office:string-value="https://www.biblia.fo/bible.php?l=fo&amp;b=12&amp;c=25" calcext:value-type="string">
            <text:p>https://www.biblia.fo/bible.php?l=fo&amp;b=12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340:.D340])" office:value-type="string" office:string-value="https://www.biblia.fo/bible.php?l=fo&amp;b=13&amp;c=1" calcext:value-type="string">
            <text:p>https://www.biblia.fo/bible.php?l=fo&amp;b=13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341:.D341])" office:value-type="string" office:string-value="https://www.biblia.fo/bible.php?l=fo&amp;b=13&amp;c=2" calcext:value-type="string">
            <text:p>https://www.biblia.fo/bible.php?l=fo&amp;b=13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342:.D342])" office:value-type="string" office:string-value="https://www.biblia.fo/bible.php?l=fo&amp;b=13&amp;c=3" calcext:value-type="string">
            <text:p>https://www.biblia.fo/bible.php?l=fo&amp;b=13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343:.D343])" office:value-type="string" office:string-value="https://www.biblia.fo/bible.php?l=fo&amp;b=13&amp;c=4" calcext:value-type="string">
            <text:p>https://www.biblia.fo/bible.php?l=fo&amp;b=13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344:.D344])" office:value-type="string" office:string-value="https://www.biblia.fo/bible.php?l=fo&amp;b=13&amp;c=5" calcext:value-type="string">
            <text:p>https://www.biblia.fo/bible.php?l=fo&amp;b=13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345:.D345])" office:value-type="string" office:string-value="https://www.biblia.fo/bible.php?l=fo&amp;b=13&amp;c=6" calcext:value-type="string">
            <text:p>https://www.biblia.fo/bible.php?l=fo&amp;b=13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346:.D346])" office:value-type="string" office:string-value="https://www.biblia.fo/bible.php?l=fo&amp;b=13&amp;c=7" calcext:value-type="string">
            <text:p>https://www.biblia.fo/bible.php?l=fo&amp;b=13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347:.D347])" office:value-type="string" office:string-value="https://www.biblia.fo/bible.php?l=fo&amp;b=13&amp;c=8" calcext:value-type="string">
            <text:p>https://www.biblia.fo/bible.php?l=fo&amp;b=13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348:.D348])" office:value-type="string" office:string-value="https://www.biblia.fo/bible.php?l=fo&amp;b=13&amp;c=9" calcext:value-type="string">
            <text:p>https://www.biblia.fo/bible.php?l=fo&amp;b=13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349:.D349])" office:value-type="string" office:string-value="https://www.biblia.fo/bible.php?l=fo&amp;b=13&amp;c=10" calcext:value-type="string">
            <text:p>https://www.biblia.fo/bible.php?l=fo&amp;b=13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350:.D350])" office:value-type="string" office:string-value="https://www.biblia.fo/bible.php?l=fo&amp;b=13&amp;c=11" calcext:value-type="string">
            <text:p>https://www.biblia.fo/bible.php?l=fo&amp;b=13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351:.D351])" office:value-type="string" office:string-value="https://www.biblia.fo/bible.php?l=fo&amp;b=13&amp;c=12" calcext:value-type="string">
            <text:p>https://www.biblia.fo/bible.php?l=fo&amp;b=13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352:.D352])" office:value-type="string" office:string-value="https://www.biblia.fo/bible.php?l=fo&amp;b=13&amp;c=13" calcext:value-type="string">
            <text:p>https://www.biblia.fo/bible.php?l=fo&amp;b=13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353:.D353])" office:value-type="string" office:string-value="https://www.biblia.fo/bible.php?l=fo&amp;b=13&amp;c=14" calcext:value-type="string">
            <text:p>https://www.biblia.fo/bible.php?l=fo&amp;b=13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354:.D354])" office:value-type="string" office:string-value="https://www.biblia.fo/bible.php?l=fo&amp;b=13&amp;c=15" calcext:value-type="string">
            <text:p>https://www.biblia.fo/bible.php?l=fo&amp;b=13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355:.D355])" office:value-type="string" office:string-value="https://www.biblia.fo/bible.php?l=fo&amp;b=13&amp;c=16" calcext:value-type="string">
            <text:p>https://www.biblia.fo/bible.php?l=fo&amp;b=13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356:.D356])" office:value-type="string" office:string-value="https://www.biblia.fo/bible.php?l=fo&amp;b=13&amp;c=17" calcext:value-type="string">
            <text:p>https://www.biblia.fo/bible.php?l=fo&amp;b=13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357:.D357])" office:value-type="string" office:string-value="https://www.biblia.fo/bible.php?l=fo&amp;b=13&amp;c=18" calcext:value-type="string">
            <text:p>https://www.biblia.fo/bible.php?l=fo&amp;b=13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358:.D358])" office:value-type="string" office:string-value="https://www.biblia.fo/bible.php?l=fo&amp;b=13&amp;c=19" calcext:value-type="string">
            <text:p>https://www.biblia.fo/bible.php?l=fo&amp;b=13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359:.D359])" office:value-type="string" office:string-value="https://www.biblia.fo/bible.php?l=fo&amp;b=13&amp;c=20" calcext:value-type="string">
            <text:p>https://www.biblia.fo/bible.php?l=fo&amp;b=13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360:.D360])" office:value-type="string" office:string-value="https://www.biblia.fo/bible.php?l=fo&amp;b=13&amp;c=21" calcext:value-type="string">
            <text:p>https://www.biblia.fo/bible.php?l=fo&amp;b=13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361:.D361])" office:value-type="string" office:string-value="https://www.biblia.fo/bible.php?l=fo&amp;b=13&amp;c=22" calcext:value-type="string">
            <text:p>https://www.biblia.fo/bible.php?l=fo&amp;b=13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362:.D362])" office:value-type="string" office:string-value="https://www.biblia.fo/bible.php?l=fo&amp;b=13&amp;c=23" calcext:value-type="string">
            <text:p>https://www.biblia.fo/bible.php?l=fo&amp;b=13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363:.D363])" office:value-type="string" office:string-value="https://www.biblia.fo/bible.php?l=fo&amp;b=13&amp;c=24" calcext:value-type="string">
            <text:p>https://www.biblia.fo/bible.php?l=fo&amp;b=13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364:.D364])" office:value-type="string" office:string-value="https://www.biblia.fo/bible.php?l=fo&amp;b=13&amp;c=25" calcext:value-type="string">
            <text:p>https://www.biblia.fo/bible.php?l=fo&amp;b=13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365:.D365])" office:value-type="string" office:string-value="https://www.biblia.fo/bible.php?l=fo&amp;b=13&amp;c=26" calcext:value-type="string">
            <text:p>https://www.biblia.fo/bible.php?l=fo&amp;b=13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366:.D366])" office:value-type="string" office:string-value="https://www.biblia.fo/bible.php?l=fo&amp;b=13&amp;c=27" calcext:value-type="string">
            <text:p>https://www.biblia.fo/bible.php?l=fo&amp;b=13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367:.D367])" office:value-type="string" office:string-value="https://www.biblia.fo/bible.php?l=fo&amp;b=13&amp;c=28" calcext:value-type="string">
            <text:p>https://www.biblia.fo/bible.php?l=fo&amp;b=13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368:.D368])" office:value-type="string" office:string-value="https://www.biblia.fo/bible.php?l=fo&amp;b=13&amp;c=29" calcext:value-type="string">
            <text:p>https://www.biblia.fo/bible.php?l=fo&amp;b=13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369:.D369])" office:value-type="string" office:string-value="https://www.biblia.fo/bible.php?l=fo&amp;b=14&amp;c=1" calcext:value-type="string">
            <text:p>https://www.biblia.fo/bible.php?l=fo&amp;b=14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370:.D370])" office:value-type="string" office:string-value="https://www.biblia.fo/bible.php?l=fo&amp;b=14&amp;c=2" calcext:value-type="string">
            <text:p>https://www.biblia.fo/bible.php?l=fo&amp;b=14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371:.D371])" office:value-type="string" office:string-value="https://www.biblia.fo/bible.php?l=fo&amp;b=14&amp;c=3" calcext:value-type="string">
            <text:p>https://www.biblia.fo/bible.php?l=fo&amp;b=14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372:.D372])" office:value-type="string" office:string-value="https://www.biblia.fo/bible.php?l=fo&amp;b=14&amp;c=4" calcext:value-type="string">
            <text:p>https://www.biblia.fo/bible.php?l=fo&amp;b=14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373:.D373])" office:value-type="string" office:string-value="https://www.biblia.fo/bible.php?l=fo&amp;b=14&amp;c=5" calcext:value-type="string">
            <text:p>https://www.biblia.fo/bible.php?l=fo&amp;b=14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374:.D374])" office:value-type="string" office:string-value="https://www.biblia.fo/bible.php?l=fo&amp;b=14&amp;c=6" calcext:value-type="string">
            <text:p>https://www.biblia.fo/bible.php?l=fo&amp;b=14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375:.D375])" office:value-type="string" office:string-value="https://www.biblia.fo/bible.php?l=fo&amp;b=14&amp;c=7" calcext:value-type="string">
            <text:p>https://www.biblia.fo/bible.php?l=fo&amp;b=14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376:.D376])" office:value-type="string" office:string-value="https://www.biblia.fo/bible.php?l=fo&amp;b=14&amp;c=8" calcext:value-type="string">
            <text:p>https://www.biblia.fo/bible.php?l=fo&amp;b=14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377:.D377])" office:value-type="string" office:string-value="https://www.biblia.fo/bible.php?l=fo&amp;b=14&amp;c=9" calcext:value-type="string">
            <text:p>https://www.biblia.fo/bible.php?l=fo&amp;b=14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378:.D378])" office:value-type="string" office:string-value="https://www.biblia.fo/bible.php?l=fo&amp;b=14&amp;c=10" calcext:value-type="string">
            <text:p>https://www.biblia.fo/bible.php?l=fo&amp;b=14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379:.D379])" office:value-type="string" office:string-value="https://www.biblia.fo/bible.php?l=fo&amp;b=14&amp;c=11" calcext:value-type="string">
            <text:p>https://www.biblia.fo/bible.php?l=fo&amp;b=14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380:.D380])" office:value-type="string" office:string-value="https://www.biblia.fo/bible.php?l=fo&amp;b=14&amp;c=12" calcext:value-type="string">
            <text:p>https://www.biblia.fo/bible.php?l=fo&amp;b=14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381:.D381])" office:value-type="string" office:string-value="https://www.biblia.fo/bible.php?l=fo&amp;b=14&amp;c=13" calcext:value-type="string">
            <text:p>https://www.biblia.fo/bible.php?l=fo&amp;b=14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382:.D382])" office:value-type="string" office:string-value="https://www.biblia.fo/bible.php?l=fo&amp;b=14&amp;c=14" calcext:value-type="string">
            <text:p>https://www.biblia.fo/bible.php?l=fo&amp;b=14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383:.D383])" office:value-type="string" office:string-value="https://www.biblia.fo/bible.php?l=fo&amp;b=14&amp;c=15" calcext:value-type="string">
            <text:p>https://www.biblia.fo/bible.php?l=fo&amp;b=14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384:.D384])" office:value-type="string" office:string-value="https://www.biblia.fo/bible.php?l=fo&amp;b=14&amp;c=16" calcext:value-type="string">
            <text:p>https://www.biblia.fo/bible.php?l=fo&amp;b=14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385:.D385])" office:value-type="string" office:string-value="https://www.biblia.fo/bible.php?l=fo&amp;b=14&amp;c=17" calcext:value-type="string">
            <text:p>https://www.biblia.fo/bible.php?l=fo&amp;b=14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386:.D386])" office:value-type="string" office:string-value="https://www.biblia.fo/bible.php?l=fo&amp;b=14&amp;c=18" calcext:value-type="string">
            <text:p>https://www.biblia.fo/bible.php?l=fo&amp;b=14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387:.D387])" office:value-type="string" office:string-value="https://www.biblia.fo/bible.php?l=fo&amp;b=14&amp;c=19" calcext:value-type="string">
            <text:p>https://www.biblia.fo/bible.php?l=fo&amp;b=14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388:.D388])" office:value-type="string" office:string-value="https://www.biblia.fo/bible.php?l=fo&amp;b=14&amp;c=20" calcext:value-type="string">
            <text:p>https://www.biblia.fo/bible.php?l=fo&amp;b=14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389:.D389])" office:value-type="string" office:string-value="https://www.biblia.fo/bible.php?l=fo&amp;b=14&amp;c=21" calcext:value-type="string">
            <text:p>https://www.biblia.fo/bible.php?l=fo&amp;b=14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390:.D390])" office:value-type="string" office:string-value="https://www.biblia.fo/bible.php?l=fo&amp;b=14&amp;c=22" calcext:value-type="string">
            <text:p>https://www.biblia.fo/bible.php?l=fo&amp;b=14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391:.D391])" office:value-type="string" office:string-value="https://www.biblia.fo/bible.php?l=fo&amp;b=14&amp;c=23" calcext:value-type="string">
            <text:p>https://www.biblia.fo/bible.php?l=fo&amp;b=14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392:.D392])" office:value-type="string" office:string-value="https://www.biblia.fo/bible.php?l=fo&amp;b=14&amp;c=24" calcext:value-type="string">
            <text:p>https://www.biblia.fo/bible.php?l=fo&amp;b=14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393:.D393])" office:value-type="string" office:string-value="https://www.biblia.fo/bible.php?l=fo&amp;b=14&amp;c=25" calcext:value-type="string">
            <text:p>https://www.biblia.fo/bible.php?l=fo&amp;b=14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394:.D394])" office:value-type="string" office:string-value="https://www.biblia.fo/bible.php?l=fo&amp;b=14&amp;c=26" calcext:value-type="string">
            <text:p>https://www.biblia.fo/bible.php?l=fo&amp;b=14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395:.D395])" office:value-type="string" office:string-value="https://www.biblia.fo/bible.php?l=fo&amp;b=14&amp;c=27" calcext:value-type="string">
            <text:p>https://www.biblia.fo/bible.php?l=fo&amp;b=14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396:.D396])" office:value-type="string" office:string-value="https://www.biblia.fo/bible.php?l=fo&amp;b=14&amp;c=28" calcext:value-type="string">
            <text:p>https://www.biblia.fo/bible.php?l=fo&amp;b=14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397:.D397])" office:value-type="string" office:string-value="https://www.biblia.fo/bible.php?l=fo&amp;b=14&amp;c=29" calcext:value-type="string">
            <text:p>https://www.biblia.fo/bible.php?l=fo&amp;b=14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398:.D398])" office:value-type="string" office:string-value="https://www.biblia.fo/bible.php?l=fo&amp;b=14&amp;c=30" calcext:value-type="string">
            <text:p>https://www.biblia.fo/bible.php?l=fo&amp;b=14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399:.D399])" office:value-type="string" office:string-value="https://www.biblia.fo/bible.php?l=fo&amp;b=14&amp;c=31" calcext:value-type="string">
            <text:p>https://www.biblia.fo/bible.php?l=fo&amp;b=14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400:.D400])" office:value-type="string" office:string-value="https://www.biblia.fo/bible.php?l=fo&amp;b=14&amp;c=32" calcext:value-type="string">
            <text:p>https://www.biblia.fo/bible.php?l=fo&amp;b=14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401:.D401])" office:value-type="string" office:string-value="https://www.biblia.fo/bible.php?l=fo&amp;b=14&amp;c=33" calcext:value-type="string">
            <text:p>https://www.biblia.fo/bible.php?l=fo&amp;b=14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402:.D402])" office:value-type="string" office:string-value="https://www.biblia.fo/bible.php?l=fo&amp;b=14&amp;c=34" calcext:value-type="string">
            <text:p>https://www.biblia.fo/bible.php?l=fo&amp;b=14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403:.D403])" office:value-type="string" office:string-value="https://www.biblia.fo/bible.php?l=fo&amp;b=14&amp;c=35" calcext:value-type="string">
            <text:p>https://www.biblia.fo/bible.php?l=fo&amp;b=14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404:.D404])" office:value-type="string" office:string-value="https://www.biblia.fo/bible.php?l=fo&amp;b=14&amp;c=36" calcext:value-type="string">
            <text:p>https://www.biblia.fo/bible.php?l=fo&amp;b=14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405:.D405])" office:value-type="string" office:string-value="https://www.biblia.fo/bible.php?l=fo&amp;b=15&amp;c=1" calcext:value-type="string">
            <text:p>https://www.biblia.fo/bible.php?l=fo&amp;b=15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406:.D406])" office:value-type="string" office:string-value="https://www.biblia.fo/bible.php?l=fo&amp;b=15&amp;c=2" calcext:value-type="string">
            <text:p>https://www.biblia.fo/bible.php?l=fo&amp;b=15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407:.D407])" office:value-type="string" office:string-value="https://www.biblia.fo/bible.php?l=fo&amp;b=15&amp;c=3" calcext:value-type="string">
            <text:p>https://www.biblia.fo/bible.php?l=fo&amp;b=15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408:.D408])" office:value-type="string" office:string-value="https://www.biblia.fo/bible.php?l=fo&amp;b=15&amp;c=4" calcext:value-type="string">
            <text:p>https://www.biblia.fo/bible.php?l=fo&amp;b=15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409:.D409])" office:value-type="string" office:string-value="https://www.biblia.fo/bible.php?l=fo&amp;b=15&amp;c=5" calcext:value-type="string">
            <text:p>https://www.biblia.fo/bible.php?l=fo&amp;b=15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410:.D410])" office:value-type="string" office:string-value="https://www.biblia.fo/bible.php?l=fo&amp;b=15&amp;c=6" calcext:value-type="string">
            <text:p>https://www.biblia.fo/bible.php?l=fo&amp;b=15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411:.D411])" office:value-type="string" office:string-value="https://www.biblia.fo/bible.php?l=fo&amp;b=15&amp;c=7" calcext:value-type="string">
            <text:p>https://www.biblia.fo/bible.php?l=fo&amp;b=15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412:.D412])" office:value-type="string" office:string-value="https://www.biblia.fo/bible.php?l=fo&amp;b=15&amp;c=8" calcext:value-type="string">
            <text:p>https://www.biblia.fo/bible.php?l=fo&amp;b=15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413:.D413])" office:value-type="string" office:string-value="https://www.biblia.fo/bible.php?l=fo&amp;b=15&amp;c=9" calcext:value-type="string">
            <text:p>https://www.biblia.fo/bible.php?l=fo&amp;b=15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414:.D414])" office:value-type="string" office:string-value="https://www.biblia.fo/bible.php?l=fo&amp;b=15&amp;c=10" calcext:value-type="string">
            <text:p>https://www.biblia.fo/bible.php?l=fo&amp;b=15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415:.D415])" office:value-type="string" office:string-value="https://www.biblia.fo/bible.php?l=fo&amp;b=16&amp;c=1" calcext:value-type="string">
            <text:p>https://www.biblia.fo/bible.php?l=fo&amp;b=16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416:.D416])" office:value-type="string" office:string-value="https://www.biblia.fo/bible.php?l=fo&amp;b=16&amp;c=2" calcext:value-type="string">
            <text:p>https://www.biblia.fo/bible.php?l=fo&amp;b=16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417:.D417])" office:value-type="string" office:string-value="https://www.biblia.fo/bible.php?l=fo&amp;b=16&amp;c=3" calcext:value-type="string">
            <text:p>https://www.biblia.fo/bible.php?l=fo&amp;b=16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418:.D418])" office:value-type="string" office:string-value="https://www.biblia.fo/bible.php?l=fo&amp;b=16&amp;c=4" calcext:value-type="string">
            <text:p>https://www.biblia.fo/bible.php?l=fo&amp;b=16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419:.D419])" office:value-type="string" office:string-value="https://www.biblia.fo/bible.php?l=fo&amp;b=16&amp;c=5" calcext:value-type="string">
            <text:p>https://www.biblia.fo/bible.php?l=fo&amp;b=16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420:.D420])" office:value-type="string" office:string-value="https://www.biblia.fo/bible.php?l=fo&amp;b=16&amp;c=6" calcext:value-type="string">
            <text:p>https://www.biblia.fo/bible.php?l=fo&amp;b=16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421:.D421])" office:value-type="string" office:string-value="https://www.biblia.fo/bible.php?l=fo&amp;b=16&amp;c=7" calcext:value-type="string">
            <text:p>https://www.biblia.fo/bible.php?l=fo&amp;b=16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422:.D422])" office:value-type="string" office:string-value="https://www.biblia.fo/bible.php?l=fo&amp;b=16&amp;c=8" calcext:value-type="string">
            <text:p>https://www.biblia.fo/bible.php?l=fo&amp;b=16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423:.D423])" office:value-type="string" office:string-value="https://www.biblia.fo/bible.php?l=fo&amp;b=16&amp;c=9" calcext:value-type="string">
            <text:p>https://www.biblia.fo/bible.php?l=fo&amp;b=16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424:.D424])" office:value-type="string" office:string-value="https://www.biblia.fo/bible.php?l=fo&amp;b=16&amp;c=10" calcext:value-type="string">
            <text:p>https://www.biblia.fo/bible.php?l=fo&amp;b=16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425:.D425])" office:value-type="string" office:string-value="https://www.biblia.fo/bible.php?l=fo&amp;b=16&amp;c=11" calcext:value-type="string">
            <text:p>https://www.biblia.fo/bible.php?l=fo&amp;b=16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426:.D426])" office:value-type="string" office:string-value="https://www.biblia.fo/bible.php?l=fo&amp;b=16&amp;c=12" calcext:value-type="string">
            <text:p>https://www.biblia.fo/bible.php?l=fo&amp;b=16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427:.D427])" office:value-type="string" office:string-value="https://www.biblia.fo/bible.php?l=fo&amp;b=16&amp;c=13" calcext:value-type="string">
            <text:p>https://www.biblia.fo/bible.php?l=fo&amp;b=16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428:.D428])" office:value-type="string" office:string-value="https://www.biblia.fo/bible.php?l=fo&amp;b=17&amp;c=1" calcext:value-type="string">
            <text:p>https://www.biblia.fo/bible.php?l=fo&amp;b=17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429:.D429])" office:value-type="string" office:string-value="https://www.biblia.fo/bible.php?l=fo&amp;b=17&amp;c=2" calcext:value-type="string">
            <text:p>https://www.biblia.fo/bible.php?l=fo&amp;b=17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430:.D430])" office:value-type="string" office:string-value="https://www.biblia.fo/bible.php?l=fo&amp;b=17&amp;c=3" calcext:value-type="string">
            <text:p>https://www.biblia.fo/bible.php?l=fo&amp;b=17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431:.D431])" office:value-type="string" office:string-value="https://www.biblia.fo/bible.php?l=fo&amp;b=17&amp;c=4" calcext:value-type="string">
            <text:p>https://www.biblia.fo/bible.php?l=fo&amp;b=17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432:.D432])" office:value-type="string" office:string-value="https://www.biblia.fo/bible.php?l=fo&amp;b=17&amp;c=5" calcext:value-type="string">
            <text:p>https://www.biblia.fo/bible.php?l=fo&amp;b=17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433:.D433])" office:value-type="string" office:string-value="https://www.biblia.fo/bible.php?l=fo&amp;b=17&amp;c=6" calcext:value-type="string">
            <text:p>https://www.biblia.fo/bible.php?l=fo&amp;b=17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434:.D434])" office:value-type="string" office:string-value="https://www.biblia.fo/bible.php?l=fo&amp;b=17&amp;c=7" calcext:value-type="string">
            <text:p>https://www.biblia.fo/bible.php?l=fo&amp;b=17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435:.D435])" office:value-type="string" office:string-value="https://www.biblia.fo/bible.php?l=fo&amp;b=17&amp;c=8" calcext:value-type="string">
            <text:p>https://www.biblia.fo/bible.php?l=fo&amp;b=17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436:.D436])" office:value-type="string" office:string-value="https://www.biblia.fo/bible.php?l=fo&amp;b=17&amp;c=9" calcext:value-type="string">
            <text:p>https://www.biblia.fo/bible.php?l=fo&amp;b=17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437:.D437])" office:value-type="string" office:string-value="https://www.biblia.fo/bible.php?l=fo&amp;b=17&amp;c=10" calcext:value-type="string">
            <text:p>https://www.biblia.fo/bible.php?l=fo&amp;b=17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438:.D438])" office:value-type="string" office:string-value="https://www.biblia.fo/bible.php?l=fo&amp;b=18&amp;c=1" calcext:value-type="string">
            <text:p>https://www.biblia.fo/bible.php?l=fo&amp;b=18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439:.D439])" office:value-type="string" office:string-value="https://www.biblia.fo/bible.php?l=fo&amp;b=18&amp;c=2" calcext:value-type="string">
            <text:p>https://www.biblia.fo/bible.php?l=fo&amp;b=18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440:.D440])" office:value-type="string" office:string-value="https://www.biblia.fo/bible.php?l=fo&amp;b=18&amp;c=3" calcext:value-type="string">
            <text:p>https://www.biblia.fo/bible.php?l=fo&amp;b=18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441:.D441])" office:value-type="string" office:string-value="https://www.biblia.fo/bible.php?l=fo&amp;b=18&amp;c=4" calcext:value-type="string">
            <text:p>https://www.biblia.fo/bible.php?l=fo&amp;b=18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442:.D442])" office:value-type="string" office:string-value="https://www.biblia.fo/bible.php?l=fo&amp;b=18&amp;c=5" calcext:value-type="string">
            <text:p>https://www.biblia.fo/bible.php?l=fo&amp;b=18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443:.D443])" office:value-type="string" office:string-value="https://www.biblia.fo/bible.php?l=fo&amp;b=18&amp;c=6" calcext:value-type="string">
            <text:p>https://www.biblia.fo/bible.php?l=fo&amp;b=18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444:.D444])" office:value-type="string" office:string-value="https://www.biblia.fo/bible.php?l=fo&amp;b=18&amp;c=7" calcext:value-type="string">
            <text:p>https://www.biblia.fo/bible.php?l=fo&amp;b=18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445:.D445])" office:value-type="string" office:string-value="https://www.biblia.fo/bible.php?l=fo&amp;b=18&amp;c=8" calcext:value-type="string">
            <text:p>https://www.biblia.fo/bible.php?l=fo&amp;b=18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446:.D446])" office:value-type="string" office:string-value="https://www.biblia.fo/bible.php?l=fo&amp;b=18&amp;c=9" calcext:value-type="string">
            <text:p>https://www.biblia.fo/bible.php?l=fo&amp;b=18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447:.D447])" office:value-type="string" office:string-value="https://www.biblia.fo/bible.php?l=fo&amp;b=18&amp;c=10" calcext:value-type="string">
            <text:p>https://www.biblia.fo/bible.php?l=fo&amp;b=18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448:.D448])" office:value-type="string" office:string-value="https://www.biblia.fo/bible.php?l=fo&amp;b=18&amp;c=11" calcext:value-type="string">
            <text:p>https://www.biblia.fo/bible.php?l=fo&amp;b=18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449:.D449])" office:value-type="string" office:string-value="https://www.biblia.fo/bible.php?l=fo&amp;b=18&amp;c=12" calcext:value-type="string">
            <text:p>https://www.biblia.fo/bible.php?l=fo&amp;b=18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450:.D450])" office:value-type="string" office:string-value="https://www.biblia.fo/bible.php?l=fo&amp;b=18&amp;c=13" calcext:value-type="string">
            <text:p>https://www.biblia.fo/bible.php?l=fo&amp;b=18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451:.D451])" office:value-type="string" office:string-value="https://www.biblia.fo/bible.php?l=fo&amp;b=18&amp;c=14" calcext:value-type="string">
            <text:p>https://www.biblia.fo/bible.php?l=fo&amp;b=18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452:.D452])" office:value-type="string" office:string-value="https://www.biblia.fo/bible.php?l=fo&amp;b=18&amp;c=15" calcext:value-type="string">
            <text:p>https://www.biblia.fo/bible.php?l=fo&amp;b=18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453:.D453])" office:value-type="string" office:string-value="https://www.biblia.fo/bible.php?l=fo&amp;b=18&amp;c=16" calcext:value-type="string">
            <text:p>https://www.biblia.fo/bible.php?l=fo&amp;b=18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454:.D454])" office:value-type="string" office:string-value="https://www.biblia.fo/bible.php?l=fo&amp;b=18&amp;c=17" calcext:value-type="string">
            <text:p>https://www.biblia.fo/bible.php?l=fo&amp;b=18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455:.D455])" office:value-type="string" office:string-value="https://www.biblia.fo/bible.php?l=fo&amp;b=18&amp;c=18" calcext:value-type="string">
            <text:p>https://www.biblia.fo/bible.php?l=fo&amp;b=18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456:.D456])" office:value-type="string" office:string-value="https://www.biblia.fo/bible.php?l=fo&amp;b=18&amp;c=19" calcext:value-type="string">
            <text:p>https://www.biblia.fo/bible.php?l=fo&amp;b=18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457:.D457])" office:value-type="string" office:string-value="https://www.biblia.fo/bible.php?l=fo&amp;b=18&amp;c=20" calcext:value-type="string">
            <text:p>https://www.biblia.fo/bible.php?l=fo&amp;b=18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458:.D458])" office:value-type="string" office:string-value="https://www.biblia.fo/bible.php?l=fo&amp;b=18&amp;c=21" calcext:value-type="string">
            <text:p>https://www.biblia.fo/bible.php?l=fo&amp;b=18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459:.D459])" office:value-type="string" office:string-value="https://www.biblia.fo/bible.php?l=fo&amp;b=18&amp;c=22" calcext:value-type="string">
            <text:p>https://www.biblia.fo/bible.php?l=fo&amp;b=18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460:.D460])" office:value-type="string" office:string-value="https://www.biblia.fo/bible.php?l=fo&amp;b=18&amp;c=23" calcext:value-type="string">
            <text:p>https://www.biblia.fo/bible.php?l=fo&amp;b=18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461:.D461])" office:value-type="string" office:string-value="https://www.biblia.fo/bible.php?l=fo&amp;b=18&amp;c=24" calcext:value-type="string">
            <text:p>https://www.biblia.fo/bible.php?l=fo&amp;b=18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462:.D462])" office:value-type="string" office:string-value="https://www.biblia.fo/bible.php?l=fo&amp;b=18&amp;c=25" calcext:value-type="string">
            <text:p>https://www.biblia.fo/bible.php?l=fo&amp;b=18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463:.D463])" office:value-type="string" office:string-value="https://www.biblia.fo/bible.php?l=fo&amp;b=18&amp;c=26" calcext:value-type="string">
            <text:p>https://www.biblia.fo/bible.php?l=fo&amp;b=18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464:.D464])" office:value-type="string" office:string-value="https://www.biblia.fo/bible.php?l=fo&amp;b=18&amp;c=27" calcext:value-type="string">
            <text:p>https://www.biblia.fo/bible.php?l=fo&amp;b=18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465:.D465])" office:value-type="string" office:string-value="https://www.biblia.fo/bible.php?l=fo&amp;b=18&amp;c=28" calcext:value-type="string">
            <text:p>https://www.biblia.fo/bible.php?l=fo&amp;b=18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466:.D466])" office:value-type="string" office:string-value="https://www.biblia.fo/bible.php?l=fo&amp;b=18&amp;c=29" calcext:value-type="string">
            <text:p>https://www.biblia.fo/bible.php?l=fo&amp;b=18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467:.D467])" office:value-type="string" office:string-value="https://www.biblia.fo/bible.php?l=fo&amp;b=18&amp;c=30" calcext:value-type="string">
            <text:p>https://www.biblia.fo/bible.php?l=fo&amp;b=18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468:.D468])" office:value-type="string" office:string-value="https://www.biblia.fo/bible.php?l=fo&amp;b=18&amp;c=31" calcext:value-type="string">
            <text:p>https://www.biblia.fo/bible.php?l=fo&amp;b=18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469:.D469])" office:value-type="string" office:string-value="https://www.biblia.fo/bible.php?l=fo&amp;b=18&amp;c=32" calcext:value-type="string">
            <text:p>https://www.biblia.fo/bible.php?l=fo&amp;b=18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470:.D470])" office:value-type="string" office:string-value="https://www.biblia.fo/bible.php?l=fo&amp;b=18&amp;c=33" calcext:value-type="string">
            <text:p>https://www.biblia.fo/bible.php?l=fo&amp;b=18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471:.D471])" office:value-type="string" office:string-value="https://www.biblia.fo/bible.php?l=fo&amp;b=18&amp;c=34" calcext:value-type="string">
            <text:p>https://www.biblia.fo/bible.php?l=fo&amp;b=18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472:.D472])" office:value-type="string" office:string-value="https://www.biblia.fo/bible.php?l=fo&amp;b=18&amp;c=35" calcext:value-type="string">
            <text:p>https://www.biblia.fo/bible.php?l=fo&amp;b=18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473:.D473])" office:value-type="string" office:string-value="https://www.biblia.fo/bible.php?l=fo&amp;b=18&amp;c=36" calcext:value-type="string">
            <text:p>https://www.biblia.fo/bible.php?l=fo&amp;b=18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7" calcext:value-type="float">
            <text:p>37</text:p>
          </table:table-cell>
          <table:table-cell table:formula="of:=COM.MICROSOFT.TEXTJOIN(&quot;&quot;;TRUE();[.A474:.D474])" office:value-type="string" office:string-value="https://www.biblia.fo/bible.php?l=fo&amp;b=18&amp;c=37" calcext:value-type="string">
            <text:p>https://www.biblia.fo/bible.php?l=fo&amp;b=18&amp;c=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8" calcext:value-type="float">
            <text:p>38</text:p>
          </table:table-cell>
          <table:table-cell table:formula="of:=COM.MICROSOFT.TEXTJOIN(&quot;&quot;;TRUE();[.A475:.D475])" office:value-type="string" office:string-value="https://www.biblia.fo/bible.php?l=fo&amp;b=18&amp;c=38" calcext:value-type="string">
            <text:p>https://www.biblia.fo/bible.php?l=fo&amp;b=18&amp;c=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39" calcext:value-type="float">
            <text:p>39</text:p>
          </table:table-cell>
          <table:table-cell table:formula="of:=COM.MICROSOFT.TEXTJOIN(&quot;&quot;;TRUE();[.A476:.D476])" office:value-type="string" office:string-value="https://www.biblia.fo/bible.php?l=fo&amp;b=18&amp;c=39" calcext:value-type="string">
            <text:p>https://www.biblia.fo/bible.php?l=fo&amp;b=18&amp;c=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40" calcext:value-type="float">
            <text:p>40</text:p>
          </table:table-cell>
          <table:table-cell table:formula="of:=COM.MICROSOFT.TEXTJOIN(&quot;&quot;;TRUE();[.A477:.D477])" office:value-type="string" office:string-value="https://www.biblia.fo/bible.php?l=fo&amp;b=18&amp;c=40" calcext:value-type="string">
            <text:p>https://www.biblia.fo/bible.php?l=fo&amp;b=18&amp;c=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41" calcext:value-type="float">
            <text:p>41</text:p>
          </table:table-cell>
          <table:table-cell table:formula="of:=COM.MICROSOFT.TEXTJOIN(&quot;&quot;;TRUE();[.A478:.D478])" office:value-type="string" office:string-value="https://www.biblia.fo/bible.php?l=fo&amp;b=18&amp;c=41" calcext:value-type="string">
            <text:p>https://www.biblia.fo/bible.php?l=fo&amp;b=18&amp;c=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amp;c=</text:p>
          </table:table-cell>
          <table:table-cell office:value-type="float" office:value="42" calcext:value-type="float">
            <text:p>42</text:p>
          </table:table-cell>
          <table:table-cell table:formula="of:=COM.MICROSOFT.TEXTJOIN(&quot;&quot;;TRUE();[.A479:.D479])" office:value-type="string" office:string-value="https://www.biblia.fo/bible.php?l=fo&amp;b=18&amp;c=42" calcext:value-type="string">
            <text:p>https://www.biblia.fo/bible.php?l=fo&amp;b=18&amp;c=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480:.D480])" office:value-type="string" office:string-value="https://www.biblia.fo/bible.php?l=fo&amp;b=19&amp;c=1" calcext:value-type="string">
            <text:p>https://www.biblia.fo/bible.php?l=fo&amp;b=19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481:.D481])" office:value-type="string" office:string-value="https://www.biblia.fo/bible.php?l=fo&amp;b=19&amp;c=2" calcext:value-type="string">
            <text:p>https://www.biblia.fo/bible.php?l=fo&amp;b=19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482:.D482])" office:value-type="string" office:string-value="https://www.biblia.fo/bible.php?l=fo&amp;b=19&amp;c=3" calcext:value-type="string">
            <text:p>https://www.biblia.fo/bible.php?l=fo&amp;b=19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483:.D483])" office:value-type="string" office:string-value="https://www.biblia.fo/bible.php?l=fo&amp;b=19&amp;c=4" calcext:value-type="string">
            <text:p>https://www.biblia.fo/bible.php?l=fo&amp;b=19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484:.D484])" office:value-type="string" office:string-value="https://www.biblia.fo/bible.php?l=fo&amp;b=19&amp;c=5" calcext:value-type="string">
            <text:p>https://www.biblia.fo/bible.php?l=fo&amp;b=19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485:.D485])" office:value-type="string" office:string-value="https://www.biblia.fo/bible.php?l=fo&amp;b=19&amp;c=6" calcext:value-type="string">
            <text:p>https://www.biblia.fo/bible.php?l=fo&amp;b=19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486:.D486])" office:value-type="string" office:string-value="https://www.biblia.fo/bible.php?l=fo&amp;b=19&amp;c=7" calcext:value-type="string">
            <text:p>https://www.biblia.fo/bible.php?l=fo&amp;b=19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487:.D487])" office:value-type="string" office:string-value="https://www.biblia.fo/bible.php?l=fo&amp;b=19&amp;c=8" calcext:value-type="string">
            <text:p>https://www.biblia.fo/bible.php?l=fo&amp;b=19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488:.D488])" office:value-type="string" office:string-value="https://www.biblia.fo/bible.php?l=fo&amp;b=19&amp;c=9" calcext:value-type="string">
            <text:p>https://www.biblia.fo/bible.php?l=fo&amp;b=19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489:.D489])" office:value-type="string" office:string-value="https://www.biblia.fo/bible.php?l=fo&amp;b=19&amp;c=10" calcext:value-type="string">
            <text:p>https://www.biblia.fo/bible.php?l=fo&amp;b=19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490:.D490])" office:value-type="string" office:string-value="https://www.biblia.fo/bible.php?l=fo&amp;b=19&amp;c=11" calcext:value-type="string">
            <text:p>https://www.biblia.fo/bible.php?l=fo&amp;b=19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491:.D491])" office:value-type="string" office:string-value="https://www.biblia.fo/bible.php?l=fo&amp;b=19&amp;c=12" calcext:value-type="string">
            <text:p>https://www.biblia.fo/bible.php?l=fo&amp;b=19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492:.D492])" office:value-type="string" office:string-value="https://www.biblia.fo/bible.php?l=fo&amp;b=19&amp;c=13" calcext:value-type="string">
            <text:p>https://www.biblia.fo/bible.php?l=fo&amp;b=19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493:.D493])" office:value-type="string" office:string-value="https://www.biblia.fo/bible.php?l=fo&amp;b=19&amp;c=14" calcext:value-type="string">
            <text:p>https://www.biblia.fo/bible.php?l=fo&amp;b=19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494:.D494])" office:value-type="string" office:string-value="https://www.biblia.fo/bible.php?l=fo&amp;b=19&amp;c=15" calcext:value-type="string">
            <text:p>https://www.biblia.fo/bible.php?l=fo&amp;b=19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495:.D495])" office:value-type="string" office:string-value="https://www.biblia.fo/bible.php?l=fo&amp;b=19&amp;c=16" calcext:value-type="string">
            <text:p>https://www.biblia.fo/bible.php?l=fo&amp;b=19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496:.D496])" office:value-type="string" office:string-value="https://www.biblia.fo/bible.php?l=fo&amp;b=19&amp;c=17" calcext:value-type="string">
            <text:p>https://www.biblia.fo/bible.php?l=fo&amp;b=19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497:.D497])" office:value-type="string" office:string-value="https://www.biblia.fo/bible.php?l=fo&amp;b=19&amp;c=18" calcext:value-type="string">
            <text:p>https://www.biblia.fo/bible.php?l=fo&amp;b=19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498:.D498])" office:value-type="string" office:string-value="https://www.biblia.fo/bible.php?l=fo&amp;b=19&amp;c=19" calcext:value-type="string">
            <text:p>https://www.biblia.fo/bible.php?l=fo&amp;b=19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499:.D499])" office:value-type="string" office:string-value="https://www.biblia.fo/bible.php?l=fo&amp;b=19&amp;c=20" calcext:value-type="string">
            <text:p>https://www.biblia.fo/bible.php?l=fo&amp;b=19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500:.D500])" office:value-type="string" office:string-value="https://www.biblia.fo/bible.php?l=fo&amp;b=19&amp;c=21" calcext:value-type="string">
            <text:p>https://www.biblia.fo/bible.php?l=fo&amp;b=19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501:.D501])" office:value-type="string" office:string-value="https://www.biblia.fo/bible.php?l=fo&amp;b=19&amp;c=22" calcext:value-type="string">
            <text:p>https://www.biblia.fo/bible.php?l=fo&amp;b=19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502:.D502])" office:value-type="string" office:string-value="https://www.biblia.fo/bible.php?l=fo&amp;b=19&amp;c=23" calcext:value-type="string">
            <text:p>https://www.biblia.fo/bible.php?l=fo&amp;b=19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503:.D503])" office:value-type="string" office:string-value="https://www.biblia.fo/bible.php?l=fo&amp;b=19&amp;c=24" calcext:value-type="string">
            <text:p>https://www.biblia.fo/bible.php?l=fo&amp;b=19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504:.D504])" office:value-type="string" office:string-value="https://www.biblia.fo/bible.php?l=fo&amp;b=19&amp;c=25" calcext:value-type="string">
            <text:p>https://www.biblia.fo/bible.php?l=fo&amp;b=19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505:.D505])" office:value-type="string" office:string-value="https://www.biblia.fo/bible.php?l=fo&amp;b=19&amp;c=26" calcext:value-type="string">
            <text:p>https://www.biblia.fo/bible.php?l=fo&amp;b=19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506:.D506])" office:value-type="string" office:string-value="https://www.biblia.fo/bible.php?l=fo&amp;b=19&amp;c=27" calcext:value-type="string">
            <text:p>https://www.biblia.fo/bible.php?l=fo&amp;b=19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507:.D507])" office:value-type="string" office:string-value="https://www.biblia.fo/bible.php?l=fo&amp;b=19&amp;c=28" calcext:value-type="string">
            <text:p>https://www.biblia.fo/bible.php?l=fo&amp;b=19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508:.D508])" office:value-type="string" office:string-value="https://www.biblia.fo/bible.php?l=fo&amp;b=19&amp;c=29" calcext:value-type="string">
            <text:p>https://www.biblia.fo/bible.php?l=fo&amp;b=19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509:.D509])" office:value-type="string" office:string-value="https://www.biblia.fo/bible.php?l=fo&amp;b=19&amp;c=30" calcext:value-type="string">
            <text:p>https://www.biblia.fo/bible.php?l=fo&amp;b=19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510:.D510])" office:value-type="string" office:string-value="https://www.biblia.fo/bible.php?l=fo&amp;b=19&amp;c=31" calcext:value-type="string">
            <text:p>https://www.biblia.fo/bible.php?l=fo&amp;b=19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511:.D511])" office:value-type="string" office:string-value="https://www.biblia.fo/bible.php?l=fo&amp;b=19&amp;c=32" calcext:value-type="string">
            <text:p>https://www.biblia.fo/bible.php?l=fo&amp;b=19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512:.D512])" office:value-type="string" office:string-value="https://www.biblia.fo/bible.php?l=fo&amp;b=19&amp;c=33" calcext:value-type="string">
            <text:p>https://www.biblia.fo/bible.php?l=fo&amp;b=19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513:.D513])" office:value-type="string" office:string-value="https://www.biblia.fo/bible.php?l=fo&amp;b=19&amp;c=34" calcext:value-type="string">
            <text:p>https://www.biblia.fo/bible.php?l=fo&amp;b=19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514:.D514])" office:value-type="string" office:string-value="https://www.biblia.fo/bible.php?l=fo&amp;b=19&amp;c=35" calcext:value-type="string">
            <text:p>https://www.biblia.fo/bible.php?l=fo&amp;b=19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515:.D515])" office:value-type="string" office:string-value="https://www.biblia.fo/bible.php?l=fo&amp;b=19&amp;c=36" calcext:value-type="string">
            <text:p>https://www.biblia.fo/bible.php?l=fo&amp;b=19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7" calcext:value-type="float">
            <text:p>37</text:p>
          </table:table-cell>
          <table:table-cell table:formula="of:=COM.MICROSOFT.TEXTJOIN(&quot;&quot;;TRUE();[.A516:.D516])" office:value-type="string" office:string-value="https://www.biblia.fo/bible.php?l=fo&amp;b=19&amp;c=37" calcext:value-type="string">
            <text:p>https://www.biblia.fo/bible.php?l=fo&amp;b=19&amp;c=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8" calcext:value-type="float">
            <text:p>38</text:p>
          </table:table-cell>
          <table:table-cell table:formula="of:=COM.MICROSOFT.TEXTJOIN(&quot;&quot;;TRUE();[.A517:.D517])" office:value-type="string" office:string-value="https://www.biblia.fo/bible.php?l=fo&amp;b=19&amp;c=38" calcext:value-type="string">
            <text:p>https://www.biblia.fo/bible.php?l=fo&amp;b=19&amp;c=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39" calcext:value-type="float">
            <text:p>39</text:p>
          </table:table-cell>
          <table:table-cell table:formula="of:=COM.MICROSOFT.TEXTJOIN(&quot;&quot;;TRUE();[.A518:.D518])" office:value-type="string" office:string-value="https://www.biblia.fo/bible.php?l=fo&amp;b=19&amp;c=39" calcext:value-type="string">
            <text:p>https://www.biblia.fo/bible.php?l=fo&amp;b=19&amp;c=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0" calcext:value-type="float">
            <text:p>40</text:p>
          </table:table-cell>
          <table:table-cell table:formula="of:=COM.MICROSOFT.TEXTJOIN(&quot;&quot;;TRUE();[.A519:.D519])" office:value-type="string" office:string-value="https://www.biblia.fo/bible.php?l=fo&amp;b=19&amp;c=40" calcext:value-type="string">
            <text:p>https://www.biblia.fo/bible.php?l=fo&amp;b=19&amp;c=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1" calcext:value-type="float">
            <text:p>41</text:p>
          </table:table-cell>
          <table:table-cell table:formula="of:=COM.MICROSOFT.TEXTJOIN(&quot;&quot;;TRUE();[.A520:.D520])" office:value-type="string" office:string-value="https://www.biblia.fo/bible.php?l=fo&amp;b=19&amp;c=41" calcext:value-type="string">
            <text:p>https://www.biblia.fo/bible.php?l=fo&amp;b=19&amp;c=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2" calcext:value-type="float">
            <text:p>42</text:p>
          </table:table-cell>
          <table:table-cell table:formula="of:=COM.MICROSOFT.TEXTJOIN(&quot;&quot;;TRUE();[.A521:.D521])" office:value-type="string" office:string-value="https://www.biblia.fo/bible.php?l=fo&amp;b=19&amp;c=42" calcext:value-type="string">
            <text:p>https://www.biblia.fo/bible.php?l=fo&amp;b=19&amp;c=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3" calcext:value-type="float">
            <text:p>43</text:p>
          </table:table-cell>
          <table:table-cell table:formula="of:=COM.MICROSOFT.TEXTJOIN(&quot;&quot;;TRUE();[.A522:.D522])" office:value-type="string" office:string-value="https://www.biblia.fo/bible.php?l=fo&amp;b=19&amp;c=43" calcext:value-type="string">
            <text:p>https://www.biblia.fo/bible.php?l=fo&amp;b=19&amp;c=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4" calcext:value-type="float">
            <text:p>44</text:p>
          </table:table-cell>
          <table:table-cell table:formula="of:=COM.MICROSOFT.TEXTJOIN(&quot;&quot;;TRUE();[.A523:.D523])" office:value-type="string" office:string-value="https://www.biblia.fo/bible.php?l=fo&amp;b=19&amp;c=44" calcext:value-type="string">
            <text:p>https://www.biblia.fo/bible.php?l=fo&amp;b=19&amp;c=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5" calcext:value-type="float">
            <text:p>45</text:p>
          </table:table-cell>
          <table:table-cell table:formula="of:=COM.MICROSOFT.TEXTJOIN(&quot;&quot;;TRUE();[.A524:.D524])" office:value-type="string" office:string-value="https://www.biblia.fo/bible.php?l=fo&amp;b=19&amp;c=45" calcext:value-type="string">
            <text:p>https://www.biblia.fo/bible.php?l=fo&amp;b=19&amp;c=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6" calcext:value-type="float">
            <text:p>46</text:p>
          </table:table-cell>
          <table:table-cell table:formula="of:=COM.MICROSOFT.TEXTJOIN(&quot;&quot;;TRUE();[.A525:.D525])" office:value-type="string" office:string-value="https://www.biblia.fo/bible.php?l=fo&amp;b=19&amp;c=46" calcext:value-type="string">
            <text:p>https://www.biblia.fo/bible.php?l=fo&amp;b=19&amp;c=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7" calcext:value-type="float">
            <text:p>47</text:p>
          </table:table-cell>
          <table:table-cell table:formula="of:=COM.MICROSOFT.TEXTJOIN(&quot;&quot;;TRUE();[.A526:.D526])" office:value-type="string" office:string-value="https://www.biblia.fo/bible.php?l=fo&amp;b=19&amp;c=47" calcext:value-type="string">
            <text:p>https://www.biblia.fo/bible.php?l=fo&amp;b=19&amp;c=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8" calcext:value-type="float">
            <text:p>48</text:p>
          </table:table-cell>
          <table:table-cell table:formula="of:=COM.MICROSOFT.TEXTJOIN(&quot;&quot;;TRUE();[.A527:.D527])" office:value-type="string" office:string-value="https://www.biblia.fo/bible.php?l=fo&amp;b=19&amp;c=48" calcext:value-type="string">
            <text:p>https://www.biblia.fo/bible.php?l=fo&amp;b=19&amp;c=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49" calcext:value-type="float">
            <text:p>49</text:p>
          </table:table-cell>
          <table:table-cell table:formula="of:=COM.MICROSOFT.TEXTJOIN(&quot;&quot;;TRUE();[.A528:.D528])" office:value-type="string" office:string-value="https://www.biblia.fo/bible.php?l=fo&amp;b=19&amp;c=49" calcext:value-type="string">
            <text:p>https://www.biblia.fo/bible.php?l=fo&amp;b=19&amp;c=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0" calcext:value-type="float">
            <text:p>50</text:p>
          </table:table-cell>
          <table:table-cell table:formula="of:=COM.MICROSOFT.TEXTJOIN(&quot;&quot;;TRUE();[.A529:.D529])" office:value-type="string" office:string-value="https://www.biblia.fo/bible.php?l=fo&amp;b=19&amp;c=50" calcext:value-type="string">
            <text:p>https://www.biblia.fo/bible.php?l=fo&amp;b=19&amp;c=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1" calcext:value-type="float">
            <text:p>51</text:p>
          </table:table-cell>
          <table:table-cell table:formula="of:=COM.MICROSOFT.TEXTJOIN(&quot;&quot;;TRUE();[.A530:.D530])" office:value-type="string" office:string-value="https://www.biblia.fo/bible.php?l=fo&amp;b=19&amp;c=51" calcext:value-type="string">
            <text:p>https://www.biblia.fo/bible.php?l=fo&amp;b=19&amp;c=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2" calcext:value-type="float">
            <text:p>52</text:p>
          </table:table-cell>
          <table:table-cell table:formula="of:=COM.MICROSOFT.TEXTJOIN(&quot;&quot;;TRUE();[.A531:.D531])" office:value-type="string" office:string-value="https://www.biblia.fo/bible.php?l=fo&amp;b=19&amp;c=52" calcext:value-type="string">
            <text:p>https://www.biblia.fo/bible.php?l=fo&amp;b=19&amp;c=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3" calcext:value-type="float">
            <text:p>53</text:p>
          </table:table-cell>
          <table:table-cell table:formula="of:=COM.MICROSOFT.TEXTJOIN(&quot;&quot;;TRUE();[.A532:.D532])" office:value-type="string" office:string-value="https://www.biblia.fo/bible.php?l=fo&amp;b=19&amp;c=53" calcext:value-type="string">
            <text:p>https://www.biblia.fo/bible.php?l=fo&amp;b=19&amp;c=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4" calcext:value-type="float">
            <text:p>54</text:p>
          </table:table-cell>
          <table:table-cell table:formula="of:=COM.MICROSOFT.TEXTJOIN(&quot;&quot;;TRUE();[.A533:.D533])" office:value-type="string" office:string-value="https://www.biblia.fo/bible.php?l=fo&amp;b=19&amp;c=54" calcext:value-type="string">
            <text:p>https://www.biblia.fo/bible.php?l=fo&amp;b=19&amp;c=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5" calcext:value-type="float">
            <text:p>55</text:p>
          </table:table-cell>
          <table:table-cell table:formula="of:=COM.MICROSOFT.TEXTJOIN(&quot;&quot;;TRUE();[.A534:.D534])" office:value-type="string" office:string-value="https://www.biblia.fo/bible.php?l=fo&amp;b=19&amp;c=55" calcext:value-type="string">
            <text:p>https://www.biblia.fo/bible.php?l=fo&amp;b=19&amp;c=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6" calcext:value-type="float">
            <text:p>56</text:p>
          </table:table-cell>
          <table:table-cell table:formula="of:=COM.MICROSOFT.TEXTJOIN(&quot;&quot;;TRUE();[.A535:.D535])" office:value-type="string" office:string-value="https://www.biblia.fo/bible.php?l=fo&amp;b=19&amp;c=56" calcext:value-type="string">
            <text:p>https://www.biblia.fo/bible.php?l=fo&amp;b=19&amp;c=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7" calcext:value-type="float">
            <text:p>57</text:p>
          </table:table-cell>
          <table:table-cell table:formula="of:=COM.MICROSOFT.TEXTJOIN(&quot;&quot;;TRUE();[.A536:.D536])" office:value-type="string" office:string-value="https://www.biblia.fo/bible.php?l=fo&amp;b=19&amp;c=57" calcext:value-type="string">
            <text:p>https://www.biblia.fo/bible.php?l=fo&amp;b=19&amp;c=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8" calcext:value-type="float">
            <text:p>58</text:p>
          </table:table-cell>
          <table:table-cell table:formula="of:=COM.MICROSOFT.TEXTJOIN(&quot;&quot;;TRUE();[.A537:.D537])" office:value-type="string" office:string-value="https://www.biblia.fo/bible.php?l=fo&amp;b=19&amp;c=58" calcext:value-type="string">
            <text:p>https://www.biblia.fo/bible.php?l=fo&amp;b=19&amp;c=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59" calcext:value-type="float">
            <text:p>59</text:p>
          </table:table-cell>
          <table:table-cell table:formula="of:=COM.MICROSOFT.TEXTJOIN(&quot;&quot;;TRUE();[.A538:.D538])" office:value-type="string" office:string-value="https://www.biblia.fo/bible.php?l=fo&amp;b=19&amp;c=59" calcext:value-type="string">
            <text:p>https://www.biblia.fo/bible.php?l=fo&amp;b=19&amp;c=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0" calcext:value-type="float">
            <text:p>60</text:p>
          </table:table-cell>
          <table:table-cell table:formula="of:=COM.MICROSOFT.TEXTJOIN(&quot;&quot;;TRUE();[.A539:.D539])" office:value-type="string" office:string-value="https://www.biblia.fo/bible.php?l=fo&amp;b=19&amp;c=60" calcext:value-type="string">
            <text:p>https://www.biblia.fo/bible.php?l=fo&amp;b=19&amp;c=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1" calcext:value-type="float">
            <text:p>61</text:p>
          </table:table-cell>
          <table:table-cell table:formula="of:=COM.MICROSOFT.TEXTJOIN(&quot;&quot;;TRUE();[.A540:.D540])" office:value-type="string" office:string-value="https://www.biblia.fo/bible.php?l=fo&amp;b=19&amp;c=61" calcext:value-type="string">
            <text:p>https://www.biblia.fo/bible.php?l=fo&amp;b=19&amp;c=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2" calcext:value-type="float">
            <text:p>62</text:p>
          </table:table-cell>
          <table:table-cell table:formula="of:=COM.MICROSOFT.TEXTJOIN(&quot;&quot;;TRUE();[.A541:.D541])" office:value-type="string" office:string-value="https://www.biblia.fo/bible.php?l=fo&amp;b=19&amp;c=62" calcext:value-type="string">
            <text:p>https://www.biblia.fo/bible.php?l=fo&amp;b=19&amp;c=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3" calcext:value-type="float">
            <text:p>63</text:p>
          </table:table-cell>
          <table:table-cell table:formula="of:=COM.MICROSOFT.TEXTJOIN(&quot;&quot;;TRUE();[.A542:.D542])" office:value-type="string" office:string-value="https://www.biblia.fo/bible.php?l=fo&amp;b=19&amp;c=63" calcext:value-type="string">
            <text:p>https://www.biblia.fo/bible.php?l=fo&amp;b=19&amp;c=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4" calcext:value-type="float">
            <text:p>64</text:p>
          </table:table-cell>
          <table:table-cell table:formula="of:=COM.MICROSOFT.TEXTJOIN(&quot;&quot;;TRUE();[.A543:.D543])" office:value-type="string" office:string-value="https://www.biblia.fo/bible.php?l=fo&amp;b=19&amp;c=64" calcext:value-type="string">
            <text:p>https://www.biblia.fo/bible.php?l=fo&amp;b=19&amp;c=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5" calcext:value-type="float">
            <text:p>65</text:p>
          </table:table-cell>
          <table:table-cell table:formula="of:=COM.MICROSOFT.TEXTJOIN(&quot;&quot;;TRUE();[.A544:.D544])" office:value-type="string" office:string-value="https://www.biblia.fo/bible.php?l=fo&amp;b=19&amp;c=65" calcext:value-type="string">
            <text:p>https://www.biblia.fo/bible.php?l=fo&amp;b=19&amp;c=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6" calcext:value-type="float">
            <text:p>66</text:p>
          </table:table-cell>
          <table:table-cell table:formula="of:=COM.MICROSOFT.TEXTJOIN(&quot;&quot;;TRUE();[.A545:.D545])" office:value-type="string" office:string-value="https://www.biblia.fo/bible.php?l=fo&amp;b=19&amp;c=66" calcext:value-type="string">
            <text:p>https://www.biblia.fo/bible.php?l=fo&amp;b=19&amp;c=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7" calcext:value-type="float">
            <text:p>67</text:p>
          </table:table-cell>
          <table:table-cell table:formula="of:=COM.MICROSOFT.TEXTJOIN(&quot;&quot;;TRUE();[.A546:.D546])" office:value-type="string" office:string-value="https://www.biblia.fo/bible.php?l=fo&amp;b=19&amp;c=67" calcext:value-type="string">
            <text:p>https://www.biblia.fo/bible.php?l=fo&amp;b=19&amp;c=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8" calcext:value-type="float">
            <text:p>68</text:p>
          </table:table-cell>
          <table:table-cell table:formula="of:=COM.MICROSOFT.TEXTJOIN(&quot;&quot;;TRUE();[.A547:.D547])" office:value-type="string" office:string-value="https://www.biblia.fo/bible.php?l=fo&amp;b=19&amp;c=68" calcext:value-type="string">
            <text:p>https://www.biblia.fo/bible.php?l=fo&amp;b=19&amp;c=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69" calcext:value-type="float">
            <text:p>69</text:p>
          </table:table-cell>
          <table:table-cell table:formula="of:=COM.MICROSOFT.TEXTJOIN(&quot;&quot;;TRUE();[.A548:.D548])" office:value-type="string" office:string-value="https://www.biblia.fo/bible.php?l=fo&amp;b=19&amp;c=69" calcext:value-type="string">
            <text:p>https://www.biblia.fo/bible.php?l=fo&amp;b=19&amp;c=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0" calcext:value-type="float">
            <text:p>70</text:p>
          </table:table-cell>
          <table:table-cell table:formula="of:=COM.MICROSOFT.TEXTJOIN(&quot;&quot;;TRUE();[.A549:.D549])" office:value-type="string" office:string-value="https://www.biblia.fo/bible.php?l=fo&amp;b=19&amp;c=70" calcext:value-type="string">
            <text:p>https://www.biblia.fo/bible.php?l=fo&amp;b=19&amp;c=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1" calcext:value-type="float">
            <text:p>71</text:p>
          </table:table-cell>
          <table:table-cell table:formula="of:=COM.MICROSOFT.TEXTJOIN(&quot;&quot;;TRUE();[.A550:.D550])" office:value-type="string" office:string-value="https://www.biblia.fo/bible.php?l=fo&amp;b=19&amp;c=71" calcext:value-type="string">
            <text:p>https://www.biblia.fo/bible.php?l=fo&amp;b=19&amp;c=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2" calcext:value-type="float">
            <text:p>72</text:p>
          </table:table-cell>
          <table:table-cell table:formula="of:=COM.MICROSOFT.TEXTJOIN(&quot;&quot;;TRUE();[.A551:.D551])" office:value-type="string" office:string-value="https://www.biblia.fo/bible.php?l=fo&amp;b=19&amp;c=72" calcext:value-type="string">
            <text:p>https://www.biblia.fo/bible.php?l=fo&amp;b=19&amp;c=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3" calcext:value-type="float">
            <text:p>73</text:p>
          </table:table-cell>
          <table:table-cell table:formula="of:=COM.MICROSOFT.TEXTJOIN(&quot;&quot;;TRUE();[.A552:.D552])" office:value-type="string" office:string-value="https://www.biblia.fo/bible.php?l=fo&amp;b=19&amp;c=73" calcext:value-type="string">
            <text:p>https://www.biblia.fo/bible.php?l=fo&amp;b=19&amp;c=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4" calcext:value-type="float">
            <text:p>74</text:p>
          </table:table-cell>
          <table:table-cell table:formula="of:=COM.MICROSOFT.TEXTJOIN(&quot;&quot;;TRUE();[.A553:.D553])" office:value-type="string" office:string-value="https://www.biblia.fo/bible.php?l=fo&amp;b=19&amp;c=74" calcext:value-type="string">
            <text:p>https://www.biblia.fo/bible.php?l=fo&amp;b=19&amp;c=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5" calcext:value-type="float">
            <text:p>75</text:p>
          </table:table-cell>
          <table:table-cell table:formula="of:=COM.MICROSOFT.TEXTJOIN(&quot;&quot;;TRUE();[.A554:.D554])" office:value-type="string" office:string-value="https://www.biblia.fo/bible.php?l=fo&amp;b=19&amp;c=75" calcext:value-type="string">
            <text:p>https://www.biblia.fo/bible.php?l=fo&amp;b=19&amp;c=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6" calcext:value-type="float">
            <text:p>76</text:p>
          </table:table-cell>
          <table:table-cell table:formula="of:=COM.MICROSOFT.TEXTJOIN(&quot;&quot;;TRUE();[.A555:.D555])" office:value-type="string" office:string-value="https://www.biblia.fo/bible.php?l=fo&amp;b=19&amp;c=76" calcext:value-type="string">
            <text:p>https://www.biblia.fo/bible.php?l=fo&amp;b=19&amp;c=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7" calcext:value-type="float">
            <text:p>77</text:p>
          </table:table-cell>
          <table:table-cell table:formula="of:=COM.MICROSOFT.TEXTJOIN(&quot;&quot;;TRUE();[.A556:.D556])" office:value-type="string" office:string-value="https://www.biblia.fo/bible.php?l=fo&amp;b=19&amp;c=77" calcext:value-type="string">
            <text:p>https://www.biblia.fo/bible.php?l=fo&amp;b=19&amp;c=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8" calcext:value-type="float">
            <text:p>78</text:p>
          </table:table-cell>
          <table:table-cell table:formula="of:=COM.MICROSOFT.TEXTJOIN(&quot;&quot;;TRUE();[.A557:.D557])" office:value-type="string" office:string-value="https://www.biblia.fo/bible.php?l=fo&amp;b=19&amp;c=78" calcext:value-type="string">
            <text:p>https://www.biblia.fo/bible.php?l=fo&amp;b=19&amp;c=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79" calcext:value-type="float">
            <text:p>79</text:p>
          </table:table-cell>
          <table:table-cell table:formula="of:=COM.MICROSOFT.TEXTJOIN(&quot;&quot;;TRUE();[.A558:.D558])" office:value-type="string" office:string-value="https://www.biblia.fo/bible.php?l=fo&amp;b=19&amp;c=79" calcext:value-type="string">
            <text:p>https://www.biblia.fo/bible.php?l=fo&amp;b=19&amp;c=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0" calcext:value-type="float">
            <text:p>80</text:p>
          </table:table-cell>
          <table:table-cell table:formula="of:=COM.MICROSOFT.TEXTJOIN(&quot;&quot;;TRUE();[.A559:.D559])" office:value-type="string" office:string-value="https://www.biblia.fo/bible.php?l=fo&amp;b=19&amp;c=80" calcext:value-type="string">
            <text:p>https://www.biblia.fo/bible.php?l=fo&amp;b=19&amp;c=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1" calcext:value-type="float">
            <text:p>81</text:p>
          </table:table-cell>
          <table:table-cell table:formula="of:=COM.MICROSOFT.TEXTJOIN(&quot;&quot;;TRUE();[.A560:.D560])" office:value-type="string" office:string-value="https://www.biblia.fo/bible.php?l=fo&amp;b=19&amp;c=81" calcext:value-type="string">
            <text:p>https://www.biblia.fo/bible.php?l=fo&amp;b=19&amp;c=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2" calcext:value-type="float">
            <text:p>82</text:p>
          </table:table-cell>
          <table:table-cell table:formula="of:=COM.MICROSOFT.TEXTJOIN(&quot;&quot;;TRUE();[.A561:.D561])" office:value-type="string" office:string-value="https://www.biblia.fo/bible.php?l=fo&amp;b=19&amp;c=82" calcext:value-type="string">
            <text:p>https://www.biblia.fo/bible.php?l=fo&amp;b=19&amp;c=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3" calcext:value-type="float">
            <text:p>83</text:p>
          </table:table-cell>
          <table:table-cell table:formula="of:=COM.MICROSOFT.TEXTJOIN(&quot;&quot;;TRUE();[.A562:.D562])" office:value-type="string" office:string-value="https://www.biblia.fo/bible.php?l=fo&amp;b=19&amp;c=83" calcext:value-type="string">
            <text:p>https://www.biblia.fo/bible.php?l=fo&amp;b=19&amp;c=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4" calcext:value-type="float">
            <text:p>84</text:p>
          </table:table-cell>
          <table:table-cell table:formula="of:=COM.MICROSOFT.TEXTJOIN(&quot;&quot;;TRUE();[.A563:.D563])" office:value-type="string" office:string-value="https://www.biblia.fo/bible.php?l=fo&amp;b=19&amp;c=84" calcext:value-type="string">
            <text:p>https://www.biblia.fo/bible.php?l=fo&amp;b=19&amp;c=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5" calcext:value-type="float">
            <text:p>85</text:p>
          </table:table-cell>
          <table:table-cell table:formula="of:=COM.MICROSOFT.TEXTJOIN(&quot;&quot;;TRUE();[.A564:.D564])" office:value-type="string" office:string-value="https://www.biblia.fo/bible.php?l=fo&amp;b=19&amp;c=85" calcext:value-type="string">
            <text:p>https://www.biblia.fo/bible.php?l=fo&amp;b=19&amp;c=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6" calcext:value-type="float">
            <text:p>86</text:p>
          </table:table-cell>
          <table:table-cell table:formula="of:=COM.MICROSOFT.TEXTJOIN(&quot;&quot;;TRUE();[.A565:.D565])" office:value-type="string" office:string-value="https://www.biblia.fo/bible.php?l=fo&amp;b=19&amp;c=86" calcext:value-type="string">
            <text:p>https://www.biblia.fo/bible.php?l=fo&amp;b=19&amp;c=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7" calcext:value-type="float">
            <text:p>87</text:p>
          </table:table-cell>
          <table:table-cell table:formula="of:=COM.MICROSOFT.TEXTJOIN(&quot;&quot;;TRUE();[.A566:.D566])" office:value-type="string" office:string-value="https://www.biblia.fo/bible.php?l=fo&amp;b=19&amp;c=87" calcext:value-type="string">
            <text:p>https://www.biblia.fo/bible.php?l=fo&amp;b=19&amp;c=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8" calcext:value-type="float">
            <text:p>88</text:p>
          </table:table-cell>
          <table:table-cell table:formula="of:=COM.MICROSOFT.TEXTJOIN(&quot;&quot;;TRUE();[.A567:.D567])" office:value-type="string" office:string-value="https://www.biblia.fo/bible.php?l=fo&amp;b=19&amp;c=88" calcext:value-type="string">
            <text:p>https://www.biblia.fo/bible.php?l=fo&amp;b=19&amp;c=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89" calcext:value-type="float">
            <text:p>89</text:p>
          </table:table-cell>
          <table:table-cell table:formula="of:=COM.MICROSOFT.TEXTJOIN(&quot;&quot;;TRUE();[.A568:.D568])" office:value-type="string" office:string-value="https://www.biblia.fo/bible.php?l=fo&amp;b=19&amp;c=89" calcext:value-type="string">
            <text:p>https://www.biblia.fo/bible.php?l=fo&amp;b=19&amp;c=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0" calcext:value-type="float">
            <text:p>90</text:p>
          </table:table-cell>
          <table:table-cell table:formula="of:=COM.MICROSOFT.TEXTJOIN(&quot;&quot;;TRUE();[.A569:.D569])" office:value-type="string" office:string-value="https://www.biblia.fo/bible.php?l=fo&amp;b=19&amp;c=90" calcext:value-type="string">
            <text:p>https://www.biblia.fo/bible.php?l=fo&amp;b=19&amp;c=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1" calcext:value-type="float">
            <text:p>91</text:p>
          </table:table-cell>
          <table:table-cell table:formula="of:=COM.MICROSOFT.TEXTJOIN(&quot;&quot;;TRUE();[.A570:.D570])" office:value-type="string" office:string-value="https://www.biblia.fo/bible.php?l=fo&amp;b=19&amp;c=91" calcext:value-type="string">
            <text:p>https://www.biblia.fo/bible.php?l=fo&amp;b=19&amp;c=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2" calcext:value-type="float">
            <text:p>92</text:p>
          </table:table-cell>
          <table:table-cell table:formula="of:=COM.MICROSOFT.TEXTJOIN(&quot;&quot;;TRUE();[.A571:.D571])" office:value-type="string" office:string-value="https://www.biblia.fo/bible.php?l=fo&amp;b=19&amp;c=92" calcext:value-type="string">
            <text:p>https://www.biblia.fo/bible.php?l=fo&amp;b=19&amp;c=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3" calcext:value-type="float">
            <text:p>93</text:p>
          </table:table-cell>
          <table:table-cell table:formula="of:=COM.MICROSOFT.TEXTJOIN(&quot;&quot;;TRUE();[.A572:.D572])" office:value-type="string" office:string-value="https://www.biblia.fo/bible.php?l=fo&amp;b=19&amp;c=93" calcext:value-type="string">
            <text:p>https://www.biblia.fo/bible.php?l=fo&amp;b=19&amp;c=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4" calcext:value-type="float">
            <text:p>94</text:p>
          </table:table-cell>
          <table:table-cell table:formula="of:=COM.MICROSOFT.TEXTJOIN(&quot;&quot;;TRUE();[.A573:.D573])" office:value-type="string" office:string-value="https://www.biblia.fo/bible.php?l=fo&amp;b=19&amp;c=94" calcext:value-type="string">
            <text:p>https://www.biblia.fo/bible.php?l=fo&amp;b=19&amp;c=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5" calcext:value-type="float">
            <text:p>95</text:p>
          </table:table-cell>
          <table:table-cell table:formula="of:=COM.MICROSOFT.TEXTJOIN(&quot;&quot;;TRUE();[.A574:.D574])" office:value-type="string" office:string-value="https://www.biblia.fo/bible.php?l=fo&amp;b=19&amp;c=95" calcext:value-type="string">
            <text:p>https://www.biblia.fo/bible.php?l=fo&amp;b=19&amp;c=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6" calcext:value-type="float">
            <text:p>96</text:p>
          </table:table-cell>
          <table:table-cell table:formula="of:=COM.MICROSOFT.TEXTJOIN(&quot;&quot;;TRUE();[.A575:.D575])" office:value-type="string" office:string-value="https://www.biblia.fo/bible.php?l=fo&amp;b=19&amp;c=96" calcext:value-type="string">
            <text:p>https://www.biblia.fo/bible.php?l=fo&amp;b=19&amp;c=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7" calcext:value-type="float">
            <text:p>97</text:p>
          </table:table-cell>
          <table:table-cell table:formula="of:=COM.MICROSOFT.TEXTJOIN(&quot;&quot;;TRUE();[.A576:.D576])" office:value-type="string" office:string-value="https://www.biblia.fo/bible.php?l=fo&amp;b=19&amp;c=97" calcext:value-type="string">
            <text:p>https://www.biblia.fo/bible.php?l=fo&amp;b=19&amp;c=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8" calcext:value-type="float">
            <text:p>98</text:p>
          </table:table-cell>
          <table:table-cell table:formula="of:=COM.MICROSOFT.TEXTJOIN(&quot;&quot;;TRUE();[.A577:.D577])" office:value-type="string" office:string-value="https://www.biblia.fo/bible.php?l=fo&amp;b=19&amp;c=98" calcext:value-type="string">
            <text:p>https://www.biblia.fo/bible.php?l=fo&amp;b=19&amp;c=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99" calcext:value-type="float">
            <text:p>99</text:p>
          </table:table-cell>
          <table:table-cell table:formula="of:=COM.MICROSOFT.TEXTJOIN(&quot;&quot;;TRUE();[.A578:.D578])" office:value-type="string" office:string-value="https://www.biblia.fo/bible.php?l=fo&amp;b=19&amp;c=99" calcext:value-type="string">
            <text:p>https://www.biblia.fo/bible.php?l=fo&amp;b=19&amp;c=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0" calcext:value-type="float">
            <text:p>100</text:p>
          </table:table-cell>
          <table:table-cell table:formula="of:=COM.MICROSOFT.TEXTJOIN(&quot;&quot;;TRUE();[.A579:.D579])" office:value-type="string" office:string-value="https://www.biblia.fo/bible.php?l=fo&amp;b=19&amp;c=100" calcext:value-type="string">
            <text:p>https://www.biblia.fo/bible.php?l=fo&amp;b=19&amp;c=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1" calcext:value-type="float">
            <text:p>101</text:p>
          </table:table-cell>
          <table:table-cell table:formula="of:=COM.MICROSOFT.TEXTJOIN(&quot;&quot;;TRUE();[.A580:.D580])" office:value-type="string" office:string-value="https://www.biblia.fo/bible.php?l=fo&amp;b=19&amp;c=101" calcext:value-type="string">
            <text:p>https://www.biblia.fo/bible.php?l=fo&amp;b=19&amp;c=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2" calcext:value-type="float">
            <text:p>102</text:p>
          </table:table-cell>
          <table:table-cell table:formula="of:=COM.MICROSOFT.TEXTJOIN(&quot;&quot;;TRUE();[.A581:.D581])" office:value-type="string" office:string-value="https://www.biblia.fo/bible.php?l=fo&amp;b=19&amp;c=102" calcext:value-type="string">
            <text:p>https://www.biblia.fo/bible.php?l=fo&amp;b=19&amp;c=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3" calcext:value-type="float">
            <text:p>103</text:p>
          </table:table-cell>
          <table:table-cell table:formula="of:=COM.MICROSOFT.TEXTJOIN(&quot;&quot;;TRUE();[.A582:.D582])" office:value-type="string" office:string-value="https://www.biblia.fo/bible.php?l=fo&amp;b=19&amp;c=103" calcext:value-type="string">
            <text:p>https://www.biblia.fo/bible.php?l=fo&amp;b=19&amp;c=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4" calcext:value-type="float">
            <text:p>104</text:p>
          </table:table-cell>
          <table:table-cell table:formula="of:=COM.MICROSOFT.TEXTJOIN(&quot;&quot;;TRUE();[.A583:.D583])" office:value-type="string" office:string-value="https://www.biblia.fo/bible.php?l=fo&amp;b=19&amp;c=104" calcext:value-type="string">
            <text:p>https://www.biblia.fo/bible.php?l=fo&amp;b=19&amp;c=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5" calcext:value-type="float">
            <text:p>105</text:p>
          </table:table-cell>
          <table:table-cell table:formula="of:=COM.MICROSOFT.TEXTJOIN(&quot;&quot;;TRUE();[.A584:.D584])" office:value-type="string" office:string-value="https://www.biblia.fo/bible.php?l=fo&amp;b=19&amp;c=105" calcext:value-type="string">
            <text:p>https://www.biblia.fo/bible.php?l=fo&amp;b=19&amp;c=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6" calcext:value-type="float">
            <text:p>106</text:p>
          </table:table-cell>
          <table:table-cell table:formula="of:=COM.MICROSOFT.TEXTJOIN(&quot;&quot;;TRUE();[.A585:.D585])" office:value-type="string" office:string-value="https://www.biblia.fo/bible.php?l=fo&amp;b=19&amp;c=106" calcext:value-type="string">
            <text:p>https://www.biblia.fo/bible.php?l=fo&amp;b=19&amp;c=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7" calcext:value-type="float">
            <text:p>107</text:p>
          </table:table-cell>
          <table:table-cell table:formula="of:=COM.MICROSOFT.TEXTJOIN(&quot;&quot;;TRUE();[.A586:.D586])" office:value-type="string" office:string-value="https://www.biblia.fo/bible.php?l=fo&amp;b=19&amp;c=107" calcext:value-type="string">
            <text:p>https://www.biblia.fo/bible.php?l=fo&amp;b=19&amp;c=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8" calcext:value-type="float">
            <text:p>108</text:p>
          </table:table-cell>
          <table:table-cell table:formula="of:=COM.MICROSOFT.TEXTJOIN(&quot;&quot;;TRUE();[.A587:.D587])" office:value-type="string" office:string-value="https://www.biblia.fo/bible.php?l=fo&amp;b=19&amp;c=108" calcext:value-type="string">
            <text:p>https://www.biblia.fo/bible.php?l=fo&amp;b=19&amp;c=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09" calcext:value-type="float">
            <text:p>109</text:p>
          </table:table-cell>
          <table:table-cell table:formula="of:=COM.MICROSOFT.TEXTJOIN(&quot;&quot;;TRUE();[.A588:.D588])" office:value-type="string" office:string-value="https://www.biblia.fo/bible.php?l=fo&amp;b=19&amp;c=109" calcext:value-type="string">
            <text:p>https://www.biblia.fo/bible.php?l=fo&amp;b=19&amp;c=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0" calcext:value-type="float">
            <text:p>110</text:p>
          </table:table-cell>
          <table:table-cell table:formula="of:=COM.MICROSOFT.TEXTJOIN(&quot;&quot;;TRUE();[.A589:.D589])" office:value-type="string" office:string-value="https://www.biblia.fo/bible.php?l=fo&amp;b=19&amp;c=110" calcext:value-type="string">
            <text:p>https://www.biblia.fo/bible.php?l=fo&amp;b=19&amp;c=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1" calcext:value-type="float">
            <text:p>111</text:p>
          </table:table-cell>
          <table:table-cell table:formula="of:=COM.MICROSOFT.TEXTJOIN(&quot;&quot;;TRUE();[.A590:.D590])" office:value-type="string" office:string-value="https://www.biblia.fo/bible.php?l=fo&amp;b=19&amp;c=111" calcext:value-type="string">
            <text:p>https://www.biblia.fo/bible.php?l=fo&amp;b=19&amp;c=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2" calcext:value-type="float">
            <text:p>112</text:p>
          </table:table-cell>
          <table:table-cell table:formula="of:=COM.MICROSOFT.TEXTJOIN(&quot;&quot;;TRUE();[.A591:.D591])" office:value-type="string" office:string-value="https://www.biblia.fo/bible.php?l=fo&amp;b=19&amp;c=112" calcext:value-type="string">
            <text:p>https://www.biblia.fo/bible.php?l=fo&amp;b=19&amp;c=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3" calcext:value-type="float">
            <text:p>113</text:p>
          </table:table-cell>
          <table:table-cell table:formula="of:=COM.MICROSOFT.TEXTJOIN(&quot;&quot;;TRUE();[.A592:.D592])" office:value-type="string" office:string-value="https://www.biblia.fo/bible.php?l=fo&amp;b=19&amp;c=113" calcext:value-type="string">
            <text:p>https://www.biblia.fo/bible.php?l=fo&amp;b=19&amp;c=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4" calcext:value-type="float">
            <text:p>114</text:p>
          </table:table-cell>
          <table:table-cell table:formula="of:=COM.MICROSOFT.TEXTJOIN(&quot;&quot;;TRUE();[.A593:.D593])" office:value-type="string" office:string-value="https://www.biblia.fo/bible.php?l=fo&amp;b=19&amp;c=114" calcext:value-type="string">
            <text:p>https://www.biblia.fo/bible.php?l=fo&amp;b=19&amp;c=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5" calcext:value-type="float">
            <text:p>115</text:p>
          </table:table-cell>
          <table:table-cell table:formula="of:=COM.MICROSOFT.TEXTJOIN(&quot;&quot;;TRUE();[.A594:.D594])" office:value-type="string" office:string-value="https://www.biblia.fo/bible.php?l=fo&amp;b=19&amp;c=115" calcext:value-type="string">
            <text:p>https://www.biblia.fo/bible.php?l=fo&amp;b=19&amp;c=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6" calcext:value-type="float">
            <text:p>116</text:p>
          </table:table-cell>
          <table:table-cell table:formula="of:=COM.MICROSOFT.TEXTJOIN(&quot;&quot;;TRUE();[.A595:.D595])" office:value-type="string" office:string-value="https://www.biblia.fo/bible.php?l=fo&amp;b=19&amp;c=116" calcext:value-type="string">
            <text:p>https://www.biblia.fo/bible.php?l=fo&amp;b=19&amp;c=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7" calcext:value-type="float">
            <text:p>117</text:p>
          </table:table-cell>
          <table:table-cell table:formula="of:=COM.MICROSOFT.TEXTJOIN(&quot;&quot;;TRUE();[.A596:.D596])" office:value-type="string" office:string-value="https://www.biblia.fo/bible.php?l=fo&amp;b=19&amp;c=117" calcext:value-type="string">
            <text:p>https://www.biblia.fo/bible.php?l=fo&amp;b=19&amp;c=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8" calcext:value-type="float">
            <text:p>118</text:p>
          </table:table-cell>
          <table:table-cell table:formula="of:=COM.MICROSOFT.TEXTJOIN(&quot;&quot;;TRUE();[.A597:.D597])" office:value-type="string" office:string-value="https://www.biblia.fo/bible.php?l=fo&amp;b=19&amp;c=118" calcext:value-type="string">
            <text:p>https://www.biblia.fo/bible.php?l=fo&amp;b=19&amp;c=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19" calcext:value-type="float">
            <text:p>119</text:p>
          </table:table-cell>
          <table:table-cell table:formula="of:=COM.MICROSOFT.TEXTJOIN(&quot;&quot;;TRUE();[.A598:.D598])" office:value-type="string" office:string-value="https://www.biblia.fo/bible.php?l=fo&amp;b=19&amp;c=119" calcext:value-type="string">
            <text:p>https://www.biblia.fo/bible.php?l=fo&amp;b=19&amp;c=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0" calcext:value-type="float">
            <text:p>120</text:p>
          </table:table-cell>
          <table:table-cell table:formula="of:=COM.MICROSOFT.TEXTJOIN(&quot;&quot;;TRUE();[.A599:.D599])" office:value-type="string" office:string-value="https://www.biblia.fo/bible.php?l=fo&amp;b=19&amp;c=120" calcext:value-type="string">
            <text:p>https://www.biblia.fo/bible.php?l=fo&amp;b=19&amp;c=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1" calcext:value-type="float">
            <text:p>121</text:p>
          </table:table-cell>
          <table:table-cell table:formula="of:=COM.MICROSOFT.TEXTJOIN(&quot;&quot;;TRUE();[.A600:.D600])" office:value-type="string" office:string-value="https://www.biblia.fo/bible.php?l=fo&amp;b=19&amp;c=121" calcext:value-type="string">
            <text:p>https://www.biblia.fo/bible.php?l=fo&amp;b=19&amp;c=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2" calcext:value-type="float">
            <text:p>122</text:p>
          </table:table-cell>
          <table:table-cell table:formula="of:=COM.MICROSOFT.TEXTJOIN(&quot;&quot;;TRUE();[.A601:.D601])" office:value-type="string" office:string-value="https://www.biblia.fo/bible.php?l=fo&amp;b=19&amp;c=122" calcext:value-type="string">
            <text:p>https://www.biblia.fo/bible.php?l=fo&amp;b=19&amp;c=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3" calcext:value-type="float">
            <text:p>123</text:p>
          </table:table-cell>
          <table:table-cell table:formula="of:=COM.MICROSOFT.TEXTJOIN(&quot;&quot;;TRUE();[.A602:.D602])" office:value-type="string" office:string-value="https://www.biblia.fo/bible.php?l=fo&amp;b=19&amp;c=123" calcext:value-type="string">
            <text:p>https://www.biblia.fo/bible.php?l=fo&amp;b=19&amp;c=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4" calcext:value-type="float">
            <text:p>124</text:p>
          </table:table-cell>
          <table:table-cell table:formula="of:=COM.MICROSOFT.TEXTJOIN(&quot;&quot;;TRUE();[.A603:.D603])" office:value-type="string" office:string-value="https://www.biblia.fo/bible.php?l=fo&amp;b=19&amp;c=124" calcext:value-type="string">
            <text:p>https://www.biblia.fo/bible.php?l=fo&amp;b=19&amp;c=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5" calcext:value-type="float">
            <text:p>125</text:p>
          </table:table-cell>
          <table:table-cell table:formula="of:=COM.MICROSOFT.TEXTJOIN(&quot;&quot;;TRUE();[.A604:.D604])" office:value-type="string" office:string-value="https://www.biblia.fo/bible.php?l=fo&amp;b=19&amp;c=125" calcext:value-type="string">
            <text:p>https://www.biblia.fo/bible.php?l=fo&amp;b=19&amp;c=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6" calcext:value-type="float">
            <text:p>126</text:p>
          </table:table-cell>
          <table:table-cell table:formula="of:=COM.MICROSOFT.TEXTJOIN(&quot;&quot;;TRUE();[.A605:.D605])" office:value-type="string" office:string-value="https://www.biblia.fo/bible.php?l=fo&amp;b=19&amp;c=126" calcext:value-type="string">
            <text:p>https://www.biblia.fo/bible.php?l=fo&amp;b=19&amp;c=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7" calcext:value-type="float">
            <text:p>127</text:p>
          </table:table-cell>
          <table:table-cell table:formula="of:=COM.MICROSOFT.TEXTJOIN(&quot;&quot;;TRUE();[.A606:.D606])" office:value-type="string" office:string-value="https://www.biblia.fo/bible.php?l=fo&amp;b=19&amp;c=127" calcext:value-type="string">
            <text:p>https://www.biblia.fo/bible.php?l=fo&amp;b=19&amp;c=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8" calcext:value-type="float">
            <text:p>128</text:p>
          </table:table-cell>
          <table:table-cell table:formula="of:=COM.MICROSOFT.TEXTJOIN(&quot;&quot;;TRUE();[.A607:.D607])" office:value-type="string" office:string-value="https://www.biblia.fo/bible.php?l=fo&amp;b=19&amp;c=128" calcext:value-type="string">
            <text:p>https://www.biblia.fo/bible.php?l=fo&amp;b=19&amp;c=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29" calcext:value-type="float">
            <text:p>129</text:p>
          </table:table-cell>
          <table:table-cell table:formula="of:=COM.MICROSOFT.TEXTJOIN(&quot;&quot;;TRUE();[.A608:.D608])" office:value-type="string" office:string-value="https://www.biblia.fo/bible.php?l=fo&amp;b=19&amp;c=129" calcext:value-type="string">
            <text:p>https://www.biblia.fo/bible.php?l=fo&amp;b=19&amp;c=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0" calcext:value-type="float">
            <text:p>130</text:p>
          </table:table-cell>
          <table:table-cell table:formula="of:=COM.MICROSOFT.TEXTJOIN(&quot;&quot;;TRUE();[.A609:.D609])" office:value-type="string" office:string-value="https://www.biblia.fo/bible.php?l=fo&amp;b=19&amp;c=130" calcext:value-type="string">
            <text:p>https://www.biblia.fo/bible.php?l=fo&amp;b=19&amp;c=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1" calcext:value-type="float">
            <text:p>131</text:p>
          </table:table-cell>
          <table:table-cell table:formula="of:=COM.MICROSOFT.TEXTJOIN(&quot;&quot;;TRUE();[.A610:.D610])" office:value-type="string" office:string-value="https://www.biblia.fo/bible.php?l=fo&amp;b=19&amp;c=131" calcext:value-type="string">
            <text:p>https://www.biblia.fo/bible.php?l=fo&amp;b=19&amp;c=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2" calcext:value-type="float">
            <text:p>132</text:p>
          </table:table-cell>
          <table:table-cell table:formula="of:=COM.MICROSOFT.TEXTJOIN(&quot;&quot;;TRUE();[.A611:.D611])" office:value-type="string" office:string-value="https://www.biblia.fo/bible.php?l=fo&amp;b=19&amp;c=132" calcext:value-type="string">
            <text:p>https://www.biblia.fo/bible.php?l=fo&amp;b=19&amp;c=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3" calcext:value-type="float">
            <text:p>133</text:p>
          </table:table-cell>
          <table:table-cell table:formula="of:=COM.MICROSOFT.TEXTJOIN(&quot;&quot;;TRUE();[.A612:.D612])" office:value-type="string" office:string-value="https://www.biblia.fo/bible.php?l=fo&amp;b=19&amp;c=133" calcext:value-type="string">
            <text:p>https://www.biblia.fo/bible.php?l=fo&amp;b=19&amp;c=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4" calcext:value-type="float">
            <text:p>134</text:p>
          </table:table-cell>
          <table:table-cell table:formula="of:=COM.MICROSOFT.TEXTJOIN(&quot;&quot;;TRUE();[.A613:.D613])" office:value-type="string" office:string-value="https://www.biblia.fo/bible.php?l=fo&amp;b=19&amp;c=134" calcext:value-type="string">
            <text:p>https://www.biblia.fo/bible.php?l=fo&amp;b=19&amp;c=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5" calcext:value-type="float">
            <text:p>135</text:p>
          </table:table-cell>
          <table:table-cell table:formula="of:=COM.MICROSOFT.TEXTJOIN(&quot;&quot;;TRUE();[.A614:.D614])" office:value-type="string" office:string-value="https://www.biblia.fo/bible.php?l=fo&amp;b=19&amp;c=135" calcext:value-type="string">
            <text:p>https://www.biblia.fo/bible.php?l=fo&amp;b=19&amp;c=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6" calcext:value-type="float">
            <text:p>136</text:p>
          </table:table-cell>
          <table:table-cell table:formula="of:=COM.MICROSOFT.TEXTJOIN(&quot;&quot;;TRUE();[.A615:.D615])" office:value-type="string" office:string-value="https://www.biblia.fo/bible.php?l=fo&amp;b=19&amp;c=136" calcext:value-type="string">
            <text:p>https://www.biblia.fo/bible.php?l=fo&amp;b=19&amp;c=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7" calcext:value-type="float">
            <text:p>137</text:p>
          </table:table-cell>
          <table:table-cell table:formula="of:=COM.MICROSOFT.TEXTJOIN(&quot;&quot;;TRUE();[.A616:.D616])" office:value-type="string" office:string-value="https://www.biblia.fo/bible.php?l=fo&amp;b=19&amp;c=137" calcext:value-type="string">
            <text:p>https://www.biblia.fo/bible.php?l=fo&amp;b=19&amp;c=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8" calcext:value-type="float">
            <text:p>138</text:p>
          </table:table-cell>
          <table:table-cell table:formula="of:=COM.MICROSOFT.TEXTJOIN(&quot;&quot;;TRUE();[.A617:.D617])" office:value-type="string" office:string-value="https://www.biblia.fo/bible.php?l=fo&amp;b=19&amp;c=138" calcext:value-type="string">
            <text:p>https://www.biblia.fo/bible.php?l=fo&amp;b=19&amp;c=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39" calcext:value-type="float">
            <text:p>139</text:p>
          </table:table-cell>
          <table:table-cell table:formula="of:=COM.MICROSOFT.TEXTJOIN(&quot;&quot;;TRUE();[.A618:.D618])" office:value-type="string" office:string-value="https://www.biblia.fo/bible.php?l=fo&amp;b=19&amp;c=139" calcext:value-type="string">
            <text:p>https://www.biblia.fo/bible.php?l=fo&amp;b=19&amp;c=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0" calcext:value-type="float">
            <text:p>140</text:p>
          </table:table-cell>
          <table:table-cell table:formula="of:=COM.MICROSOFT.TEXTJOIN(&quot;&quot;;TRUE();[.A619:.D619])" office:value-type="string" office:string-value="https://www.biblia.fo/bible.php?l=fo&amp;b=19&amp;c=140" calcext:value-type="string">
            <text:p>https://www.biblia.fo/bible.php?l=fo&amp;b=19&amp;c=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1" calcext:value-type="float">
            <text:p>141</text:p>
          </table:table-cell>
          <table:table-cell table:formula="of:=COM.MICROSOFT.TEXTJOIN(&quot;&quot;;TRUE();[.A620:.D620])" office:value-type="string" office:string-value="https://www.biblia.fo/bible.php?l=fo&amp;b=19&amp;c=141" calcext:value-type="string">
            <text:p>https://www.biblia.fo/bible.php?l=fo&amp;b=19&amp;c=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2" calcext:value-type="float">
            <text:p>142</text:p>
          </table:table-cell>
          <table:table-cell table:formula="of:=COM.MICROSOFT.TEXTJOIN(&quot;&quot;;TRUE();[.A621:.D621])" office:value-type="string" office:string-value="https://www.biblia.fo/bible.php?l=fo&amp;b=19&amp;c=142" calcext:value-type="string">
            <text:p>https://www.biblia.fo/bible.php?l=fo&amp;b=19&amp;c=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3" calcext:value-type="float">
            <text:p>143</text:p>
          </table:table-cell>
          <table:table-cell table:formula="of:=COM.MICROSOFT.TEXTJOIN(&quot;&quot;;TRUE();[.A622:.D622])" office:value-type="string" office:string-value="https://www.biblia.fo/bible.php?l=fo&amp;b=19&amp;c=143" calcext:value-type="string">
            <text:p>https://www.biblia.fo/bible.php?l=fo&amp;b=19&amp;c=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4" calcext:value-type="float">
            <text:p>144</text:p>
          </table:table-cell>
          <table:table-cell table:formula="of:=COM.MICROSOFT.TEXTJOIN(&quot;&quot;;TRUE();[.A623:.D623])" office:value-type="string" office:string-value="https://www.biblia.fo/bible.php?l=fo&amp;b=19&amp;c=144" calcext:value-type="string">
            <text:p>https://www.biblia.fo/bible.php?l=fo&amp;b=19&amp;c=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5" calcext:value-type="float">
            <text:p>145</text:p>
          </table:table-cell>
          <table:table-cell table:formula="of:=COM.MICROSOFT.TEXTJOIN(&quot;&quot;;TRUE();[.A624:.D624])" office:value-type="string" office:string-value="https://www.biblia.fo/bible.php?l=fo&amp;b=19&amp;c=145" calcext:value-type="string">
            <text:p>https://www.biblia.fo/bible.php?l=fo&amp;b=19&amp;c=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6" calcext:value-type="float">
            <text:p>146</text:p>
          </table:table-cell>
          <table:table-cell table:formula="of:=COM.MICROSOFT.TEXTJOIN(&quot;&quot;;TRUE();[.A625:.D625])" office:value-type="string" office:string-value="https://www.biblia.fo/bible.php?l=fo&amp;b=19&amp;c=146" calcext:value-type="string">
            <text:p>https://www.biblia.fo/bible.php?l=fo&amp;b=19&amp;c=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7" calcext:value-type="float">
            <text:p>147</text:p>
          </table:table-cell>
          <table:table-cell table:formula="of:=COM.MICROSOFT.TEXTJOIN(&quot;&quot;;TRUE();[.A626:.D626])" office:value-type="string" office:string-value="https://www.biblia.fo/bible.php?l=fo&amp;b=19&amp;c=147" calcext:value-type="string">
            <text:p>https://www.biblia.fo/bible.php?l=fo&amp;b=19&amp;c=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8" calcext:value-type="float">
            <text:p>148</text:p>
          </table:table-cell>
          <table:table-cell table:formula="of:=COM.MICROSOFT.TEXTJOIN(&quot;&quot;;TRUE();[.A627:.D627])" office:value-type="string" office:string-value="https://www.biblia.fo/bible.php?l=fo&amp;b=19&amp;c=148" calcext:value-type="string">
            <text:p>https://www.biblia.fo/bible.php?l=fo&amp;b=19&amp;c=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49" calcext:value-type="float">
            <text:p>149</text:p>
          </table:table-cell>
          <table:table-cell table:formula="of:=COM.MICROSOFT.TEXTJOIN(&quot;&quot;;TRUE();[.A628:.D628])" office:value-type="string" office:string-value="https://www.biblia.fo/bible.php?l=fo&amp;b=19&amp;c=149" calcext:value-type="string">
            <text:p>https://www.biblia.fo/bible.php?l=fo&amp;b=19&amp;c=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c=</text:p>
          </table:table-cell>
          <table:table-cell office:value-type="float" office:value="150" calcext:value-type="float">
            <text:p>150</text:p>
          </table:table-cell>
          <table:table-cell table:formula="of:=COM.MICROSOFT.TEXTJOIN(&quot;&quot;;TRUE();[.A629:.D629])" office:value-type="string" office:string-value="https://www.biblia.fo/bible.php?l=fo&amp;b=19&amp;c=150" calcext:value-type="string">
            <text:p>https://www.biblia.fo/bible.php?l=fo&amp;b=19&amp;c=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630:.D630])" office:value-type="string" office:string-value="https://www.biblia.fo/bible.php?l=fo&amp;b=20&amp;c=1" calcext:value-type="string">
            <text:p>https://www.biblia.fo/bible.php?l=fo&amp;b=20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631:.D631])" office:value-type="string" office:string-value="https://www.biblia.fo/bible.php?l=fo&amp;b=20&amp;c=2" calcext:value-type="string">
            <text:p>https://www.biblia.fo/bible.php?l=fo&amp;b=20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632:.D632])" office:value-type="string" office:string-value="https://www.biblia.fo/bible.php?l=fo&amp;b=20&amp;c=3" calcext:value-type="string">
            <text:p>https://www.biblia.fo/bible.php?l=fo&amp;b=20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633:.D633])" office:value-type="string" office:string-value="https://www.biblia.fo/bible.php?l=fo&amp;b=20&amp;c=4" calcext:value-type="string">
            <text:p>https://www.biblia.fo/bible.php?l=fo&amp;b=20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634:.D634])" office:value-type="string" office:string-value="https://www.biblia.fo/bible.php?l=fo&amp;b=20&amp;c=5" calcext:value-type="string">
            <text:p>https://www.biblia.fo/bible.php?l=fo&amp;b=20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635:.D635])" office:value-type="string" office:string-value="https://www.biblia.fo/bible.php?l=fo&amp;b=20&amp;c=6" calcext:value-type="string">
            <text:p>https://www.biblia.fo/bible.php?l=fo&amp;b=20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636:.D636])" office:value-type="string" office:string-value="https://www.biblia.fo/bible.php?l=fo&amp;b=20&amp;c=7" calcext:value-type="string">
            <text:p>https://www.biblia.fo/bible.php?l=fo&amp;b=20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637:.D637])" office:value-type="string" office:string-value="https://www.biblia.fo/bible.php?l=fo&amp;b=20&amp;c=8" calcext:value-type="string">
            <text:p>https://www.biblia.fo/bible.php?l=fo&amp;b=20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638:.D638])" office:value-type="string" office:string-value="https://www.biblia.fo/bible.php?l=fo&amp;b=20&amp;c=9" calcext:value-type="string">
            <text:p>https://www.biblia.fo/bible.php?l=fo&amp;b=20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639:.D639])" office:value-type="string" office:string-value="https://www.biblia.fo/bible.php?l=fo&amp;b=20&amp;c=10" calcext:value-type="string">
            <text:p>https://www.biblia.fo/bible.php?l=fo&amp;b=20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640:.D640])" office:value-type="string" office:string-value="https://www.biblia.fo/bible.php?l=fo&amp;b=20&amp;c=11" calcext:value-type="string">
            <text:p>https://www.biblia.fo/bible.php?l=fo&amp;b=20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641:.D641])" office:value-type="string" office:string-value="https://www.biblia.fo/bible.php?l=fo&amp;b=20&amp;c=12" calcext:value-type="string">
            <text:p>https://www.biblia.fo/bible.php?l=fo&amp;b=20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642:.D642])" office:value-type="string" office:string-value="https://www.biblia.fo/bible.php?l=fo&amp;b=20&amp;c=13" calcext:value-type="string">
            <text:p>https://www.biblia.fo/bible.php?l=fo&amp;b=20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643:.D643])" office:value-type="string" office:string-value="https://www.biblia.fo/bible.php?l=fo&amp;b=20&amp;c=14" calcext:value-type="string">
            <text:p>https://www.biblia.fo/bible.php?l=fo&amp;b=20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644:.D644])" office:value-type="string" office:string-value="https://www.biblia.fo/bible.php?l=fo&amp;b=20&amp;c=15" calcext:value-type="string">
            <text:p>https://www.biblia.fo/bible.php?l=fo&amp;b=20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645:.D645])" office:value-type="string" office:string-value="https://www.biblia.fo/bible.php?l=fo&amp;b=20&amp;c=16" calcext:value-type="string">
            <text:p>https://www.biblia.fo/bible.php?l=fo&amp;b=20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646:.D646])" office:value-type="string" office:string-value="https://www.biblia.fo/bible.php?l=fo&amp;b=20&amp;c=17" calcext:value-type="string">
            <text:p>https://www.biblia.fo/bible.php?l=fo&amp;b=20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647:.D647])" office:value-type="string" office:string-value="https://www.biblia.fo/bible.php?l=fo&amp;b=20&amp;c=18" calcext:value-type="string">
            <text:p>https://www.biblia.fo/bible.php?l=fo&amp;b=20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648:.D648])" office:value-type="string" office:string-value="https://www.biblia.fo/bible.php?l=fo&amp;b=20&amp;c=19" calcext:value-type="string">
            <text:p>https://www.biblia.fo/bible.php?l=fo&amp;b=20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649:.D649])" office:value-type="string" office:string-value="https://www.biblia.fo/bible.php?l=fo&amp;b=20&amp;c=20" calcext:value-type="string">
            <text:p>https://www.biblia.fo/bible.php?l=fo&amp;b=20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650:.D650])" office:value-type="string" office:string-value="https://www.biblia.fo/bible.php?l=fo&amp;b=20&amp;c=21" calcext:value-type="string">
            <text:p>https://www.biblia.fo/bible.php?l=fo&amp;b=20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651:.D651])" office:value-type="string" office:string-value="https://www.biblia.fo/bible.php?l=fo&amp;b=20&amp;c=22" calcext:value-type="string">
            <text:p>https://www.biblia.fo/bible.php?l=fo&amp;b=20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652:.D652])" office:value-type="string" office:string-value="https://www.biblia.fo/bible.php?l=fo&amp;b=20&amp;c=23" calcext:value-type="string">
            <text:p>https://www.biblia.fo/bible.php?l=fo&amp;b=20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653:.D653])" office:value-type="string" office:string-value="https://www.biblia.fo/bible.php?l=fo&amp;b=20&amp;c=24" calcext:value-type="string">
            <text:p>https://www.biblia.fo/bible.php?l=fo&amp;b=20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654:.D654])" office:value-type="string" office:string-value="https://www.biblia.fo/bible.php?l=fo&amp;b=20&amp;c=25" calcext:value-type="string">
            <text:p>https://www.biblia.fo/bible.php?l=fo&amp;b=20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655:.D655])" office:value-type="string" office:string-value="https://www.biblia.fo/bible.php?l=fo&amp;b=20&amp;c=26" calcext:value-type="string">
            <text:p>https://www.biblia.fo/bible.php?l=fo&amp;b=20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656:.D656])" office:value-type="string" office:string-value="https://www.biblia.fo/bible.php?l=fo&amp;b=20&amp;c=27" calcext:value-type="string">
            <text:p>https://www.biblia.fo/bible.php?l=fo&amp;b=20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657:.D657])" office:value-type="string" office:string-value="https://www.biblia.fo/bible.php?l=fo&amp;b=20&amp;c=28" calcext:value-type="string">
            <text:p>https://www.biblia.fo/bible.php?l=fo&amp;b=20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658:.D658])" office:value-type="string" office:string-value="https://www.biblia.fo/bible.php?l=fo&amp;b=20&amp;c=29" calcext:value-type="string">
            <text:p>https://www.biblia.fo/bible.php?l=fo&amp;b=20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659:.D659])" office:value-type="string" office:string-value="https://www.biblia.fo/bible.php?l=fo&amp;b=20&amp;c=30" calcext:value-type="string">
            <text:p>https://www.biblia.fo/bible.php?l=fo&amp;b=20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660:.D660])" office:value-type="string" office:string-value="https://www.biblia.fo/bible.php?l=fo&amp;b=20&amp;c=31" calcext:value-type="string">
            <text:p>https://www.biblia.fo/bible.php?l=fo&amp;b=20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661:.D661])" office:value-type="string" office:string-value="https://www.biblia.fo/bible.php?l=fo&amp;b=21&amp;c=1" calcext:value-type="string">
            <text:p>https://www.biblia.fo/bible.php?l=fo&amp;b=21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662:.D662])" office:value-type="string" office:string-value="https://www.biblia.fo/bible.php?l=fo&amp;b=21&amp;c=2" calcext:value-type="string">
            <text:p>https://www.biblia.fo/bible.php?l=fo&amp;b=21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663:.D663])" office:value-type="string" office:string-value="https://www.biblia.fo/bible.php?l=fo&amp;b=21&amp;c=3" calcext:value-type="string">
            <text:p>https://www.biblia.fo/bible.php?l=fo&amp;b=21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664:.D664])" office:value-type="string" office:string-value="https://www.biblia.fo/bible.php?l=fo&amp;b=21&amp;c=4" calcext:value-type="string">
            <text:p>https://www.biblia.fo/bible.php?l=fo&amp;b=21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665:.D665])" office:value-type="string" office:string-value="https://www.biblia.fo/bible.php?l=fo&amp;b=21&amp;c=5" calcext:value-type="string">
            <text:p>https://www.biblia.fo/bible.php?l=fo&amp;b=21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666:.D666])" office:value-type="string" office:string-value="https://www.biblia.fo/bible.php?l=fo&amp;b=21&amp;c=6" calcext:value-type="string">
            <text:p>https://www.biblia.fo/bible.php?l=fo&amp;b=21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667:.D667])" office:value-type="string" office:string-value="https://www.biblia.fo/bible.php?l=fo&amp;b=21&amp;c=7" calcext:value-type="string">
            <text:p>https://www.biblia.fo/bible.php?l=fo&amp;b=21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668:.D668])" office:value-type="string" office:string-value="https://www.biblia.fo/bible.php?l=fo&amp;b=21&amp;c=8" calcext:value-type="string">
            <text:p>https://www.biblia.fo/bible.php?l=fo&amp;b=21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669:.D669])" office:value-type="string" office:string-value="https://www.biblia.fo/bible.php?l=fo&amp;b=21&amp;c=9" calcext:value-type="string">
            <text:p>https://www.biblia.fo/bible.php?l=fo&amp;b=21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670:.D670])" office:value-type="string" office:string-value="https://www.biblia.fo/bible.php?l=fo&amp;b=21&amp;c=10" calcext:value-type="string">
            <text:p>https://www.biblia.fo/bible.php?l=fo&amp;b=21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671:.D671])" office:value-type="string" office:string-value="https://www.biblia.fo/bible.php?l=fo&amp;b=21&amp;c=11" calcext:value-type="string">
            <text:p>https://www.biblia.fo/bible.php?l=fo&amp;b=21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672:.D672])" office:value-type="string" office:string-value="https://www.biblia.fo/bible.php?l=fo&amp;b=21&amp;c=12" calcext:value-type="string">
            <text:p>https://www.biblia.fo/bible.php?l=fo&amp;b=21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673:.D673])" office:value-type="string" office:string-value="https://www.biblia.fo/bible.php?l=fo&amp;b=22&amp;c=1" calcext:value-type="string">
            <text:p>https://www.biblia.fo/bible.php?l=fo&amp;b=22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674:.D674])" office:value-type="string" office:string-value="https://www.biblia.fo/bible.php?l=fo&amp;b=22&amp;c=2" calcext:value-type="string">
            <text:p>https://www.biblia.fo/bible.php?l=fo&amp;b=22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675:.D675])" office:value-type="string" office:string-value="https://www.biblia.fo/bible.php?l=fo&amp;b=22&amp;c=3" calcext:value-type="string">
            <text:p>https://www.biblia.fo/bible.php?l=fo&amp;b=22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676:.D676])" office:value-type="string" office:string-value="https://www.biblia.fo/bible.php?l=fo&amp;b=22&amp;c=4" calcext:value-type="string">
            <text:p>https://www.biblia.fo/bible.php?l=fo&amp;b=22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677:.D677])" office:value-type="string" office:string-value="https://www.biblia.fo/bible.php?l=fo&amp;b=22&amp;c=5" calcext:value-type="string">
            <text:p>https://www.biblia.fo/bible.php?l=fo&amp;b=22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678:.D678])" office:value-type="string" office:string-value="https://www.biblia.fo/bible.php?l=fo&amp;b=22&amp;c=6" calcext:value-type="string">
            <text:p>https://www.biblia.fo/bible.php?l=fo&amp;b=22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679:.D679])" office:value-type="string" office:string-value="https://www.biblia.fo/bible.php?l=fo&amp;b=22&amp;c=7" calcext:value-type="string">
            <text:p>https://www.biblia.fo/bible.php?l=fo&amp;b=22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680:.D680])" office:value-type="string" office:string-value="https://www.biblia.fo/bible.php?l=fo&amp;b=22&amp;c=8" calcext:value-type="string">
            <text:p>https://www.biblia.fo/bible.php?l=fo&amp;b=22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681:.D681])" office:value-type="string" office:string-value="https://www.biblia.fo/bible.php?l=fo&amp;b=23&amp;c=1" calcext:value-type="string">
            <text:p>https://www.biblia.fo/bible.php?l=fo&amp;b=23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682:.D682])" office:value-type="string" office:string-value="https://www.biblia.fo/bible.php?l=fo&amp;b=23&amp;c=2" calcext:value-type="string">
            <text:p>https://www.biblia.fo/bible.php?l=fo&amp;b=23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683:.D683])" office:value-type="string" office:string-value="https://www.biblia.fo/bible.php?l=fo&amp;b=23&amp;c=3" calcext:value-type="string">
            <text:p>https://www.biblia.fo/bible.php?l=fo&amp;b=23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684:.D684])" office:value-type="string" office:string-value="https://www.biblia.fo/bible.php?l=fo&amp;b=23&amp;c=4" calcext:value-type="string">
            <text:p>https://www.biblia.fo/bible.php?l=fo&amp;b=23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685:.D685])" office:value-type="string" office:string-value="https://www.biblia.fo/bible.php?l=fo&amp;b=23&amp;c=5" calcext:value-type="string">
            <text:p>https://www.biblia.fo/bible.php?l=fo&amp;b=23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686:.D686])" office:value-type="string" office:string-value="https://www.biblia.fo/bible.php?l=fo&amp;b=23&amp;c=6" calcext:value-type="string">
            <text:p>https://www.biblia.fo/bible.php?l=fo&amp;b=23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687:.D687])" office:value-type="string" office:string-value="https://www.biblia.fo/bible.php?l=fo&amp;b=23&amp;c=7" calcext:value-type="string">
            <text:p>https://www.biblia.fo/bible.php?l=fo&amp;b=23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688:.D688])" office:value-type="string" office:string-value="https://www.biblia.fo/bible.php?l=fo&amp;b=23&amp;c=8" calcext:value-type="string">
            <text:p>https://www.biblia.fo/bible.php?l=fo&amp;b=23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689:.D689])" office:value-type="string" office:string-value="https://www.biblia.fo/bible.php?l=fo&amp;b=23&amp;c=9" calcext:value-type="string">
            <text:p>https://www.biblia.fo/bible.php?l=fo&amp;b=23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690:.D690])" office:value-type="string" office:string-value="https://www.biblia.fo/bible.php?l=fo&amp;b=23&amp;c=10" calcext:value-type="string">
            <text:p>https://www.biblia.fo/bible.php?l=fo&amp;b=23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691:.D691])" office:value-type="string" office:string-value="https://www.biblia.fo/bible.php?l=fo&amp;b=23&amp;c=11" calcext:value-type="string">
            <text:p>https://www.biblia.fo/bible.php?l=fo&amp;b=23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692:.D692])" office:value-type="string" office:string-value="https://www.biblia.fo/bible.php?l=fo&amp;b=23&amp;c=12" calcext:value-type="string">
            <text:p>https://www.biblia.fo/bible.php?l=fo&amp;b=23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693:.D693])" office:value-type="string" office:string-value="https://www.biblia.fo/bible.php?l=fo&amp;b=23&amp;c=13" calcext:value-type="string">
            <text:p>https://www.biblia.fo/bible.php?l=fo&amp;b=23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694:.D694])" office:value-type="string" office:string-value="https://www.biblia.fo/bible.php?l=fo&amp;b=23&amp;c=14" calcext:value-type="string">
            <text:p>https://www.biblia.fo/bible.php?l=fo&amp;b=23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695:.D695])" office:value-type="string" office:string-value="https://www.biblia.fo/bible.php?l=fo&amp;b=23&amp;c=15" calcext:value-type="string">
            <text:p>https://www.biblia.fo/bible.php?l=fo&amp;b=23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696:.D696])" office:value-type="string" office:string-value="https://www.biblia.fo/bible.php?l=fo&amp;b=23&amp;c=16" calcext:value-type="string">
            <text:p>https://www.biblia.fo/bible.php?l=fo&amp;b=23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697:.D697])" office:value-type="string" office:string-value="https://www.biblia.fo/bible.php?l=fo&amp;b=23&amp;c=17" calcext:value-type="string">
            <text:p>https://www.biblia.fo/bible.php?l=fo&amp;b=23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698:.D698])" office:value-type="string" office:string-value="https://www.biblia.fo/bible.php?l=fo&amp;b=23&amp;c=18" calcext:value-type="string">
            <text:p>https://www.biblia.fo/bible.php?l=fo&amp;b=23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699:.D699])" office:value-type="string" office:string-value="https://www.biblia.fo/bible.php?l=fo&amp;b=23&amp;c=19" calcext:value-type="string">
            <text:p>https://www.biblia.fo/bible.php?l=fo&amp;b=23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700:.D700])" office:value-type="string" office:string-value="https://www.biblia.fo/bible.php?l=fo&amp;b=23&amp;c=20" calcext:value-type="string">
            <text:p>https://www.biblia.fo/bible.php?l=fo&amp;b=23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701:.D701])" office:value-type="string" office:string-value="https://www.biblia.fo/bible.php?l=fo&amp;b=23&amp;c=21" calcext:value-type="string">
            <text:p>https://www.biblia.fo/bible.php?l=fo&amp;b=23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702:.D702])" office:value-type="string" office:string-value="https://www.biblia.fo/bible.php?l=fo&amp;b=23&amp;c=22" calcext:value-type="string">
            <text:p>https://www.biblia.fo/bible.php?l=fo&amp;b=23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703:.D703])" office:value-type="string" office:string-value="https://www.biblia.fo/bible.php?l=fo&amp;b=23&amp;c=23" calcext:value-type="string">
            <text:p>https://www.biblia.fo/bible.php?l=fo&amp;b=23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704:.D704])" office:value-type="string" office:string-value="https://www.biblia.fo/bible.php?l=fo&amp;b=23&amp;c=24" calcext:value-type="string">
            <text:p>https://www.biblia.fo/bible.php?l=fo&amp;b=23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705:.D705])" office:value-type="string" office:string-value="https://www.biblia.fo/bible.php?l=fo&amp;b=23&amp;c=25" calcext:value-type="string">
            <text:p>https://www.biblia.fo/bible.php?l=fo&amp;b=23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706:.D706])" office:value-type="string" office:string-value="https://www.biblia.fo/bible.php?l=fo&amp;b=23&amp;c=26" calcext:value-type="string">
            <text:p>https://www.biblia.fo/bible.php?l=fo&amp;b=23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707:.D707])" office:value-type="string" office:string-value="https://www.biblia.fo/bible.php?l=fo&amp;b=23&amp;c=27" calcext:value-type="string">
            <text:p>https://www.biblia.fo/bible.php?l=fo&amp;b=23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708:.D708])" office:value-type="string" office:string-value="https://www.biblia.fo/bible.php?l=fo&amp;b=23&amp;c=28" calcext:value-type="string">
            <text:p>https://www.biblia.fo/bible.php?l=fo&amp;b=23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709:.D709])" office:value-type="string" office:string-value="https://www.biblia.fo/bible.php?l=fo&amp;b=23&amp;c=29" calcext:value-type="string">
            <text:p>https://www.biblia.fo/bible.php?l=fo&amp;b=23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710:.D710])" office:value-type="string" office:string-value="https://www.biblia.fo/bible.php?l=fo&amp;b=23&amp;c=30" calcext:value-type="string">
            <text:p>https://www.biblia.fo/bible.php?l=fo&amp;b=23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711:.D711])" office:value-type="string" office:string-value="https://www.biblia.fo/bible.php?l=fo&amp;b=23&amp;c=31" calcext:value-type="string">
            <text:p>https://www.biblia.fo/bible.php?l=fo&amp;b=23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712:.D712])" office:value-type="string" office:string-value="https://www.biblia.fo/bible.php?l=fo&amp;b=23&amp;c=32" calcext:value-type="string">
            <text:p>https://www.biblia.fo/bible.php?l=fo&amp;b=23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713:.D713])" office:value-type="string" office:string-value="https://www.biblia.fo/bible.php?l=fo&amp;b=23&amp;c=33" calcext:value-type="string">
            <text:p>https://www.biblia.fo/bible.php?l=fo&amp;b=23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714:.D714])" office:value-type="string" office:string-value="https://www.biblia.fo/bible.php?l=fo&amp;b=23&amp;c=34" calcext:value-type="string">
            <text:p>https://www.biblia.fo/bible.php?l=fo&amp;b=23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715:.D715])" office:value-type="string" office:string-value="https://www.biblia.fo/bible.php?l=fo&amp;b=23&amp;c=35" calcext:value-type="string">
            <text:p>https://www.biblia.fo/bible.php?l=fo&amp;b=23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716:.D716])" office:value-type="string" office:string-value="https://www.biblia.fo/bible.php?l=fo&amp;b=23&amp;c=36" calcext:value-type="string">
            <text:p>https://www.biblia.fo/bible.php?l=fo&amp;b=23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7" calcext:value-type="float">
            <text:p>37</text:p>
          </table:table-cell>
          <table:table-cell table:formula="of:=COM.MICROSOFT.TEXTJOIN(&quot;&quot;;TRUE();[.A717:.D717])" office:value-type="string" office:string-value="https://www.biblia.fo/bible.php?l=fo&amp;b=23&amp;c=37" calcext:value-type="string">
            <text:p>https://www.biblia.fo/bible.php?l=fo&amp;b=23&amp;c=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8" calcext:value-type="float">
            <text:p>38</text:p>
          </table:table-cell>
          <table:table-cell table:formula="of:=COM.MICROSOFT.TEXTJOIN(&quot;&quot;;TRUE();[.A718:.D718])" office:value-type="string" office:string-value="https://www.biblia.fo/bible.php?l=fo&amp;b=23&amp;c=38" calcext:value-type="string">
            <text:p>https://www.biblia.fo/bible.php?l=fo&amp;b=23&amp;c=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39" calcext:value-type="float">
            <text:p>39</text:p>
          </table:table-cell>
          <table:table-cell table:formula="of:=COM.MICROSOFT.TEXTJOIN(&quot;&quot;;TRUE();[.A719:.D719])" office:value-type="string" office:string-value="https://www.biblia.fo/bible.php?l=fo&amp;b=23&amp;c=39" calcext:value-type="string">
            <text:p>https://www.biblia.fo/bible.php?l=fo&amp;b=23&amp;c=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0" calcext:value-type="float">
            <text:p>40</text:p>
          </table:table-cell>
          <table:table-cell table:formula="of:=COM.MICROSOFT.TEXTJOIN(&quot;&quot;;TRUE();[.A720:.D720])" office:value-type="string" office:string-value="https://www.biblia.fo/bible.php?l=fo&amp;b=23&amp;c=40" calcext:value-type="string">
            <text:p>https://www.biblia.fo/bible.php?l=fo&amp;b=23&amp;c=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1" calcext:value-type="float">
            <text:p>41</text:p>
          </table:table-cell>
          <table:table-cell table:formula="of:=COM.MICROSOFT.TEXTJOIN(&quot;&quot;;TRUE();[.A721:.D721])" office:value-type="string" office:string-value="https://www.biblia.fo/bible.php?l=fo&amp;b=23&amp;c=41" calcext:value-type="string">
            <text:p>https://www.biblia.fo/bible.php?l=fo&amp;b=23&amp;c=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2" calcext:value-type="float">
            <text:p>42</text:p>
          </table:table-cell>
          <table:table-cell table:formula="of:=COM.MICROSOFT.TEXTJOIN(&quot;&quot;;TRUE();[.A722:.D722])" office:value-type="string" office:string-value="https://www.biblia.fo/bible.php?l=fo&amp;b=23&amp;c=42" calcext:value-type="string">
            <text:p>https://www.biblia.fo/bible.php?l=fo&amp;b=23&amp;c=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3" calcext:value-type="float">
            <text:p>43</text:p>
          </table:table-cell>
          <table:table-cell table:formula="of:=COM.MICROSOFT.TEXTJOIN(&quot;&quot;;TRUE();[.A723:.D723])" office:value-type="string" office:string-value="https://www.biblia.fo/bible.php?l=fo&amp;b=23&amp;c=43" calcext:value-type="string">
            <text:p>https://www.biblia.fo/bible.php?l=fo&amp;b=23&amp;c=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4" calcext:value-type="float">
            <text:p>44</text:p>
          </table:table-cell>
          <table:table-cell table:formula="of:=COM.MICROSOFT.TEXTJOIN(&quot;&quot;;TRUE();[.A724:.D724])" office:value-type="string" office:string-value="https://www.biblia.fo/bible.php?l=fo&amp;b=23&amp;c=44" calcext:value-type="string">
            <text:p>https://www.biblia.fo/bible.php?l=fo&amp;b=23&amp;c=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5" calcext:value-type="float">
            <text:p>45</text:p>
          </table:table-cell>
          <table:table-cell table:formula="of:=COM.MICROSOFT.TEXTJOIN(&quot;&quot;;TRUE();[.A725:.D725])" office:value-type="string" office:string-value="https://www.biblia.fo/bible.php?l=fo&amp;b=23&amp;c=45" calcext:value-type="string">
            <text:p>https://www.biblia.fo/bible.php?l=fo&amp;b=23&amp;c=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6" calcext:value-type="float">
            <text:p>46</text:p>
          </table:table-cell>
          <table:table-cell table:formula="of:=COM.MICROSOFT.TEXTJOIN(&quot;&quot;;TRUE();[.A726:.D726])" office:value-type="string" office:string-value="https://www.biblia.fo/bible.php?l=fo&amp;b=23&amp;c=46" calcext:value-type="string">
            <text:p>https://www.biblia.fo/bible.php?l=fo&amp;b=23&amp;c=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7" calcext:value-type="float">
            <text:p>47</text:p>
          </table:table-cell>
          <table:table-cell table:formula="of:=COM.MICROSOFT.TEXTJOIN(&quot;&quot;;TRUE();[.A727:.D727])" office:value-type="string" office:string-value="https://www.biblia.fo/bible.php?l=fo&amp;b=23&amp;c=47" calcext:value-type="string">
            <text:p>https://www.biblia.fo/bible.php?l=fo&amp;b=23&amp;c=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8" calcext:value-type="float">
            <text:p>48</text:p>
          </table:table-cell>
          <table:table-cell table:formula="of:=COM.MICROSOFT.TEXTJOIN(&quot;&quot;;TRUE();[.A728:.D728])" office:value-type="string" office:string-value="https://www.biblia.fo/bible.php?l=fo&amp;b=23&amp;c=48" calcext:value-type="string">
            <text:p>https://www.biblia.fo/bible.php?l=fo&amp;b=23&amp;c=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49" calcext:value-type="float">
            <text:p>49</text:p>
          </table:table-cell>
          <table:table-cell table:formula="of:=COM.MICROSOFT.TEXTJOIN(&quot;&quot;;TRUE();[.A729:.D729])" office:value-type="string" office:string-value="https://www.biblia.fo/bible.php?l=fo&amp;b=23&amp;c=49" calcext:value-type="string">
            <text:p>https://www.biblia.fo/bible.php?l=fo&amp;b=23&amp;c=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0" calcext:value-type="float">
            <text:p>50</text:p>
          </table:table-cell>
          <table:table-cell table:formula="of:=COM.MICROSOFT.TEXTJOIN(&quot;&quot;;TRUE();[.A730:.D730])" office:value-type="string" office:string-value="https://www.biblia.fo/bible.php?l=fo&amp;b=23&amp;c=50" calcext:value-type="string">
            <text:p>https://www.biblia.fo/bible.php?l=fo&amp;b=23&amp;c=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1" calcext:value-type="float">
            <text:p>51</text:p>
          </table:table-cell>
          <table:table-cell table:formula="of:=COM.MICROSOFT.TEXTJOIN(&quot;&quot;;TRUE();[.A731:.D731])" office:value-type="string" office:string-value="https://www.biblia.fo/bible.php?l=fo&amp;b=23&amp;c=51" calcext:value-type="string">
            <text:p>https://www.biblia.fo/bible.php?l=fo&amp;b=23&amp;c=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2" calcext:value-type="float">
            <text:p>52</text:p>
          </table:table-cell>
          <table:table-cell table:formula="of:=COM.MICROSOFT.TEXTJOIN(&quot;&quot;;TRUE();[.A732:.D732])" office:value-type="string" office:string-value="https://www.biblia.fo/bible.php?l=fo&amp;b=23&amp;c=52" calcext:value-type="string">
            <text:p>https://www.biblia.fo/bible.php?l=fo&amp;b=23&amp;c=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3" calcext:value-type="float">
            <text:p>53</text:p>
          </table:table-cell>
          <table:table-cell table:formula="of:=COM.MICROSOFT.TEXTJOIN(&quot;&quot;;TRUE();[.A733:.D733])" office:value-type="string" office:string-value="https://www.biblia.fo/bible.php?l=fo&amp;b=23&amp;c=53" calcext:value-type="string">
            <text:p>https://www.biblia.fo/bible.php?l=fo&amp;b=23&amp;c=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4" calcext:value-type="float">
            <text:p>54</text:p>
          </table:table-cell>
          <table:table-cell table:formula="of:=COM.MICROSOFT.TEXTJOIN(&quot;&quot;;TRUE();[.A734:.D734])" office:value-type="string" office:string-value="https://www.biblia.fo/bible.php?l=fo&amp;b=23&amp;c=54" calcext:value-type="string">
            <text:p>https://www.biblia.fo/bible.php?l=fo&amp;b=23&amp;c=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5" calcext:value-type="float">
            <text:p>55</text:p>
          </table:table-cell>
          <table:table-cell table:formula="of:=COM.MICROSOFT.TEXTJOIN(&quot;&quot;;TRUE();[.A735:.D735])" office:value-type="string" office:string-value="https://www.biblia.fo/bible.php?l=fo&amp;b=23&amp;c=55" calcext:value-type="string">
            <text:p>https://www.biblia.fo/bible.php?l=fo&amp;b=23&amp;c=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6" calcext:value-type="float">
            <text:p>56</text:p>
          </table:table-cell>
          <table:table-cell table:formula="of:=COM.MICROSOFT.TEXTJOIN(&quot;&quot;;TRUE();[.A736:.D736])" office:value-type="string" office:string-value="https://www.biblia.fo/bible.php?l=fo&amp;b=23&amp;c=56" calcext:value-type="string">
            <text:p>https://www.biblia.fo/bible.php?l=fo&amp;b=23&amp;c=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7" calcext:value-type="float">
            <text:p>57</text:p>
          </table:table-cell>
          <table:table-cell table:formula="of:=COM.MICROSOFT.TEXTJOIN(&quot;&quot;;TRUE();[.A737:.D737])" office:value-type="string" office:string-value="https://www.biblia.fo/bible.php?l=fo&amp;b=23&amp;c=57" calcext:value-type="string">
            <text:p>https://www.biblia.fo/bible.php?l=fo&amp;b=23&amp;c=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8" calcext:value-type="float">
            <text:p>58</text:p>
          </table:table-cell>
          <table:table-cell table:formula="of:=COM.MICROSOFT.TEXTJOIN(&quot;&quot;;TRUE();[.A738:.D738])" office:value-type="string" office:string-value="https://www.biblia.fo/bible.php?l=fo&amp;b=23&amp;c=58" calcext:value-type="string">
            <text:p>https://www.biblia.fo/bible.php?l=fo&amp;b=23&amp;c=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59" calcext:value-type="float">
            <text:p>59</text:p>
          </table:table-cell>
          <table:table-cell table:formula="of:=COM.MICROSOFT.TEXTJOIN(&quot;&quot;;TRUE();[.A739:.D739])" office:value-type="string" office:string-value="https://www.biblia.fo/bible.php?l=fo&amp;b=23&amp;c=59" calcext:value-type="string">
            <text:p>https://www.biblia.fo/bible.php?l=fo&amp;b=23&amp;c=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0" calcext:value-type="float">
            <text:p>60</text:p>
          </table:table-cell>
          <table:table-cell table:formula="of:=COM.MICROSOFT.TEXTJOIN(&quot;&quot;;TRUE();[.A740:.D740])" office:value-type="string" office:string-value="https://www.biblia.fo/bible.php?l=fo&amp;b=23&amp;c=60" calcext:value-type="string">
            <text:p>https://www.biblia.fo/bible.php?l=fo&amp;b=23&amp;c=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1" calcext:value-type="float">
            <text:p>61</text:p>
          </table:table-cell>
          <table:table-cell table:formula="of:=COM.MICROSOFT.TEXTJOIN(&quot;&quot;;TRUE();[.A741:.D741])" office:value-type="string" office:string-value="https://www.biblia.fo/bible.php?l=fo&amp;b=23&amp;c=61" calcext:value-type="string">
            <text:p>https://www.biblia.fo/bible.php?l=fo&amp;b=23&amp;c=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2" calcext:value-type="float">
            <text:p>62</text:p>
          </table:table-cell>
          <table:table-cell table:formula="of:=COM.MICROSOFT.TEXTJOIN(&quot;&quot;;TRUE();[.A742:.D742])" office:value-type="string" office:string-value="https://www.biblia.fo/bible.php?l=fo&amp;b=23&amp;c=62" calcext:value-type="string">
            <text:p>https://www.biblia.fo/bible.php?l=fo&amp;b=23&amp;c=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3" calcext:value-type="float">
            <text:p>63</text:p>
          </table:table-cell>
          <table:table-cell table:formula="of:=COM.MICROSOFT.TEXTJOIN(&quot;&quot;;TRUE();[.A743:.D743])" office:value-type="string" office:string-value="https://www.biblia.fo/bible.php?l=fo&amp;b=23&amp;c=63" calcext:value-type="string">
            <text:p>https://www.biblia.fo/bible.php?l=fo&amp;b=23&amp;c=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4" calcext:value-type="float">
            <text:p>64</text:p>
          </table:table-cell>
          <table:table-cell table:formula="of:=COM.MICROSOFT.TEXTJOIN(&quot;&quot;;TRUE();[.A744:.D744])" office:value-type="string" office:string-value="https://www.biblia.fo/bible.php?l=fo&amp;b=23&amp;c=64" calcext:value-type="string">
            <text:p>https://www.biblia.fo/bible.php?l=fo&amp;b=23&amp;c=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5" calcext:value-type="float">
            <text:p>65</text:p>
          </table:table-cell>
          <table:table-cell table:formula="of:=COM.MICROSOFT.TEXTJOIN(&quot;&quot;;TRUE();[.A745:.D745])" office:value-type="string" office:string-value="https://www.biblia.fo/bible.php?l=fo&amp;b=23&amp;c=65" calcext:value-type="string">
            <text:p>https://www.biblia.fo/bible.php?l=fo&amp;b=23&amp;c=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c=</text:p>
          </table:table-cell>
          <table:table-cell office:value-type="float" office:value="66" calcext:value-type="float">
            <text:p>66</text:p>
          </table:table-cell>
          <table:table-cell table:formula="of:=COM.MICROSOFT.TEXTJOIN(&quot;&quot;;TRUE();[.A746:.D746])" office:value-type="string" office:string-value="https://www.biblia.fo/bible.php?l=fo&amp;b=23&amp;c=66" calcext:value-type="string">
            <text:p>https://www.biblia.fo/bible.php?l=fo&amp;b=23&amp;c=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747:.D747])" office:value-type="string" office:string-value="https://www.biblia.fo/bible.php?l=fo&amp;b=24&amp;c=1" calcext:value-type="string">
            <text:p>https://www.biblia.fo/bible.php?l=fo&amp;b=24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748:.D748])" office:value-type="string" office:string-value="https://www.biblia.fo/bible.php?l=fo&amp;b=24&amp;c=2" calcext:value-type="string">
            <text:p>https://www.biblia.fo/bible.php?l=fo&amp;b=24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749:.D749])" office:value-type="string" office:string-value="https://www.biblia.fo/bible.php?l=fo&amp;b=24&amp;c=3" calcext:value-type="string">
            <text:p>https://www.biblia.fo/bible.php?l=fo&amp;b=24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750:.D750])" office:value-type="string" office:string-value="https://www.biblia.fo/bible.php?l=fo&amp;b=24&amp;c=4" calcext:value-type="string">
            <text:p>https://www.biblia.fo/bible.php?l=fo&amp;b=24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751:.D751])" office:value-type="string" office:string-value="https://www.biblia.fo/bible.php?l=fo&amp;b=24&amp;c=5" calcext:value-type="string">
            <text:p>https://www.biblia.fo/bible.php?l=fo&amp;b=24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752:.D752])" office:value-type="string" office:string-value="https://www.biblia.fo/bible.php?l=fo&amp;b=24&amp;c=6" calcext:value-type="string">
            <text:p>https://www.biblia.fo/bible.php?l=fo&amp;b=24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753:.D753])" office:value-type="string" office:string-value="https://www.biblia.fo/bible.php?l=fo&amp;b=24&amp;c=7" calcext:value-type="string">
            <text:p>https://www.biblia.fo/bible.php?l=fo&amp;b=24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754:.D754])" office:value-type="string" office:string-value="https://www.biblia.fo/bible.php?l=fo&amp;b=24&amp;c=8" calcext:value-type="string">
            <text:p>https://www.biblia.fo/bible.php?l=fo&amp;b=24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755:.D755])" office:value-type="string" office:string-value="https://www.biblia.fo/bible.php?l=fo&amp;b=24&amp;c=9" calcext:value-type="string">
            <text:p>https://www.biblia.fo/bible.php?l=fo&amp;b=24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756:.D756])" office:value-type="string" office:string-value="https://www.biblia.fo/bible.php?l=fo&amp;b=24&amp;c=10" calcext:value-type="string">
            <text:p>https://www.biblia.fo/bible.php?l=fo&amp;b=24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757:.D757])" office:value-type="string" office:string-value="https://www.biblia.fo/bible.php?l=fo&amp;b=24&amp;c=11" calcext:value-type="string">
            <text:p>https://www.biblia.fo/bible.php?l=fo&amp;b=24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758:.D758])" office:value-type="string" office:string-value="https://www.biblia.fo/bible.php?l=fo&amp;b=24&amp;c=12" calcext:value-type="string">
            <text:p>https://www.biblia.fo/bible.php?l=fo&amp;b=24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759:.D759])" office:value-type="string" office:string-value="https://www.biblia.fo/bible.php?l=fo&amp;b=24&amp;c=13" calcext:value-type="string">
            <text:p>https://www.biblia.fo/bible.php?l=fo&amp;b=24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760:.D760])" office:value-type="string" office:string-value="https://www.biblia.fo/bible.php?l=fo&amp;b=24&amp;c=14" calcext:value-type="string">
            <text:p>https://www.biblia.fo/bible.php?l=fo&amp;b=24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761:.D761])" office:value-type="string" office:string-value="https://www.biblia.fo/bible.php?l=fo&amp;b=24&amp;c=15" calcext:value-type="string">
            <text:p>https://www.biblia.fo/bible.php?l=fo&amp;b=24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762:.D762])" office:value-type="string" office:string-value="https://www.biblia.fo/bible.php?l=fo&amp;b=24&amp;c=16" calcext:value-type="string">
            <text:p>https://www.biblia.fo/bible.php?l=fo&amp;b=24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763:.D763])" office:value-type="string" office:string-value="https://www.biblia.fo/bible.php?l=fo&amp;b=24&amp;c=17" calcext:value-type="string">
            <text:p>https://www.biblia.fo/bible.php?l=fo&amp;b=24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764:.D764])" office:value-type="string" office:string-value="https://www.biblia.fo/bible.php?l=fo&amp;b=24&amp;c=18" calcext:value-type="string">
            <text:p>https://www.biblia.fo/bible.php?l=fo&amp;b=24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765:.D765])" office:value-type="string" office:string-value="https://www.biblia.fo/bible.php?l=fo&amp;b=24&amp;c=19" calcext:value-type="string">
            <text:p>https://www.biblia.fo/bible.php?l=fo&amp;b=24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766:.D766])" office:value-type="string" office:string-value="https://www.biblia.fo/bible.php?l=fo&amp;b=24&amp;c=20" calcext:value-type="string">
            <text:p>https://www.biblia.fo/bible.php?l=fo&amp;b=24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767:.D767])" office:value-type="string" office:string-value="https://www.biblia.fo/bible.php?l=fo&amp;b=24&amp;c=21" calcext:value-type="string">
            <text:p>https://www.biblia.fo/bible.php?l=fo&amp;b=24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768:.D768])" office:value-type="string" office:string-value="https://www.biblia.fo/bible.php?l=fo&amp;b=24&amp;c=22" calcext:value-type="string">
            <text:p>https://www.biblia.fo/bible.php?l=fo&amp;b=24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769:.D769])" office:value-type="string" office:string-value="https://www.biblia.fo/bible.php?l=fo&amp;b=24&amp;c=23" calcext:value-type="string">
            <text:p>https://www.biblia.fo/bible.php?l=fo&amp;b=24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770:.D770])" office:value-type="string" office:string-value="https://www.biblia.fo/bible.php?l=fo&amp;b=24&amp;c=24" calcext:value-type="string">
            <text:p>https://www.biblia.fo/bible.php?l=fo&amp;b=24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771:.D771])" office:value-type="string" office:string-value="https://www.biblia.fo/bible.php?l=fo&amp;b=24&amp;c=25" calcext:value-type="string">
            <text:p>https://www.biblia.fo/bible.php?l=fo&amp;b=24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772:.D772])" office:value-type="string" office:string-value="https://www.biblia.fo/bible.php?l=fo&amp;b=24&amp;c=26" calcext:value-type="string">
            <text:p>https://www.biblia.fo/bible.php?l=fo&amp;b=24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773:.D773])" office:value-type="string" office:string-value="https://www.biblia.fo/bible.php?l=fo&amp;b=24&amp;c=27" calcext:value-type="string">
            <text:p>https://www.biblia.fo/bible.php?l=fo&amp;b=24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774:.D774])" office:value-type="string" office:string-value="https://www.biblia.fo/bible.php?l=fo&amp;b=24&amp;c=28" calcext:value-type="string">
            <text:p>https://www.biblia.fo/bible.php?l=fo&amp;b=24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775:.D775])" office:value-type="string" office:string-value="https://www.biblia.fo/bible.php?l=fo&amp;b=24&amp;c=29" calcext:value-type="string">
            <text:p>https://www.biblia.fo/bible.php?l=fo&amp;b=24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776:.D776])" office:value-type="string" office:string-value="https://www.biblia.fo/bible.php?l=fo&amp;b=24&amp;c=30" calcext:value-type="string">
            <text:p>https://www.biblia.fo/bible.php?l=fo&amp;b=24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777:.D777])" office:value-type="string" office:string-value="https://www.biblia.fo/bible.php?l=fo&amp;b=24&amp;c=31" calcext:value-type="string">
            <text:p>https://www.biblia.fo/bible.php?l=fo&amp;b=24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778:.D778])" office:value-type="string" office:string-value="https://www.biblia.fo/bible.php?l=fo&amp;b=24&amp;c=32" calcext:value-type="string">
            <text:p>https://www.biblia.fo/bible.php?l=fo&amp;b=24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779:.D779])" office:value-type="string" office:string-value="https://www.biblia.fo/bible.php?l=fo&amp;b=24&amp;c=33" calcext:value-type="string">
            <text:p>https://www.biblia.fo/bible.php?l=fo&amp;b=24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780:.D780])" office:value-type="string" office:string-value="https://www.biblia.fo/bible.php?l=fo&amp;b=24&amp;c=34" calcext:value-type="string">
            <text:p>https://www.biblia.fo/bible.php?l=fo&amp;b=24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781:.D781])" office:value-type="string" office:string-value="https://www.biblia.fo/bible.php?l=fo&amp;b=24&amp;c=35" calcext:value-type="string">
            <text:p>https://www.biblia.fo/bible.php?l=fo&amp;b=24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782:.D782])" office:value-type="string" office:string-value="https://www.biblia.fo/bible.php?l=fo&amp;b=24&amp;c=36" calcext:value-type="string">
            <text:p>https://www.biblia.fo/bible.php?l=fo&amp;b=24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7" calcext:value-type="float">
            <text:p>37</text:p>
          </table:table-cell>
          <table:table-cell table:formula="of:=COM.MICROSOFT.TEXTJOIN(&quot;&quot;;TRUE();[.A783:.D783])" office:value-type="string" office:string-value="https://www.biblia.fo/bible.php?l=fo&amp;b=24&amp;c=37" calcext:value-type="string">
            <text:p>https://www.biblia.fo/bible.php?l=fo&amp;b=24&amp;c=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8" calcext:value-type="float">
            <text:p>38</text:p>
          </table:table-cell>
          <table:table-cell table:formula="of:=COM.MICROSOFT.TEXTJOIN(&quot;&quot;;TRUE();[.A784:.D784])" office:value-type="string" office:string-value="https://www.biblia.fo/bible.php?l=fo&amp;b=24&amp;c=38" calcext:value-type="string">
            <text:p>https://www.biblia.fo/bible.php?l=fo&amp;b=24&amp;c=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39" calcext:value-type="float">
            <text:p>39</text:p>
          </table:table-cell>
          <table:table-cell table:formula="of:=COM.MICROSOFT.TEXTJOIN(&quot;&quot;;TRUE();[.A785:.D785])" office:value-type="string" office:string-value="https://www.biblia.fo/bible.php?l=fo&amp;b=24&amp;c=39" calcext:value-type="string">
            <text:p>https://www.biblia.fo/bible.php?l=fo&amp;b=24&amp;c=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0" calcext:value-type="float">
            <text:p>40</text:p>
          </table:table-cell>
          <table:table-cell table:formula="of:=COM.MICROSOFT.TEXTJOIN(&quot;&quot;;TRUE();[.A786:.D786])" office:value-type="string" office:string-value="https://www.biblia.fo/bible.php?l=fo&amp;b=24&amp;c=40" calcext:value-type="string">
            <text:p>https://www.biblia.fo/bible.php?l=fo&amp;b=24&amp;c=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1" calcext:value-type="float">
            <text:p>41</text:p>
          </table:table-cell>
          <table:table-cell table:formula="of:=COM.MICROSOFT.TEXTJOIN(&quot;&quot;;TRUE();[.A787:.D787])" office:value-type="string" office:string-value="https://www.biblia.fo/bible.php?l=fo&amp;b=24&amp;c=41" calcext:value-type="string">
            <text:p>https://www.biblia.fo/bible.php?l=fo&amp;b=24&amp;c=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2" calcext:value-type="float">
            <text:p>42</text:p>
          </table:table-cell>
          <table:table-cell table:formula="of:=COM.MICROSOFT.TEXTJOIN(&quot;&quot;;TRUE();[.A788:.D788])" office:value-type="string" office:string-value="https://www.biblia.fo/bible.php?l=fo&amp;b=24&amp;c=42" calcext:value-type="string">
            <text:p>https://www.biblia.fo/bible.php?l=fo&amp;b=24&amp;c=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3" calcext:value-type="float">
            <text:p>43</text:p>
          </table:table-cell>
          <table:table-cell table:formula="of:=COM.MICROSOFT.TEXTJOIN(&quot;&quot;;TRUE();[.A789:.D789])" office:value-type="string" office:string-value="https://www.biblia.fo/bible.php?l=fo&amp;b=24&amp;c=43" calcext:value-type="string">
            <text:p>https://www.biblia.fo/bible.php?l=fo&amp;b=24&amp;c=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4" calcext:value-type="float">
            <text:p>44</text:p>
          </table:table-cell>
          <table:table-cell table:formula="of:=COM.MICROSOFT.TEXTJOIN(&quot;&quot;;TRUE();[.A790:.D790])" office:value-type="string" office:string-value="https://www.biblia.fo/bible.php?l=fo&amp;b=24&amp;c=44" calcext:value-type="string">
            <text:p>https://www.biblia.fo/bible.php?l=fo&amp;b=24&amp;c=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5" calcext:value-type="float">
            <text:p>45</text:p>
          </table:table-cell>
          <table:table-cell table:formula="of:=COM.MICROSOFT.TEXTJOIN(&quot;&quot;;TRUE();[.A791:.D791])" office:value-type="string" office:string-value="https://www.biblia.fo/bible.php?l=fo&amp;b=24&amp;c=45" calcext:value-type="string">
            <text:p>https://www.biblia.fo/bible.php?l=fo&amp;b=24&amp;c=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6" calcext:value-type="float">
            <text:p>46</text:p>
          </table:table-cell>
          <table:table-cell table:formula="of:=COM.MICROSOFT.TEXTJOIN(&quot;&quot;;TRUE();[.A792:.D792])" office:value-type="string" office:string-value="https://www.biblia.fo/bible.php?l=fo&amp;b=24&amp;c=46" calcext:value-type="string">
            <text:p>https://www.biblia.fo/bible.php?l=fo&amp;b=24&amp;c=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7" calcext:value-type="float">
            <text:p>47</text:p>
          </table:table-cell>
          <table:table-cell table:formula="of:=COM.MICROSOFT.TEXTJOIN(&quot;&quot;;TRUE();[.A793:.D793])" office:value-type="string" office:string-value="https://www.biblia.fo/bible.php?l=fo&amp;b=24&amp;c=47" calcext:value-type="string">
            <text:p>https://www.biblia.fo/bible.php?l=fo&amp;b=24&amp;c=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8" calcext:value-type="float">
            <text:p>48</text:p>
          </table:table-cell>
          <table:table-cell table:formula="of:=COM.MICROSOFT.TEXTJOIN(&quot;&quot;;TRUE();[.A794:.D794])" office:value-type="string" office:string-value="https://www.biblia.fo/bible.php?l=fo&amp;b=24&amp;c=48" calcext:value-type="string">
            <text:p>https://www.biblia.fo/bible.php?l=fo&amp;b=24&amp;c=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49" calcext:value-type="float">
            <text:p>49</text:p>
          </table:table-cell>
          <table:table-cell table:formula="of:=COM.MICROSOFT.TEXTJOIN(&quot;&quot;;TRUE();[.A795:.D795])" office:value-type="string" office:string-value="https://www.biblia.fo/bible.php?l=fo&amp;b=24&amp;c=49" calcext:value-type="string">
            <text:p>https://www.biblia.fo/bible.php?l=fo&amp;b=24&amp;c=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50" calcext:value-type="float">
            <text:p>50</text:p>
          </table:table-cell>
          <table:table-cell table:formula="of:=COM.MICROSOFT.TEXTJOIN(&quot;&quot;;TRUE();[.A796:.D796])" office:value-type="string" office:string-value="https://www.biblia.fo/bible.php?l=fo&amp;b=24&amp;c=50" calcext:value-type="string">
            <text:p>https://www.biblia.fo/bible.php?l=fo&amp;b=24&amp;c=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51" calcext:value-type="float">
            <text:p>51</text:p>
          </table:table-cell>
          <table:table-cell table:formula="of:=COM.MICROSOFT.TEXTJOIN(&quot;&quot;;TRUE();[.A797:.D797])" office:value-type="string" office:string-value="https://www.biblia.fo/bible.php?l=fo&amp;b=24&amp;c=51" calcext:value-type="string">
            <text:p>https://www.biblia.fo/bible.php?l=fo&amp;b=24&amp;c=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c=</text:p>
          </table:table-cell>
          <table:table-cell office:value-type="float" office:value="52" calcext:value-type="float">
            <text:p>52</text:p>
          </table:table-cell>
          <table:table-cell table:formula="of:=COM.MICROSOFT.TEXTJOIN(&quot;&quot;;TRUE();[.A798:.D798])" office:value-type="string" office:string-value="https://www.biblia.fo/bible.php?l=fo&amp;b=24&amp;c=52" calcext:value-type="string">
            <text:p>https://www.biblia.fo/bible.php?l=fo&amp;b=24&amp;c=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799:.D799])" office:value-type="string" office:string-value="https://www.biblia.fo/bible.php?l=fo&amp;b=25&amp;c=1" calcext:value-type="string">
            <text:p>https://www.biblia.fo/bible.php?l=fo&amp;b=25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00:.D800])" office:value-type="string" office:string-value="https://www.biblia.fo/bible.php?l=fo&amp;b=25&amp;c=2" calcext:value-type="string">
            <text:p>https://www.biblia.fo/bible.php?l=fo&amp;b=25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01:.D801])" office:value-type="string" office:string-value="https://www.biblia.fo/bible.php?l=fo&amp;b=25&amp;c=3" calcext:value-type="string">
            <text:p>https://www.biblia.fo/bible.php?l=fo&amp;b=25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802:.D802])" office:value-type="string" office:string-value="https://www.biblia.fo/bible.php?l=fo&amp;b=25&amp;c=4" calcext:value-type="string">
            <text:p>https://www.biblia.fo/bible.php?l=fo&amp;b=25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803:.D803])" office:value-type="string" office:string-value="https://www.biblia.fo/bible.php?l=fo&amp;b=25&amp;c=5" calcext:value-type="string">
            <text:p>https://www.biblia.fo/bible.php?l=fo&amp;b=25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04:.D804])" office:value-type="string" office:string-value="https://www.biblia.fo/bible.php?l=fo&amp;b=26&amp;c=1" calcext:value-type="string">
            <text:p>https://www.biblia.fo/bible.php?l=fo&amp;b=26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05:.D805])" office:value-type="string" office:string-value="https://www.biblia.fo/bible.php?l=fo&amp;b=26&amp;c=2" calcext:value-type="string">
            <text:p>https://www.biblia.fo/bible.php?l=fo&amp;b=26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06:.D806])" office:value-type="string" office:string-value="https://www.biblia.fo/bible.php?l=fo&amp;b=26&amp;c=3" calcext:value-type="string">
            <text:p>https://www.biblia.fo/bible.php?l=fo&amp;b=26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807:.D807])" office:value-type="string" office:string-value="https://www.biblia.fo/bible.php?l=fo&amp;b=26&amp;c=4" calcext:value-type="string">
            <text:p>https://www.biblia.fo/bible.php?l=fo&amp;b=26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808:.D808])" office:value-type="string" office:string-value="https://www.biblia.fo/bible.php?l=fo&amp;b=26&amp;c=5" calcext:value-type="string">
            <text:p>https://www.biblia.fo/bible.php?l=fo&amp;b=26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809:.D809])" office:value-type="string" office:string-value="https://www.biblia.fo/bible.php?l=fo&amp;b=26&amp;c=6" calcext:value-type="string">
            <text:p>https://www.biblia.fo/bible.php?l=fo&amp;b=26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810:.D810])" office:value-type="string" office:string-value="https://www.biblia.fo/bible.php?l=fo&amp;b=26&amp;c=7" calcext:value-type="string">
            <text:p>https://www.biblia.fo/bible.php?l=fo&amp;b=26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811:.D811])" office:value-type="string" office:string-value="https://www.biblia.fo/bible.php?l=fo&amp;b=26&amp;c=8" calcext:value-type="string">
            <text:p>https://www.biblia.fo/bible.php?l=fo&amp;b=26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812:.D812])" office:value-type="string" office:string-value="https://www.biblia.fo/bible.php?l=fo&amp;b=26&amp;c=9" calcext:value-type="string">
            <text:p>https://www.biblia.fo/bible.php?l=fo&amp;b=26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813:.D813])" office:value-type="string" office:string-value="https://www.biblia.fo/bible.php?l=fo&amp;b=26&amp;c=10" calcext:value-type="string">
            <text:p>https://www.biblia.fo/bible.php?l=fo&amp;b=26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814:.D814])" office:value-type="string" office:string-value="https://www.biblia.fo/bible.php?l=fo&amp;b=26&amp;c=11" calcext:value-type="string">
            <text:p>https://www.biblia.fo/bible.php?l=fo&amp;b=26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815:.D815])" office:value-type="string" office:string-value="https://www.biblia.fo/bible.php?l=fo&amp;b=26&amp;c=12" calcext:value-type="string">
            <text:p>https://www.biblia.fo/bible.php?l=fo&amp;b=26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816:.D816])" office:value-type="string" office:string-value="https://www.biblia.fo/bible.php?l=fo&amp;b=26&amp;c=13" calcext:value-type="string">
            <text:p>https://www.biblia.fo/bible.php?l=fo&amp;b=26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817:.D817])" office:value-type="string" office:string-value="https://www.biblia.fo/bible.php?l=fo&amp;b=26&amp;c=14" calcext:value-type="string">
            <text:p>https://www.biblia.fo/bible.php?l=fo&amp;b=26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818:.D818])" office:value-type="string" office:string-value="https://www.biblia.fo/bible.php?l=fo&amp;b=26&amp;c=15" calcext:value-type="string">
            <text:p>https://www.biblia.fo/bible.php?l=fo&amp;b=26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819:.D819])" office:value-type="string" office:string-value="https://www.biblia.fo/bible.php?l=fo&amp;b=26&amp;c=16" calcext:value-type="string">
            <text:p>https://www.biblia.fo/bible.php?l=fo&amp;b=26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820:.D820])" office:value-type="string" office:string-value="https://www.biblia.fo/bible.php?l=fo&amp;b=26&amp;c=17" calcext:value-type="string">
            <text:p>https://www.biblia.fo/bible.php?l=fo&amp;b=26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821:.D821])" office:value-type="string" office:string-value="https://www.biblia.fo/bible.php?l=fo&amp;b=26&amp;c=18" calcext:value-type="string">
            <text:p>https://www.biblia.fo/bible.php?l=fo&amp;b=26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822:.D822])" office:value-type="string" office:string-value="https://www.biblia.fo/bible.php?l=fo&amp;b=26&amp;c=19" calcext:value-type="string">
            <text:p>https://www.biblia.fo/bible.php?l=fo&amp;b=26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823:.D823])" office:value-type="string" office:string-value="https://www.biblia.fo/bible.php?l=fo&amp;b=26&amp;c=20" calcext:value-type="string">
            <text:p>https://www.biblia.fo/bible.php?l=fo&amp;b=26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824:.D824])" office:value-type="string" office:string-value="https://www.biblia.fo/bible.php?l=fo&amp;b=26&amp;c=21" calcext:value-type="string">
            <text:p>https://www.biblia.fo/bible.php?l=fo&amp;b=26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825:.D825])" office:value-type="string" office:string-value="https://www.biblia.fo/bible.php?l=fo&amp;b=26&amp;c=22" calcext:value-type="string">
            <text:p>https://www.biblia.fo/bible.php?l=fo&amp;b=26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826:.D826])" office:value-type="string" office:string-value="https://www.biblia.fo/bible.php?l=fo&amp;b=26&amp;c=23" calcext:value-type="string">
            <text:p>https://www.biblia.fo/bible.php?l=fo&amp;b=26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827:.D827])" office:value-type="string" office:string-value="https://www.biblia.fo/bible.php?l=fo&amp;b=26&amp;c=24" calcext:value-type="string">
            <text:p>https://www.biblia.fo/bible.php?l=fo&amp;b=26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828:.D828])" office:value-type="string" office:string-value="https://www.biblia.fo/bible.php?l=fo&amp;b=26&amp;c=25" calcext:value-type="string">
            <text:p>https://www.biblia.fo/bible.php?l=fo&amp;b=26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829:.D829])" office:value-type="string" office:string-value="https://www.biblia.fo/bible.php?l=fo&amp;b=26&amp;c=26" calcext:value-type="string">
            <text:p>https://www.biblia.fo/bible.php?l=fo&amp;b=26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830:.D830])" office:value-type="string" office:string-value="https://www.biblia.fo/bible.php?l=fo&amp;b=26&amp;c=27" calcext:value-type="string">
            <text:p>https://www.biblia.fo/bible.php?l=fo&amp;b=26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831:.D831])" office:value-type="string" office:string-value="https://www.biblia.fo/bible.php?l=fo&amp;b=26&amp;c=28" calcext:value-type="string">
            <text:p>https://www.biblia.fo/bible.php?l=fo&amp;b=26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832:.D832])" office:value-type="string" office:string-value="https://www.biblia.fo/bible.php?l=fo&amp;b=26&amp;c=29" calcext:value-type="string">
            <text:p>https://www.biblia.fo/bible.php?l=fo&amp;b=26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833:.D833])" office:value-type="string" office:string-value="https://www.biblia.fo/bible.php?l=fo&amp;b=26&amp;c=30" calcext:value-type="string">
            <text:p>https://www.biblia.fo/bible.php?l=fo&amp;b=26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1" calcext:value-type="float">
            <text:p>31</text:p>
          </table:table-cell>
          <table:table-cell table:formula="of:=COM.MICROSOFT.TEXTJOIN(&quot;&quot;;TRUE();[.A834:.D834])" office:value-type="string" office:string-value="https://www.biblia.fo/bible.php?l=fo&amp;b=26&amp;c=31" calcext:value-type="string">
            <text:p>https://www.biblia.fo/bible.php?l=fo&amp;b=26&amp;c=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2" calcext:value-type="float">
            <text:p>32</text:p>
          </table:table-cell>
          <table:table-cell table:formula="of:=COM.MICROSOFT.TEXTJOIN(&quot;&quot;;TRUE();[.A835:.D835])" office:value-type="string" office:string-value="https://www.biblia.fo/bible.php?l=fo&amp;b=26&amp;c=32" calcext:value-type="string">
            <text:p>https://www.biblia.fo/bible.php?l=fo&amp;b=26&amp;c=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3" calcext:value-type="float">
            <text:p>33</text:p>
          </table:table-cell>
          <table:table-cell table:formula="of:=COM.MICROSOFT.TEXTJOIN(&quot;&quot;;TRUE();[.A836:.D836])" office:value-type="string" office:string-value="https://www.biblia.fo/bible.php?l=fo&amp;b=26&amp;c=33" calcext:value-type="string">
            <text:p>https://www.biblia.fo/bible.php?l=fo&amp;b=26&amp;c=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4" calcext:value-type="float">
            <text:p>34</text:p>
          </table:table-cell>
          <table:table-cell table:formula="of:=COM.MICROSOFT.TEXTJOIN(&quot;&quot;;TRUE();[.A837:.D837])" office:value-type="string" office:string-value="https://www.biblia.fo/bible.php?l=fo&amp;b=26&amp;c=34" calcext:value-type="string">
            <text:p>https://www.biblia.fo/bible.php?l=fo&amp;b=26&amp;c=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5" calcext:value-type="float">
            <text:p>35</text:p>
          </table:table-cell>
          <table:table-cell table:formula="of:=COM.MICROSOFT.TEXTJOIN(&quot;&quot;;TRUE();[.A838:.D838])" office:value-type="string" office:string-value="https://www.biblia.fo/bible.php?l=fo&amp;b=26&amp;c=35" calcext:value-type="string">
            <text:p>https://www.biblia.fo/bible.php?l=fo&amp;b=26&amp;c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6" calcext:value-type="float">
            <text:p>36</text:p>
          </table:table-cell>
          <table:table-cell table:formula="of:=COM.MICROSOFT.TEXTJOIN(&quot;&quot;;TRUE();[.A839:.D839])" office:value-type="string" office:string-value="https://www.biblia.fo/bible.php?l=fo&amp;b=26&amp;c=36" calcext:value-type="string">
            <text:p>https://www.biblia.fo/bible.php?l=fo&amp;b=26&amp;c=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7" calcext:value-type="float">
            <text:p>37</text:p>
          </table:table-cell>
          <table:table-cell table:formula="of:=COM.MICROSOFT.TEXTJOIN(&quot;&quot;;TRUE();[.A840:.D840])" office:value-type="string" office:string-value="https://www.biblia.fo/bible.php?l=fo&amp;b=26&amp;c=37" calcext:value-type="string">
            <text:p>https://www.biblia.fo/bible.php?l=fo&amp;b=26&amp;c=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8" calcext:value-type="float">
            <text:p>38</text:p>
          </table:table-cell>
          <table:table-cell table:formula="of:=COM.MICROSOFT.TEXTJOIN(&quot;&quot;;TRUE();[.A841:.D841])" office:value-type="string" office:string-value="https://www.biblia.fo/bible.php?l=fo&amp;b=26&amp;c=38" calcext:value-type="string">
            <text:p>https://www.biblia.fo/bible.php?l=fo&amp;b=26&amp;c=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39" calcext:value-type="float">
            <text:p>39</text:p>
          </table:table-cell>
          <table:table-cell table:formula="of:=COM.MICROSOFT.TEXTJOIN(&quot;&quot;;TRUE();[.A842:.D842])" office:value-type="string" office:string-value="https://www.biblia.fo/bible.php?l=fo&amp;b=26&amp;c=39" calcext:value-type="string">
            <text:p>https://www.biblia.fo/bible.php?l=fo&amp;b=26&amp;c=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0" calcext:value-type="float">
            <text:p>40</text:p>
          </table:table-cell>
          <table:table-cell table:formula="of:=COM.MICROSOFT.TEXTJOIN(&quot;&quot;;TRUE();[.A843:.D843])" office:value-type="string" office:string-value="https://www.biblia.fo/bible.php?l=fo&amp;b=26&amp;c=40" calcext:value-type="string">
            <text:p>https://www.biblia.fo/bible.php?l=fo&amp;b=26&amp;c=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1" calcext:value-type="float">
            <text:p>41</text:p>
          </table:table-cell>
          <table:table-cell table:formula="of:=COM.MICROSOFT.TEXTJOIN(&quot;&quot;;TRUE();[.A844:.D844])" office:value-type="string" office:string-value="https://www.biblia.fo/bible.php?l=fo&amp;b=26&amp;c=41" calcext:value-type="string">
            <text:p>https://www.biblia.fo/bible.php?l=fo&amp;b=26&amp;c=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2" calcext:value-type="float">
            <text:p>42</text:p>
          </table:table-cell>
          <table:table-cell table:formula="of:=COM.MICROSOFT.TEXTJOIN(&quot;&quot;;TRUE();[.A845:.D845])" office:value-type="string" office:string-value="https://www.biblia.fo/bible.php?l=fo&amp;b=26&amp;c=42" calcext:value-type="string">
            <text:p>https://www.biblia.fo/bible.php?l=fo&amp;b=26&amp;c=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3" calcext:value-type="float">
            <text:p>43</text:p>
          </table:table-cell>
          <table:table-cell table:formula="of:=COM.MICROSOFT.TEXTJOIN(&quot;&quot;;TRUE();[.A846:.D846])" office:value-type="string" office:string-value="https://www.biblia.fo/bible.php?l=fo&amp;b=26&amp;c=43" calcext:value-type="string">
            <text:p>https://www.biblia.fo/bible.php?l=fo&amp;b=26&amp;c=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4" calcext:value-type="float">
            <text:p>44</text:p>
          </table:table-cell>
          <table:table-cell table:formula="of:=COM.MICROSOFT.TEXTJOIN(&quot;&quot;;TRUE();[.A847:.D847])" office:value-type="string" office:string-value="https://www.biblia.fo/bible.php?l=fo&amp;b=26&amp;c=44" calcext:value-type="string">
            <text:p>https://www.biblia.fo/bible.php?l=fo&amp;b=26&amp;c=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5" calcext:value-type="float">
            <text:p>45</text:p>
          </table:table-cell>
          <table:table-cell table:formula="of:=COM.MICROSOFT.TEXTJOIN(&quot;&quot;;TRUE();[.A848:.D848])" office:value-type="string" office:string-value="https://www.biblia.fo/bible.php?l=fo&amp;b=26&amp;c=45" calcext:value-type="string">
            <text:p>https://www.biblia.fo/bible.php?l=fo&amp;b=26&amp;c=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6" calcext:value-type="float">
            <text:p>46</text:p>
          </table:table-cell>
          <table:table-cell table:formula="of:=COM.MICROSOFT.TEXTJOIN(&quot;&quot;;TRUE();[.A849:.D849])" office:value-type="string" office:string-value="https://www.biblia.fo/bible.php?l=fo&amp;b=26&amp;c=46" calcext:value-type="string">
            <text:p>https://www.biblia.fo/bible.php?l=fo&amp;b=26&amp;c=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7" calcext:value-type="float">
            <text:p>47</text:p>
          </table:table-cell>
          <table:table-cell table:formula="of:=COM.MICROSOFT.TEXTJOIN(&quot;&quot;;TRUE();[.A850:.D850])" office:value-type="string" office:string-value="https://www.biblia.fo/bible.php?l=fo&amp;b=26&amp;c=47" calcext:value-type="string">
            <text:p>https://www.biblia.fo/bible.php?l=fo&amp;b=26&amp;c=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c=</text:p>
          </table:table-cell>
          <table:table-cell office:value-type="float" office:value="48" calcext:value-type="float">
            <text:p>48</text:p>
          </table:table-cell>
          <table:table-cell table:formula="of:=COM.MICROSOFT.TEXTJOIN(&quot;&quot;;TRUE();[.A851:.D851])" office:value-type="string" office:string-value="https://www.biblia.fo/bible.php?l=fo&amp;b=26&amp;c=48" calcext:value-type="string">
            <text:p>https://www.biblia.fo/bible.php?l=fo&amp;b=26&amp;c=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52:.D852])" office:value-type="string" office:string-value="https://www.biblia.fo/bible.php?l=fo&amp;b=27&amp;c=1" calcext:value-type="string">
            <text:p>https://www.biblia.fo/bible.php?l=fo&amp;b=27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53:.D853])" office:value-type="string" office:string-value="https://www.biblia.fo/bible.php?l=fo&amp;b=27&amp;c=2" calcext:value-type="string">
            <text:p>https://www.biblia.fo/bible.php?l=fo&amp;b=27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54:.D854])" office:value-type="string" office:string-value="https://www.biblia.fo/bible.php?l=fo&amp;b=27&amp;c=3" calcext:value-type="string">
            <text:p>https://www.biblia.fo/bible.php?l=fo&amp;b=27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855:.D855])" office:value-type="string" office:string-value="https://www.biblia.fo/bible.php?l=fo&amp;b=27&amp;c=4" calcext:value-type="string">
            <text:p>https://www.biblia.fo/bible.php?l=fo&amp;b=27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856:.D856])" office:value-type="string" office:string-value="https://www.biblia.fo/bible.php?l=fo&amp;b=27&amp;c=5" calcext:value-type="string">
            <text:p>https://www.biblia.fo/bible.php?l=fo&amp;b=27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857:.D857])" office:value-type="string" office:string-value="https://www.biblia.fo/bible.php?l=fo&amp;b=27&amp;c=6" calcext:value-type="string">
            <text:p>https://www.biblia.fo/bible.php?l=fo&amp;b=27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858:.D858])" office:value-type="string" office:string-value="https://www.biblia.fo/bible.php?l=fo&amp;b=27&amp;c=7" calcext:value-type="string">
            <text:p>https://www.biblia.fo/bible.php?l=fo&amp;b=27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859:.D859])" office:value-type="string" office:string-value="https://www.biblia.fo/bible.php?l=fo&amp;b=27&amp;c=8" calcext:value-type="string">
            <text:p>https://www.biblia.fo/bible.php?l=fo&amp;b=27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860:.D860])" office:value-type="string" office:string-value="https://www.biblia.fo/bible.php?l=fo&amp;b=27&amp;c=9" calcext:value-type="string">
            <text:p>https://www.biblia.fo/bible.php?l=fo&amp;b=27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861:.D861])" office:value-type="string" office:string-value="https://www.biblia.fo/bible.php?l=fo&amp;b=27&amp;c=10" calcext:value-type="string">
            <text:p>https://www.biblia.fo/bible.php?l=fo&amp;b=27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862:.D862])" office:value-type="string" office:string-value="https://www.biblia.fo/bible.php?l=fo&amp;b=27&amp;c=11" calcext:value-type="string">
            <text:p>https://www.biblia.fo/bible.php?l=fo&amp;b=27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863:.D863])" office:value-type="string" office:string-value="https://www.biblia.fo/bible.php?l=fo&amp;b=27&amp;c=12" calcext:value-type="string">
            <text:p>https://www.biblia.fo/bible.php?l=fo&amp;b=27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64:.D864])" office:value-type="string" office:string-value="https://www.biblia.fo/bible.php?l=fo&amp;b=28&amp;c=1" calcext:value-type="string">
            <text:p>https://www.biblia.fo/bible.php?l=fo&amp;b=28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65:.D865])" office:value-type="string" office:string-value="https://www.biblia.fo/bible.php?l=fo&amp;b=28&amp;c=2" calcext:value-type="string">
            <text:p>https://www.biblia.fo/bible.php?l=fo&amp;b=28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66:.D866])" office:value-type="string" office:string-value="https://www.biblia.fo/bible.php?l=fo&amp;b=28&amp;c=3" calcext:value-type="string">
            <text:p>https://www.biblia.fo/bible.php?l=fo&amp;b=28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867:.D867])" office:value-type="string" office:string-value="https://www.biblia.fo/bible.php?l=fo&amp;b=28&amp;c=4" calcext:value-type="string">
            <text:p>https://www.biblia.fo/bible.php?l=fo&amp;b=28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868:.D868])" office:value-type="string" office:string-value="https://www.biblia.fo/bible.php?l=fo&amp;b=28&amp;c=5" calcext:value-type="string">
            <text:p>https://www.biblia.fo/bible.php?l=fo&amp;b=28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869:.D869])" office:value-type="string" office:string-value="https://www.biblia.fo/bible.php?l=fo&amp;b=28&amp;c=6" calcext:value-type="string">
            <text:p>https://www.biblia.fo/bible.php?l=fo&amp;b=28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870:.D870])" office:value-type="string" office:string-value="https://www.biblia.fo/bible.php?l=fo&amp;b=28&amp;c=7" calcext:value-type="string">
            <text:p>https://www.biblia.fo/bible.php?l=fo&amp;b=28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871:.D871])" office:value-type="string" office:string-value="https://www.biblia.fo/bible.php?l=fo&amp;b=28&amp;c=8" calcext:value-type="string">
            <text:p>https://www.biblia.fo/bible.php?l=fo&amp;b=28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872:.D872])" office:value-type="string" office:string-value="https://www.biblia.fo/bible.php?l=fo&amp;b=28&amp;c=9" calcext:value-type="string">
            <text:p>https://www.biblia.fo/bible.php?l=fo&amp;b=28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873:.D873])" office:value-type="string" office:string-value="https://www.biblia.fo/bible.php?l=fo&amp;b=28&amp;c=10" calcext:value-type="string">
            <text:p>https://www.biblia.fo/bible.php?l=fo&amp;b=28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874:.D874])" office:value-type="string" office:string-value="https://www.biblia.fo/bible.php?l=fo&amp;b=28&amp;c=11" calcext:value-type="string">
            <text:p>https://www.biblia.fo/bible.php?l=fo&amp;b=28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875:.D875])" office:value-type="string" office:string-value="https://www.biblia.fo/bible.php?l=fo&amp;b=28&amp;c=12" calcext:value-type="string">
            <text:p>https://www.biblia.fo/bible.php?l=fo&amp;b=28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876:.D876])" office:value-type="string" office:string-value="https://www.biblia.fo/bible.php?l=fo&amp;b=28&amp;c=13" calcext:value-type="string">
            <text:p>https://www.biblia.fo/bible.php?l=fo&amp;b=28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877:.D877])" office:value-type="string" office:string-value="https://www.biblia.fo/bible.php?l=fo&amp;b=28&amp;c=14" calcext:value-type="string">
            <text:p>https://www.biblia.fo/bible.php?l=fo&amp;b=28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78:.D878])" office:value-type="string" office:string-value="https://www.biblia.fo/bible.php?l=fo&amp;b=29&amp;c=1" calcext:value-type="string">
            <text:p>https://www.biblia.fo/bible.php?l=fo&amp;b=29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79:.D879])" office:value-type="string" office:string-value="https://www.biblia.fo/bible.php?l=fo&amp;b=29&amp;c=2" calcext:value-type="string">
            <text:p>https://www.biblia.fo/bible.php?l=fo&amp;b=29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80:.D880])" office:value-type="string" office:string-value="https://www.biblia.fo/bible.php?l=fo&amp;b=29&amp;c=3" calcext:value-type="string">
            <text:p>https://www.biblia.fo/bible.php?l=fo&amp;b=29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81:.D881])" office:value-type="string" office:string-value="https://www.biblia.fo/bible.php?l=fo&amp;b=30&amp;c=1" calcext:value-type="string">
            <text:p>https://www.biblia.fo/bible.php?l=fo&amp;b=30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82:.D882])" office:value-type="string" office:string-value="https://www.biblia.fo/bible.php?l=fo&amp;b=30&amp;c=2" calcext:value-type="string">
            <text:p>https://www.biblia.fo/bible.php?l=fo&amp;b=30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83:.D883])" office:value-type="string" office:string-value="https://www.biblia.fo/bible.php?l=fo&amp;b=30&amp;c=3" calcext:value-type="string">
            <text:p>https://www.biblia.fo/bible.php?l=fo&amp;b=30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884:.D884])" office:value-type="string" office:string-value="https://www.biblia.fo/bible.php?l=fo&amp;b=30&amp;c=4" calcext:value-type="string">
            <text:p>https://www.biblia.fo/bible.php?l=fo&amp;b=30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885:.D885])" office:value-type="string" office:string-value="https://www.biblia.fo/bible.php?l=fo&amp;b=30&amp;c=5" calcext:value-type="string">
            <text:p>https://www.biblia.fo/bible.php?l=fo&amp;b=30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886:.D886])" office:value-type="string" office:string-value="https://www.biblia.fo/bible.php?l=fo&amp;b=30&amp;c=6" calcext:value-type="string">
            <text:p>https://www.biblia.fo/bible.php?l=fo&amp;b=30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887:.D887])" office:value-type="string" office:string-value="https://www.biblia.fo/bible.php?l=fo&amp;b=30&amp;c=7" calcext:value-type="string">
            <text:p>https://www.biblia.fo/bible.php?l=fo&amp;b=30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888:.D888])" office:value-type="string" office:string-value="https://www.biblia.fo/bible.php?l=fo&amp;b=30&amp;c=8" calcext:value-type="string">
            <text:p>https://www.biblia.fo/bible.php?l=fo&amp;b=30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889:.D889])" office:value-type="string" office:string-value="https://www.biblia.fo/bible.php?l=fo&amp;b=30&amp;c=9" calcext:value-type="string">
            <text:p>https://www.biblia.fo/bible.php?l=fo&amp;b=30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90:.D890])" office:value-type="string" office:string-value="https://www.biblia.fo/bible.php?l=fo&amp;b=31&amp;c=1" calcext:value-type="string">
            <text:p>https://www.biblia.fo/bible.php?l=fo&amp;b=31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91:.D891])" office:value-type="string" office:string-value="https://www.biblia.fo/bible.php?l=fo&amp;b=32&amp;c=1" calcext:value-type="string">
            <text:p>https://www.biblia.fo/bible.php?l=fo&amp;b=32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92:.D892])" office:value-type="string" office:string-value="https://www.biblia.fo/bible.php?l=fo&amp;b=32&amp;c=2" calcext:value-type="string">
            <text:p>https://www.biblia.fo/bible.php?l=fo&amp;b=32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93:.D893])" office:value-type="string" office:string-value="https://www.biblia.fo/bible.php?l=fo&amp;b=32&amp;c=3" calcext:value-type="string">
            <text:p>https://www.biblia.fo/bible.php?l=fo&amp;b=32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894:.D894])" office:value-type="string" office:string-value="https://www.biblia.fo/bible.php?l=fo&amp;b=32&amp;c=4" calcext:value-type="string">
            <text:p>https://www.biblia.fo/bible.php?l=fo&amp;b=32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895:.D895])" office:value-type="string" office:string-value="https://www.biblia.fo/bible.php?l=fo&amp;b=33&amp;c=1" calcext:value-type="string">
            <text:p>https://www.biblia.fo/bible.php?l=fo&amp;b=33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896:.D896])" office:value-type="string" office:string-value="https://www.biblia.fo/bible.php?l=fo&amp;b=33&amp;c=2" calcext:value-type="string">
            <text:p>https://www.biblia.fo/bible.php?l=fo&amp;b=33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897:.D897])" office:value-type="string" office:string-value="https://www.biblia.fo/bible.php?l=fo&amp;b=33&amp;c=3" calcext:value-type="string">
            <text:p>https://www.biblia.fo/bible.php?l=fo&amp;b=33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898:.D898])" office:value-type="string" office:string-value="https://www.biblia.fo/bible.php?l=fo&amp;b=33&amp;c=4" calcext:value-type="string">
            <text:p>https://www.biblia.fo/bible.php?l=fo&amp;b=33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899:.D899])" office:value-type="string" office:string-value="https://www.biblia.fo/bible.php?l=fo&amp;b=33&amp;c=5" calcext:value-type="string">
            <text:p>https://www.biblia.fo/bible.php?l=fo&amp;b=33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900:.D900])" office:value-type="string" office:string-value="https://www.biblia.fo/bible.php?l=fo&amp;b=33&amp;c=6" calcext:value-type="string">
            <text:p>https://www.biblia.fo/bible.php?l=fo&amp;b=33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901:.D901])" office:value-type="string" office:string-value="https://www.biblia.fo/bible.php?l=fo&amp;b=33&amp;c=7" calcext:value-type="string">
            <text:p>https://www.biblia.fo/bible.php?l=fo&amp;b=33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02:.D902])" office:value-type="string" office:string-value="https://www.biblia.fo/bible.php?l=fo&amp;b=34&amp;c=1" calcext:value-type="string">
            <text:p>https://www.biblia.fo/bible.php?l=fo&amp;b=34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03:.D903])" office:value-type="string" office:string-value="https://www.biblia.fo/bible.php?l=fo&amp;b=34&amp;c=2" calcext:value-type="string">
            <text:p>https://www.biblia.fo/bible.php?l=fo&amp;b=34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04:.D904])" office:value-type="string" office:string-value="https://www.biblia.fo/bible.php?l=fo&amp;b=34&amp;c=3" calcext:value-type="string">
            <text:p>https://www.biblia.fo/bible.php?l=fo&amp;b=34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05:.D905])" office:value-type="string" office:string-value="https://www.biblia.fo/bible.php?l=fo&amp;b=35&amp;c=1" calcext:value-type="string">
            <text:p>https://www.biblia.fo/bible.php?l=fo&amp;b=35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06:.D906])" office:value-type="string" office:string-value="https://www.biblia.fo/bible.php?l=fo&amp;b=35&amp;c=2" calcext:value-type="string">
            <text:p>https://www.biblia.fo/bible.php?l=fo&amp;b=35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07:.D907])" office:value-type="string" office:string-value="https://www.biblia.fo/bible.php?l=fo&amp;b=35&amp;c=3" calcext:value-type="string">
            <text:p>https://www.biblia.fo/bible.php?l=fo&amp;b=35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08:.D908])" office:value-type="string" office:string-value="https://www.biblia.fo/bible.php?l=fo&amp;b=36&amp;c=1" calcext:value-type="string">
            <text:p>https://www.biblia.fo/bible.php?l=fo&amp;b=36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09:.D909])" office:value-type="string" office:string-value="https://www.biblia.fo/bible.php?l=fo&amp;b=36&amp;c=2" calcext:value-type="string">
            <text:p>https://www.biblia.fo/bible.php?l=fo&amp;b=36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10:.D910])" office:value-type="string" office:string-value="https://www.biblia.fo/bible.php?l=fo&amp;b=36&amp;c=3" calcext:value-type="string">
            <text:p>https://www.biblia.fo/bible.php?l=fo&amp;b=36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11:.D911])" office:value-type="string" office:string-value="https://www.biblia.fo/bible.php?l=fo&amp;b=37&amp;c=1" calcext:value-type="string">
            <text:p>https://www.biblia.fo/bible.php?l=fo&amp;b=37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12:.D912])" office:value-type="string" office:string-value="https://www.biblia.fo/bible.php?l=fo&amp;b=37&amp;c=2" calcext:value-type="string">
            <text:p>https://www.biblia.fo/bible.php?l=fo&amp;b=37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13:.D913])" office:value-type="string" office:string-value="https://www.biblia.fo/bible.php?l=fo&amp;b=38&amp;c=1" calcext:value-type="string">
            <text:p>https://www.biblia.fo/bible.php?l=fo&amp;b=38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14:.D914])" office:value-type="string" office:string-value="https://www.biblia.fo/bible.php?l=fo&amp;b=38&amp;c=2" calcext:value-type="string">
            <text:p>https://www.biblia.fo/bible.php?l=fo&amp;b=38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15:.D915])" office:value-type="string" office:string-value="https://www.biblia.fo/bible.php?l=fo&amp;b=38&amp;c=3" calcext:value-type="string">
            <text:p>https://www.biblia.fo/bible.php?l=fo&amp;b=38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916:.D916])" office:value-type="string" office:string-value="https://www.biblia.fo/bible.php?l=fo&amp;b=38&amp;c=4" calcext:value-type="string">
            <text:p>https://www.biblia.fo/bible.php?l=fo&amp;b=38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917:.D917])" office:value-type="string" office:string-value="https://www.biblia.fo/bible.php?l=fo&amp;b=38&amp;c=5" calcext:value-type="string">
            <text:p>https://www.biblia.fo/bible.php?l=fo&amp;b=38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918:.D918])" office:value-type="string" office:string-value="https://www.biblia.fo/bible.php?l=fo&amp;b=38&amp;c=6" calcext:value-type="string">
            <text:p>https://www.biblia.fo/bible.php?l=fo&amp;b=38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919:.D919])" office:value-type="string" office:string-value="https://www.biblia.fo/bible.php?l=fo&amp;b=38&amp;c=7" calcext:value-type="string">
            <text:p>https://www.biblia.fo/bible.php?l=fo&amp;b=38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920:.D920])" office:value-type="string" office:string-value="https://www.biblia.fo/bible.php?l=fo&amp;b=38&amp;c=8" calcext:value-type="string">
            <text:p>https://www.biblia.fo/bible.php?l=fo&amp;b=38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921:.D921])" office:value-type="string" office:string-value="https://www.biblia.fo/bible.php?l=fo&amp;b=38&amp;c=9" calcext:value-type="string">
            <text:p>https://www.biblia.fo/bible.php?l=fo&amp;b=38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922:.D922])" office:value-type="string" office:string-value="https://www.biblia.fo/bible.php?l=fo&amp;b=38&amp;c=10" calcext:value-type="string">
            <text:p>https://www.biblia.fo/bible.php?l=fo&amp;b=38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923:.D923])" office:value-type="string" office:string-value="https://www.biblia.fo/bible.php?l=fo&amp;b=38&amp;c=11" calcext:value-type="string">
            <text:p>https://www.biblia.fo/bible.php?l=fo&amp;b=38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924:.D924])" office:value-type="string" office:string-value="https://www.biblia.fo/bible.php?l=fo&amp;b=38&amp;c=12" calcext:value-type="string">
            <text:p>https://www.biblia.fo/bible.php?l=fo&amp;b=38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925:.D925])" office:value-type="string" office:string-value="https://www.biblia.fo/bible.php?l=fo&amp;b=38&amp;c=13" calcext:value-type="string">
            <text:p>https://www.biblia.fo/bible.php?l=fo&amp;b=38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926:.D926])" office:value-type="string" office:string-value="https://www.biblia.fo/bible.php?l=fo&amp;b=38&amp;c=14" calcext:value-type="string">
            <text:p>https://www.biblia.fo/bible.php?l=fo&amp;b=38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27:.D927])" office:value-type="string" office:string-value="https://www.biblia.fo/bible.php?l=fo&amp;b=39&amp;c=1" calcext:value-type="string">
            <text:p>https://www.biblia.fo/bible.php?l=fo&amp;b=39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28:.D928])" office:value-type="string" office:string-value="https://www.biblia.fo/bible.php?l=fo&amp;b=39&amp;c=2" calcext:value-type="string">
            <text:p>https://www.biblia.fo/bible.php?l=fo&amp;b=39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29:.D929])" office:value-type="string" office:string-value="https://www.biblia.fo/bible.php?l=fo&amp;b=39&amp;c=3" calcext:value-type="string">
            <text:p>https://www.biblia.fo/bible.php?l=fo&amp;b=39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930:.D930])" office:value-type="string" office:string-value="https://www.biblia.fo/bible.php?l=fo&amp;b=39&amp;c=4" calcext:value-type="string">
            <text:p>https://www.biblia.fo/bible.php?l=fo&amp;b=39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31:.D931])" office:value-type="string" office:string-value="https://www.biblia.fo/bible.php?l=fo&amp;b=40&amp;c=1" calcext:value-type="string">
            <text:p>https://www.biblia.fo/bible.php?l=fo&amp;b=40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1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32:.D932])" office:value-type="string" office:string-value="https://www.biblia.fo/bible.php?l=fo&amp;b=40&amp;c=2" calcext:value-type="string">
            <text:p>https://www.biblia.fo/bible.php?l=fo&amp;b=40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2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33:.D933])" office:value-type="string" office:string-value="https://www.biblia.fo/bible.php?l=fo&amp;b=40&amp;c=3" calcext:value-type="string">
            <text:p>https://www.biblia.fo/bible.php?l=fo&amp;b=40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3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934:.D934])" office:value-type="string" office:string-value="https://www.biblia.fo/bible.php?l=fo&amp;b=40&amp;c=4" calcext:value-type="string">
            <text:p>https://www.biblia.fo/bible.php?l=fo&amp;b=40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4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935:.D935])" office:value-type="string" office:string-value="https://www.biblia.fo/bible.php?l=fo&amp;b=40&amp;c=5" calcext:value-type="string">
            <text:p>https://www.biblia.fo/bible.php?l=fo&amp;b=40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5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936:.D936])" office:value-type="string" office:string-value="https://www.biblia.fo/bible.php?l=fo&amp;b=40&amp;c=6" calcext:value-type="string">
            <text:p>https://www.biblia.fo/bible.php?l=fo&amp;b=40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6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937:.D937])" office:value-type="string" office:string-value="https://www.biblia.fo/bible.php?l=fo&amp;b=40&amp;c=7" calcext:value-type="string">
            <text:p>https://www.biblia.fo/bible.php?l=fo&amp;b=40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7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938:.D938])" office:value-type="string" office:string-value="https://www.biblia.fo/bible.php?l=fo&amp;b=40&amp;c=8" calcext:value-type="string">
            <text:p>https://www.biblia.fo/bible.php?l=fo&amp;b=40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8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939:.D939])" office:value-type="string" office:string-value="https://www.biblia.fo/bible.php?l=fo&amp;b=40&amp;c=9" calcext:value-type="string">
            <text:p>https://www.biblia.fo/bible.php?l=fo&amp;b=40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39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940:.D940])" office:value-type="string" office:string-value="https://www.biblia.fo/bible.php?l=fo&amp;b=40&amp;c=10" calcext:value-type="string">
            <text:p>https://www.biblia.fo/bible.php?l=fo&amp;b=40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0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941:.D941])" office:value-type="string" office:string-value="https://www.biblia.fo/bible.php?l=fo&amp;b=40&amp;c=11" calcext:value-type="string">
            <text:p>https://www.biblia.fo/bible.php?l=fo&amp;b=40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1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942:.D942])" office:value-type="string" office:string-value="https://www.biblia.fo/bible.php?l=fo&amp;b=40&amp;c=12" calcext:value-type="string">
            <text:p>https://www.biblia.fo/bible.php?l=fo&amp;b=40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2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943:.D943])" office:value-type="string" office:string-value="https://www.biblia.fo/bible.php?l=fo&amp;b=40&amp;c=13" calcext:value-type="string">
            <text:p>https://www.biblia.fo/bible.php?l=fo&amp;b=40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3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944:.D944])" office:value-type="string" office:string-value="https://www.biblia.fo/bible.php?l=fo&amp;b=40&amp;c=14" calcext:value-type="string">
            <text:p>https://www.biblia.fo/bible.php?l=fo&amp;b=40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4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945:.D945])" office:value-type="string" office:string-value="https://www.biblia.fo/bible.php?l=fo&amp;b=40&amp;c=15" calcext:value-type="string">
            <text:p>https://www.biblia.fo/bible.php?l=fo&amp;b=40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5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946:.D946])" office:value-type="string" office:string-value="https://www.biblia.fo/bible.php?l=fo&amp;b=40&amp;c=16" calcext:value-type="string">
            <text:p>https://www.biblia.fo/bible.php?l=fo&amp;b=40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6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947:.D947])" office:value-type="string" office:string-value="https://www.biblia.fo/bible.php?l=fo&amp;b=40&amp;c=17" calcext:value-type="string">
            <text:p>https://www.biblia.fo/bible.php?l=fo&amp;b=40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7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948:.D948])" office:value-type="string" office:string-value="https://www.biblia.fo/bible.php?l=fo&amp;b=40&amp;c=18" calcext:value-type="string">
            <text:p>https://www.biblia.fo/bible.php?l=fo&amp;b=40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8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949:.D949])" office:value-type="string" office:string-value="https://www.biblia.fo/bible.php?l=fo&amp;b=40&amp;c=19" calcext:value-type="string">
            <text:p>https://www.biblia.fo/bible.php?l=fo&amp;b=40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49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950:.D950])" office:value-type="string" office:string-value="https://www.biblia.fo/bible.php?l=fo&amp;b=40&amp;c=20" calcext:value-type="string">
            <text:p>https://www.biblia.fo/bible.php?l=fo&amp;b=40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0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951:.D951])" office:value-type="string" office:string-value="https://www.biblia.fo/bible.php?l=fo&amp;b=40&amp;c=21" calcext:value-type="string">
            <text:p>https://www.biblia.fo/bible.php?l=fo&amp;b=40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1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952:.D952])" office:value-type="string" office:string-value="https://www.biblia.fo/bible.php?l=fo&amp;b=40&amp;c=22" calcext:value-type="string">
            <text:p>https://www.biblia.fo/bible.php?l=fo&amp;b=40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2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953:.D953])" office:value-type="string" office:string-value="https://www.biblia.fo/bible.php?l=fo&amp;b=40&amp;c=23" calcext:value-type="string">
            <text:p>https://www.biblia.fo/bible.php?l=fo&amp;b=40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3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954:.D954])" office:value-type="string" office:string-value="https://www.biblia.fo/bible.php?l=fo&amp;b=40&amp;c=24" calcext:value-type="string">
            <text:p>https://www.biblia.fo/bible.php?l=fo&amp;b=40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4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955:.D955])" office:value-type="string" office:string-value="https://www.biblia.fo/bible.php?l=fo&amp;b=40&amp;c=25" calcext:value-type="string">
            <text:p>https://www.biblia.fo/bible.php?l=fo&amp;b=40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5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956:.D956])" office:value-type="string" office:string-value="https://www.biblia.fo/bible.php?l=fo&amp;b=40&amp;c=26" calcext:value-type="string">
            <text:p>https://www.biblia.fo/bible.php?l=fo&amp;b=40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6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957:.D957])" office:value-type="string" office:string-value="https://www.biblia.fo/bible.php?l=fo&amp;b=40&amp;c=27" calcext:value-type="string">
            <text:p>https://www.biblia.fo/bible.php?l=fo&amp;b=40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7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958:.D958])" office:value-type="string" office:string-value="https://www.biblia.fo/bible.php?l=fo&amp;b=40&amp;c=28" calcext:value-type="string">
            <text:p>https://www.biblia.fo/bible.php?l=fo&amp;b=40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8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29" calcext:value-type="float">
            <text:p>29</text:p>
          </table:table-cell>
          <table:table-cell table:formula="of:=COM.MICROSOFT.TEXTJOIN(&quot;&quot;;TRUE();[.A959:.D959])" office:value-type="string" office:string-value="https://www.biblia.fo/bible.php?l=fo&amp;b=40&amp;c=29" calcext:value-type="string">
            <text:p>https://www.biblia.fo/bible.php?l=fo&amp;b=40&amp;c=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59]" office:value-type="float" office:value="40" calcext:value-type="float">
            <text:p>40</text:p>
          </table:table-cell>
          <table:table-cell office:value-type="string" calcext:value-type="string">
            <text:p>&amp;c=</text:p>
          </table:table-cell>
          <table:table-cell office:value-type="float" office:value="30" calcext:value-type="float">
            <text:p>30</text:p>
          </table:table-cell>
          <table:table-cell table:formula="of:=COM.MICROSOFT.TEXTJOIN(&quot;&quot;;TRUE();[.A960:.D960])" office:value-type="string" office:string-value="https://www.biblia.fo/bible.php?l=fo&amp;b=40&amp;c=30" calcext:value-type="string">
            <text:p>https://www.biblia.fo/bible.php?l=fo&amp;b=40&amp;c=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61:.D961])" office:value-type="string" office:string-value="https://www.biblia.fo/bible.php?l=fo&amp;b=41&amp;c=2" calcext:value-type="string">
            <text:p>https://www.biblia.fo/bible.php?l=fo&amp;b=41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1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62:.D962])" office:value-type="string" office:string-value="https://www.biblia.fo/bible.php?l=fo&amp;b=41&amp;c=3" calcext:value-type="string">
            <text:p>https://www.biblia.fo/bible.php?l=fo&amp;b=41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2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963:.D963])" office:value-type="string" office:string-value="https://www.biblia.fo/bible.php?l=fo&amp;b=41&amp;c=4" calcext:value-type="string">
            <text:p>https://www.biblia.fo/bible.php?l=fo&amp;b=41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3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964:.D964])" office:value-type="string" office:string-value="https://www.biblia.fo/bible.php?l=fo&amp;b=41&amp;c=5" calcext:value-type="string">
            <text:p>https://www.biblia.fo/bible.php?l=fo&amp;b=41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4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965:.D965])" office:value-type="string" office:string-value="https://www.biblia.fo/bible.php?l=fo&amp;b=41&amp;c=6" calcext:value-type="string">
            <text:p>https://www.biblia.fo/bible.php?l=fo&amp;b=41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5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966:.D966])" office:value-type="string" office:string-value="https://www.biblia.fo/bible.php?l=fo&amp;b=41&amp;c=7" calcext:value-type="string">
            <text:p>https://www.biblia.fo/bible.php?l=fo&amp;b=41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6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967:.D967])" office:value-type="string" office:string-value="https://www.biblia.fo/bible.php?l=fo&amp;b=41&amp;c=8" calcext:value-type="string">
            <text:p>https://www.biblia.fo/bible.php?l=fo&amp;b=41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7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968:.D968])" office:value-type="string" office:string-value="https://www.biblia.fo/bible.php?l=fo&amp;b=41&amp;c=9" calcext:value-type="string">
            <text:p>https://www.biblia.fo/bible.php?l=fo&amp;b=41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8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969:.D969])" office:value-type="string" office:string-value="https://www.biblia.fo/bible.php?l=fo&amp;b=41&amp;c=10" calcext:value-type="string">
            <text:p>https://www.biblia.fo/bible.php?l=fo&amp;b=41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69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970:.D970])" office:value-type="string" office:string-value="https://www.biblia.fo/bible.php?l=fo&amp;b=41&amp;c=11" calcext:value-type="string">
            <text:p>https://www.biblia.fo/bible.php?l=fo&amp;b=41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0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971:.D971])" office:value-type="string" office:string-value="https://www.biblia.fo/bible.php?l=fo&amp;b=41&amp;c=12" calcext:value-type="string">
            <text:p>https://www.biblia.fo/bible.php?l=fo&amp;b=41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1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972:.D972])" office:value-type="string" office:string-value="https://www.biblia.fo/bible.php?l=fo&amp;b=41&amp;c=13" calcext:value-type="string">
            <text:p>https://www.biblia.fo/bible.php?l=fo&amp;b=41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2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973:.D973])" office:value-type="string" office:string-value="https://www.biblia.fo/bible.php?l=fo&amp;b=41&amp;c=14" calcext:value-type="string">
            <text:p>https://www.biblia.fo/bible.php?l=fo&amp;b=41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3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974:.D974])" office:value-type="string" office:string-value="https://www.biblia.fo/bible.php?l=fo&amp;b=41&amp;c=15" calcext:value-type="string">
            <text:p>https://www.biblia.fo/bible.php?l=fo&amp;b=41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4]" office:value-type="float" office:value="41" calcext:value-type="float">
            <text:p>41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975:.D975])" office:value-type="string" office:string-value="https://www.biblia.fo/bible.php?l=fo&amp;b=41&amp;c=16" calcext:value-type="string">
            <text:p>https://www.biblia.fo/bible.php?l=fo&amp;b=41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976:.D976])" office:value-type="string" office:string-value="https://www.biblia.fo/bible.php?l=fo&amp;b=42&amp;c=1" calcext:value-type="string">
            <text:p>https://www.biblia.fo/bible.php?l=fo&amp;b=42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6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977:.D977])" office:value-type="string" office:string-value="https://www.biblia.fo/bible.php?l=fo&amp;b=42&amp;c=2" calcext:value-type="string">
            <text:p>https://www.biblia.fo/bible.php?l=fo&amp;b=42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7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978:.D978])" office:value-type="string" office:string-value="https://www.biblia.fo/bible.php?l=fo&amp;b=42&amp;c=3" calcext:value-type="string">
            <text:p>https://www.biblia.fo/bible.php?l=fo&amp;b=42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8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979:.D979])" office:value-type="string" office:string-value="https://www.biblia.fo/bible.php?l=fo&amp;b=42&amp;c=4" calcext:value-type="string">
            <text:p>https://www.biblia.fo/bible.php?l=fo&amp;b=42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79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980:.D980])" office:value-type="string" office:string-value="https://www.biblia.fo/bible.php?l=fo&amp;b=42&amp;c=5" calcext:value-type="string">
            <text:p>https://www.biblia.fo/bible.php?l=fo&amp;b=42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0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981:.D981])" office:value-type="string" office:string-value="https://www.biblia.fo/bible.php?l=fo&amp;b=42&amp;c=6" calcext:value-type="string">
            <text:p>https://www.biblia.fo/bible.php?l=fo&amp;b=42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1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982:.D982])" office:value-type="string" office:string-value="https://www.biblia.fo/bible.php?l=fo&amp;b=42&amp;c=7" calcext:value-type="string">
            <text:p>https://www.biblia.fo/bible.php?l=fo&amp;b=42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2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983:.D983])" office:value-type="string" office:string-value="https://www.biblia.fo/bible.php?l=fo&amp;b=42&amp;c=8" calcext:value-type="string">
            <text:p>https://www.biblia.fo/bible.php?l=fo&amp;b=42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3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984:.D984])" office:value-type="string" office:string-value="https://www.biblia.fo/bible.php?l=fo&amp;b=42&amp;c=9" calcext:value-type="string">
            <text:p>https://www.biblia.fo/bible.php?l=fo&amp;b=42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4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985:.D985])" office:value-type="string" office:string-value="https://www.biblia.fo/bible.php?l=fo&amp;b=42&amp;c=10" calcext:value-type="string">
            <text:p>https://www.biblia.fo/bible.php?l=fo&amp;b=42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5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986:.D986])" office:value-type="string" office:string-value="https://www.biblia.fo/bible.php?l=fo&amp;b=42&amp;c=11" calcext:value-type="string">
            <text:p>https://www.biblia.fo/bible.php?l=fo&amp;b=42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6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987:.D987])" office:value-type="string" office:string-value="https://www.biblia.fo/bible.php?l=fo&amp;b=42&amp;c=12" calcext:value-type="string">
            <text:p>https://www.biblia.fo/bible.php?l=fo&amp;b=42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7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988:.D988])" office:value-type="string" office:string-value="https://www.biblia.fo/bible.php?l=fo&amp;b=42&amp;c=13" calcext:value-type="string">
            <text:p>https://www.biblia.fo/bible.php?l=fo&amp;b=42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8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989:.D989])" office:value-type="string" office:string-value="https://www.biblia.fo/bible.php?l=fo&amp;b=42&amp;c=14" calcext:value-type="string">
            <text:p>https://www.biblia.fo/bible.php?l=fo&amp;b=42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89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990:.D990])" office:value-type="string" office:string-value="https://www.biblia.fo/bible.php?l=fo&amp;b=42&amp;c=15" calcext:value-type="string">
            <text:p>https://www.biblia.fo/bible.php?l=fo&amp;b=42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0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991:.D991])" office:value-type="string" office:string-value="https://www.biblia.fo/bible.php?l=fo&amp;b=42&amp;c=16" calcext:value-type="string">
            <text:p>https://www.biblia.fo/bible.php?l=fo&amp;b=42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1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992:.D992])" office:value-type="string" office:string-value="https://www.biblia.fo/bible.php?l=fo&amp;b=42&amp;c=17" calcext:value-type="string">
            <text:p>https://www.biblia.fo/bible.php?l=fo&amp;b=42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2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993:.D993])" office:value-type="string" office:string-value="https://www.biblia.fo/bible.php?l=fo&amp;b=42&amp;c=18" calcext:value-type="string">
            <text:p>https://www.biblia.fo/bible.php?l=fo&amp;b=42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3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994:.D994])" office:value-type="string" office:string-value="https://www.biblia.fo/bible.php?l=fo&amp;b=42&amp;c=19" calcext:value-type="string">
            <text:p>https://www.biblia.fo/bible.php?l=fo&amp;b=42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4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995:.D995])" office:value-type="string" office:string-value="https://www.biblia.fo/bible.php?l=fo&amp;b=42&amp;c=20" calcext:value-type="string">
            <text:p>https://www.biblia.fo/bible.php?l=fo&amp;b=42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5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996:.D996])" office:value-type="string" office:string-value="https://www.biblia.fo/bible.php?l=fo&amp;b=42&amp;c=21" calcext:value-type="string">
            <text:p>https://www.biblia.fo/bible.php?l=fo&amp;b=42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6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997:.D997])" office:value-type="string" office:string-value="https://www.biblia.fo/bible.php?l=fo&amp;b=42&amp;c=22" calcext:value-type="string">
            <text:p>https://www.biblia.fo/bible.php?l=fo&amp;b=42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7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998:.D998])" office:value-type="string" office:string-value="https://www.biblia.fo/bible.php?l=fo&amp;b=42&amp;c=23" calcext:value-type="string">
            <text:p>https://www.biblia.fo/bible.php?l=fo&amp;b=42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998]" office:value-type="float" office:value="42" calcext:value-type="float">
            <text:p>42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999:.D999])" office:value-type="string" office:string-value="https://www.biblia.fo/bible.php?l=fo&amp;b=42&amp;c=24" calcext:value-type="string">
            <text:p>https://www.biblia.fo/bible.php?l=fo&amp;b=42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000:.D1000])" office:value-type="string" office:string-value="https://www.biblia.fo/bible.php?l=fo&amp;b=43&amp;c=1" calcext:value-type="string">
            <text:p>https://www.biblia.fo/bible.php?l=fo&amp;b=43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0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001:.D1001])" office:value-type="string" office:string-value="https://www.biblia.fo/bible.php?l=fo&amp;b=43&amp;c=2" calcext:value-type="string">
            <text:p>https://www.biblia.fo/bible.php?l=fo&amp;b=43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1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002:.D1002])" office:value-type="string" office:string-value="https://www.biblia.fo/bible.php?l=fo&amp;b=43&amp;c=3" calcext:value-type="string">
            <text:p>https://www.biblia.fo/bible.php?l=fo&amp;b=43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2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003:.D1003])" office:value-type="string" office:string-value="https://www.biblia.fo/bible.php?l=fo&amp;b=43&amp;c=4" calcext:value-type="string">
            <text:p>https://www.biblia.fo/bible.php?l=fo&amp;b=43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3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004:.D1004])" office:value-type="string" office:string-value="https://www.biblia.fo/bible.php?l=fo&amp;b=43&amp;c=5" calcext:value-type="string">
            <text:p>https://www.biblia.fo/bible.php?l=fo&amp;b=43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4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005:.D1005])" office:value-type="string" office:string-value="https://www.biblia.fo/bible.php?l=fo&amp;b=43&amp;c=6" calcext:value-type="string">
            <text:p>https://www.biblia.fo/bible.php?l=fo&amp;b=43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5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006:.D1006])" office:value-type="string" office:string-value="https://www.biblia.fo/bible.php?l=fo&amp;b=43&amp;c=7" calcext:value-type="string">
            <text:p>https://www.biblia.fo/bible.php?l=fo&amp;b=43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6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007:.D1007])" office:value-type="string" office:string-value="https://www.biblia.fo/bible.php?l=fo&amp;b=43&amp;c=8" calcext:value-type="string">
            <text:p>https://www.biblia.fo/bible.php?l=fo&amp;b=43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7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008:.D1008])" office:value-type="string" office:string-value="https://www.biblia.fo/bible.php?l=fo&amp;b=43&amp;c=9" calcext:value-type="string">
            <text:p>https://www.biblia.fo/bible.php?l=fo&amp;b=43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8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009:.D1009])" office:value-type="string" office:string-value="https://www.biblia.fo/bible.php?l=fo&amp;b=43&amp;c=10" calcext:value-type="string">
            <text:p>https://www.biblia.fo/bible.php?l=fo&amp;b=43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09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010:.D1010])" office:value-type="string" office:string-value="https://www.biblia.fo/bible.php?l=fo&amp;b=43&amp;c=11" calcext:value-type="string">
            <text:p>https://www.biblia.fo/bible.php?l=fo&amp;b=43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0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011:.D1011])" office:value-type="string" office:string-value="https://www.biblia.fo/bible.php?l=fo&amp;b=43&amp;c=12" calcext:value-type="string">
            <text:p>https://www.biblia.fo/bible.php?l=fo&amp;b=43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1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012:.D1012])" office:value-type="string" office:string-value="https://www.biblia.fo/bible.php?l=fo&amp;b=43&amp;c=13" calcext:value-type="string">
            <text:p>https://www.biblia.fo/bible.php?l=fo&amp;b=43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2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013:.D1013])" office:value-type="string" office:string-value="https://www.biblia.fo/bible.php?l=fo&amp;b=43&amp;c=14" calcext:value-type="string">
            <text:p>https://www.biblia.fo/bible.php?l=fo&amp;b=43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3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014:.D1014])" office:value-type="string" office:string-value="https://www.biblia.fo/bible.php?l=fo&amp;b=43&amp;c=15" calcext:value-type="string">
            <text:p>https://www.biblia.fo/bible.php?l=fo&amp;b=43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4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015:.D1015])" office:value-type="string" office:string-value="https://www.biblia.fo/bible.php?l=fo&amp;b=43&amp;c=16" calcext:value-type="string">
            <text:p>https://www.biblia.fo/bible.php?l=fo&amp;b=43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5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1016:.D1016])" office:value-type="string" office:string-value="https://www.biblia.fo/bible.php?l=fo&amp;b=43&amp;c=17" calcext:value-type="string">
            <text:p>https://www.biblia.fo/bible.php?l=fo&amp;b=43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6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1017:.D1017])" office:value-type="string" office:string-value="https://www.biblia.fo/bible.php?l=fo&amp;b=43&amp;c=18" calcext:value-type="string">
            <text:p>https://www.biblia.fo/bible.php?l=fo&amp;b=43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7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1018:.D1018])" office:value-type="string" office:string-value="https://www.biblia.fo/bible.php?l=fo&amp;b=43&amp;c=19" calcext:value-type="string">
            <text:p>https://www.biblia.fo/bible.php?l=fo&amp;b=43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8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1019:.D1019])" office:value-type="string" office:string-value="https://www.biblia.fo/bible.php?l=fo&amp;b=43&amp;c=20" calcext:value-type="string">
            <text:p>https://www.biblia.fo/bible.php?l=fo&amp;b=43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19]" office:value-type="float" office:value="43" calcext:value-type="float">
            <text:p>43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1020:.D1020])" office:value-type="string" office:string-value="https://www.biblia.fo/bible.php?l=fo&amp;b=43&amp;c=21" calcext:value-type="string">
            <text:p>https://www.biblia.fo/bible.php?l=fo&amp;b=43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021:.D1021])" office:value-type="string" office:string-value="https://www.biblia.fo/bible.php?l=fo&amp;b=44&amp;c=1" calcext:value-type="string">
            <text:p>https://www.biblia.fo/bible.php?l=fo&amp;b=44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1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022:.D1022])" office:value-type="string" office:string-value="https://www.biblia.fo/bible.php?l=fo&amp;b=44&amp;c=2" calcext:value-type="string">
            <text:p>https://www.biblia.fo/bible.php?l=fo&amp;b=44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2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023:.D1023])" office:value-type="string" office:string-value="https://www.biblia.fo/bible.php?l=fo&amp;b=44&amp;c=3" calcext:value-type="string">
            <text:p>https://www.biblia.fo/bible.php?l=fo&amp;b=44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3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024:.D1024])" office:value-type="string" office:string-value="https://www.biblia.fo/bible.php?l=fo&amp;b=44&amp;c=4" calcext:value-type="string">
            <text:p>https://www.biblia.fo/bible.php?l=fo&amp;b=44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4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025:.D1025])" office:value-type="string" office:string-value="https://www.biblia.fo/bible.php?l=fo&amp;b=44&amp;c=5" calcext:value-type="string">
            <text:p>https://www.biblia.fo/bible.php?l=fo&amp;b=44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5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026:.D1026])" office:value-type="string" office:string-value="https://www.biblia.fo/bible.php?l=fo&amp;b=44&amp;c=6" calcext:value-type="string">
            <text:p>https://www.biblia.fo/bible.php?l=fo&amp;b=44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6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027:.D1027])" office:value-type="string" office:string-value="https://www.biblia.fo/bible.php?l=fo&amp;b=44&amp;c=7" calcext:value-type="string">
            <text:p>https://www.biblia.fo/bible.php?l=fo&amp;b=44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7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028:.D1028])" office:value-type="string" office:string-value="https://www.biblia.fo/bible.php?l=fo&amp;b=44&amp;c=8" calcext:value-type="string">
            <text:p>https://www.biblia.fo/bible.php?l=fo&amp;b=44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8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029:.D1029])" office:value-type="string" office:string-value="https://www.biblia.fo/bible.php?l=fo&amp;b=44&amp;c=9" calcext:value-type="string">
            <text:p>https://www.biblia.fo/bible.php?l=fo&amp;b=44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29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030:.D1030])" office:value-type="string" office:string-value="https://www.biblia.fo/bible.php?l=fo&amp;b=44&amp;c=10" calcext:value-type="string">
            <text:p>https://www.biblia.fo/bible.php?l=fo&amp;b=44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0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031:.D1031])" office:value-type="string" office:string-value="https://www.biblia.fo/bible.php?l=fo&amp;b=44&amp;c=11" calcext:value-type="string">
            <text:p>https://www.biblia.fo/bible.php?l=fo&amp;b=44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1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032:.D1032])" office:value-type="string" office:string-value="https://www.biblia.fo/bible.php?l=fo&amp;b=44&amp;c=12" calcext:value-type="string">
            <text:p>https://www.biblia.fo/bible.php?l=fo&amp;b=44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2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033:.D1033])" office:value-type="string" office:string-value="https://www.biblia.fo/bible.php?l=fo&amp;b=44&amp;c=13" calcext:value-type="string">
            <text:p>https://www.biblia.fo/bible.php?l=fo&amp;b=44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3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034:.D1034])" office:value-type="string" office:string-value="https://www.biblia.fo/bible.php?l=fo&amp;b=44&amp;c=14" calcext:value-type="string">
            <text:p>https://www.biblia.fo/bible.php?l=fo&amp;b=44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4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035:.D1035])" office:value-type="string" office:string-value="https://www.biblia.fo/bible.php?l=fo&amp;b=44&amp;c=15" calcext:value-type="string">
            <text:p>https://www.biblia.fo/bible.php?l=fo&amp;b=44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5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036:.D1036])" office:value-type="string" office:string-value="https://www.biblia.fo/bible.php?l=fo&amp;b=44&amp;c=16" calcext:value-type="string">
            <text:p>https://www.biblia.fo/bible.php?l=fo&amp;b=44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6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1037:.D1037])" office:value-type="string" office:string-value="https://www.biblia.fo/bible.php?l=fo&amp;b=44&amp;c=17" calcext:value-type="string">
            <text:p>https://www.biblia.fo/bible.php?l=fo&amp;b=44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7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1038:.D1038])" office:value-type="string" office:string-value="https://www.biblia.fo/bible.php?l=fo&amp;b=44&amp;c=18" calcext:value-type="string">
            <text:p>https://www.biblia.fo/bible.php?l=fo&amp;b=44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8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1039:.D1039])" office:value-type="string" office:string-value="https://www.biblia.fo/bible.php?l=fo&amp;b=44&amp;c=19" calcext:value-type="string">
            <text:p>https://www.biblia.fo/bible.php?l=fo&amp;b=44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39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1040:.D1040])" office:value-type="string" office:string-value="https://www.biblia.fo/bible.php?l=fo&amp;b=44&amp;c=20" calcext:value-type="string">
            <text:p>https://www.biblia.fo/bible.php?l=fo&amp;b=44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0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1041:.D1041])" office:value-type="string" office:string-value="https://www.biblia.fo/bible.php?l=fo&amp;b=44&amp;c=21" calcext:value-type="string">
            <text:p>https://www.biblia.fo/bible.php?l=fo&amp;b=44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1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1042:.D1042])" office:value-type="string" office:string-value="https://www.biblia.fo/bible.php?l=fo&amp;b=44&amp;c=22" calcext:value-type="string">
            <text:p>https://www.biblia.fo/bible.php?l=fo&amp;b=44&amp;c=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2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3" calcext:value-type="float">
            <text:p>23</text:p>
          </table:table-cell>
          <table:table-cell table:formula="of:=COM.MICROSOFT.TEXTJOIN(&quot;&quot;;TRUE();[.A1043:.D1043])" office:value-type="string" office:string-value="https://www.biblia.fo/bible.php?l=fo&amp;b=44&amp;c=23" calcext:value-type="string">
            <text:p>https://www.biblia.fo/bible.php?l=fo&amp;b=44&amp;c=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3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4" calcext:value-type="float">
            <text:p>24</text:p>
          </table:table-cell>
          <table:table-cell table:formula="of:=COM.MICROSOFT.TEXTJOIN(&quot;&quot;;TRUE();[.A1044:.D1044])" office:value-type="string" office:string-value="https://www.biblia.fo/bible.php?l=fo&amp;b=44&amp;c=24" calcext:value-type="string">
            <text:p>https://www.biblia.fo/bible.php?l=fo&amp;b=44&amp;c=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4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5" calcext:value-type="float">
            <text:p>25</text:p>
          </table:table-cell>
          <table:table-cell table:formula="of:=COM.MICROSOFT.TEXTJOIN(&quot;&quot;;TRUE();[.A1045:.D1045])" office:value-type="string" office:string-value="https://www.biblia.fo/bible.php?l=fo&amp;b=44&amp;c=25" calcext:value-type="string">
            <text:p>https://www.biblia.fo/bible.php?l=fo&amp;b=44&amp;c=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5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6" calcext:value-type="float">
            <text:p>26</text:p>
          </table:table-cell>
          <table:table-cell table:formula="of:=COM.MICROSOFT.TEXTJOIN(&quot;&quot;;TRUE();[.A1046:.D1046])" office:value-type="string" office:string-value="https://www.biblia.fo/bible.php?l=fo&amp;b=44&amp;c=26" calcext:value-type="string">
            <text:p>https://www.biblia.fo/bible.php?l=fo&amp;b=44&amp;c=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6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7" calcext:value-type="float">
            <text:p>27</text:p>
          </table:table-cell>
          <table:table-cell table:formula="of:=COM.MICROSOFT.TEXTJOIN(&quot;&quot;;TRUE();[.A1047:.D1047])" office:value-type="string" office:string-value="https://www.biblia.fo/bible.php?l=fo&amp;b=44&amp;c=27" calcext:value-type="string">
            <text:p>https://www.biblia.fo/bible.php?l=fo&amp;b=44&amp;c=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7]" office:value-type="float" office:value="44" calcext:value-type="float">
            <text:p>44</text:p>
          </table:table-cell>
          <table:table-cell office:value-type="string" calcext:value-type="string">
            <text:p>&amp;c=</text:p>
          </table:table-cell>
          <table:table-cell office:value-type="float" office:value="28" calcext:value-type="float">
            <text:p>28</text:p>
          </table:table-cell>
          <table:table-cell table:formula="of:=COM.MICROSOFT.TEXTJOIN(&quot;&quot;;TRUE();[.A1048:.D1048])" office:value-type="string" office:string-value="https://www.biblia.fo/bible.php?l=fo&amp;b=44&amp;c=28" calcext:value-type="string">
            <text:p>https://www.biblia.fo/bible.php?l=fo&amp;b=44&amp;c=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049:.D1049])" office:value-type="string" office:string-value="https://www.biblia.fo/bible.php?l=fo&amp;b=45&amp;c=1" calcext:value-type="string">
            <text:p>https://www.biblia.fo/bible.php?l=fo&amp;b=45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49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050:.D1050])" office:value-type="string" office:string-value="https://www.biblia.fo/bible.php?l=fo&amp;b=45&amp;c=2" calcext:value-type="string">
            <text:p>https://www.biblia.fo/bible.php?l=fo&amp;b=45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0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051:.D1051])" office:value-type="string" office:string-value="https://www.biblia.fo/bible.php?l=fo&amp;b=45&amp;c=3" calcext:value-type="string">
            <text:p>https://www.biblia.fo/bible.php?l=fo&amp;b=45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1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052:.D1052])" office:value-type="string" office:string-value="https://www.biblia.fo/bible.php?l=fo&amp;b=45&amp;c=4" calcext:value-type="string">
            <text:p>https://www.biblia.fo/bible.php?l=fo&amp;b=45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2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053:.D1053])" office:value-type="string" office:string-value="https://www.biblia.fo/bible.php?l=fo&amp;b=45&amp;c=5" calcext:value-type="string">
            <text:p>https://www.biblia.fo/bible.php?l=fo&amp;b=45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3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054:.D1054])" office:value-type="string" office:string-value="https://www.biblia.fo/bible.php?l=fo&amp;b=45&amp;c=6" calcext:value-type="string">
            <text:p>https://www.biblia.fo/bible.php?l=fo&amp;b=45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4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055:.D1055])" office:value-type="string" office:string-value="https://www.biblia.fo/bible.php?l=fo&amp;b=45&amp;c=7" calcext:value-type="string">
            <text:p>https://www.biblia.fo/bible.php?l=fo&amp;b=45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5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056:.D1056])" office:value-type="string" office:string-value="https://www.biblia.fo/bible.php?l=fo&amp;b=45&amp;c=8" calcext:value-type="string">
            <text:p>https://www.biblia.fo/bible.php?l=fo&amp;b=45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6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057:.D1057])" office:value-type="string" office:string-value="https://www.biblia.fo/bible.php?l=fo&amp;b=45&amp;c=9" calcext:value-type="string">
            <text:p>https://www.biblia.fo/bible.php?l=fo&amp;b=45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7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058:.D1058])" office:value-type="string" office:string-value="https://www.biblia.fo/bible.php?l=fo&amp;b=45&amp;c=10" calcext:value-type="string">
            <text:p>https://www.biblia.fo/bible.php?l=fo&amp;b=45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8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059:.D1059])" office:value-type="string" office:string-value="https://www.biblia.fo/bible.php?l=fo&amp;b=45&amp;c=11" calcext:value-type="string">
            <text:p>https://www.biblia.fo/bible.php?l=fo&amp;b=45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59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060:.D1060])" office:value-type="string" office:string-value="https://www.biblia.fo/bible.php?l=fo&amp;b=45&amp;c=12" calcext:value-type="string">
            <text:p>https://www.biblia.fo/bible.php?l=fo&amp;b=45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0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061:.D1061])" office:value-type="string" office:string-value="https://www.biblia.fo/bible.php?l=fo&amp;b=45&amp;c=13" calcext:value-type="string">
            <text:p>https://www.biblia.fo/bible.php?l=fo&amp;b=45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1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062:.D1062])" office:value-type="string" office:string-value="https://www.biblia.fo/bible.php?l=fo&amp;b=45&amp;c=14" calcext:value-type="string">
            <text:p>https://www.biblia.fo/bible.php?l=fo&amp;b=45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2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063:.D1063])" office:value-type="string" office:string-value="https://www.biblia.fo/bible.php?l=fo&amp;b=45&amp;c=15" calcext:value-type="string">
            <text:p>https://www.biblia.fo/bible.php?l=fo&amp;b=45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3]" office:value-type="float" office:value="45" calcext:value-type="float">
            <text:p>45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064:.D1064])" office:value-type="string" office:string-value="https://www.biblia.fo/bible.php?l=fo&amp;b=45&amp;c=16" calcext:value-type="string">
            <text:p>https://www.biblia.fo/bible.php?l=fo&amp;b=45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065:.D1065])" office:value-type="string" office:string-value="https://www.biblia.fo/bible.php?l=fo&amp;b=46&amp;c=1" calcext:value-type="string">
            <text:p>https://www.biblia.fo/bible.php?l=fo&amp;b=46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5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066:.D1066])" office:value-type="string" office:string-value="https://www.biblia.fo/bible.php?l=fo&amp;b=46&amp;c=2" calcext:value-type="string">
            <text:p>https://www.biblia.fo/bible.php?l=fo&amp;b=46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6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067:.D1067])" office:value-type="string" office:string-value="https://www.biblia.fo/bible.php?l=fo&amp;b=46&amp;c=3" calcext:value-type="string">
            <text:p>https://www.biblia.fo/bible.php?l=fo&amp;b=46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7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068:.D1068])" office:value-type="string" office:string-value="https://www.biblia.fo/bible.php?l=fo&amp;b=46&amp;c=4" calcext:value-type="string">
            <text:p>https://www.biblia.fo/bible.php?l=fo&amp;b=46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8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069:.D1069])" office:value-type="string" office:string-value="https://www.biblia.fo/bible.php?l=fo&amp;b=46&amp;c=5" calcext:value-type="string">
            <text:p>https://www.biblia.fo/bible.php?l=fo&amp;b=46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69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070:.D1070])" office:value-type="string" office:string-value="https://www.biblia.fo/bible.php?l=fo&amp;b=46&amp;c=6" calcext:value-type="string">
            <text:p>https://www.biblia.fo/bible.php?l=fo&amp;b=46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0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071:.D1071])" office:value-type="string" office:string-value="https://www.biblia.fo/bible.php?l=fo&amp;b=46&amp;c=7" calcext:value-type="string">
            <text:p>https://www.biblia.fo/bible.php?l=fo&amp;b=46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1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072:.D1072])" office:value-type="string" office:string-value="https://www.biblia.fo/bible.php?l=fo&amp;b=46&amp;c=8" calcext:value-type="string">
            <text:p>https://www.biblia.fo/bible.php?l=fo&amp;b=46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2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073:.D1073])" office:value-type="string" office:string-value="https://www.biblia.fo/bible.php?l=fo&amp;b=46&amp;c=9" calcext:value-type="string">
            <text:p>https://www.biblia.fo/bible.php?l=fo&amp;b=46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3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074:.D1074])" office:value-type="string" office:string-value="https://www.biblia.fo/bible.php?l=fo&amp;b=46&amp;c=10" calcext:value-type="string">
            <text:p>https://www.biblia.fo/bible.php?l=fo&amp;b=46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4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075:.D1075])" office:value-type="string" office:string-value="https://www.biblia.fo/bible.php?l=fo&amp;b=46&amp;c=11" calcext:value-type="string">
            <text:p>https://www.biblia.fo/bible.php?l=fo&amp;b=46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5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076:.D1076])" office:value-type="string" office:string-value="https://www.biblia.fo/bible.php?l=fo&amp;b=46&amp;c=12" calcext:value-type="string">
            <text:p>https://www.biblia.fo/bible.php?l=fo&amp;b=46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6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077:.D1077])" office:value-type="string" office:string-value="https://www.biblia.fo/bible.php?l=fo&amp;b=46&amp;c=13" calcext:value-type="string">
            <text:p>https://www.biblia.fo/bible.php?l=fo&amp;b=46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7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078:.D1078])" office:value-type="string" office:string-value="https://www.biblia.fo/bible.php?l=fo&amp;b=46&amp;c=14" calcext:value-type="string">
            <text:p>https://www.biblia.fo/bible.php?l=fo&amp;b=46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8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079:.D1079])" office:value-type="string" office:string-value="https://www.biblia.fo/bible.php?l=fo&amp;b=46&amp;c=15" calcext:value-type="string">
            <text:p>https://www.biblia.fo/bible.php?l=fo&amp;b=46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79]" office:value-type="float" office:value="46" calcext:value-type="float">
            <text:p>46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080:.D1080])" office:value-type="string" office:string-value="https://www.biblia.fo/bible.php?l=fo&amp;b=46&amp;c=16" calcext:value-type="string">
            <text:p>https://www.biblia.fo/bible.php?l=fo&amp;b=46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081:.D1081])" office:value-type="string" office:string-value="https://www.biblia.fo/bible.php?l=fo&amp;b=47&amp;c=1" calcext:value-type="string">
            <text:p>https://www.biblia.fo/bible.php?l=fo&amp;b=47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1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082:.D1082])" office:value-type="string" office:string-value="https://www.biblia.fo/bible.php?l=fo&amp;b=47&amp;c=2" calcext:value-type="string">
            <text:p>https://www.biblia.fo/bible.php?l=fo&amp;b=47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2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083:.D1083])" office:value-type="string" office:string-value="https://www.biblia.fo/bible.php?l=fo&amp;b=47&amp;c=3" calcext:value-type="string">
            <text:p>https://www.biblia.fo/bible.php?l=fo&amp;b=47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3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084:.D1084])" office:value-type="string" office:string-value="https://www.biblia.fo/bible.php?l=fo&amp;b=47&amp;c=4" calcext:value-type="string">
            <text:p>https://www.biblia.fo/bible.php?l=fo&amp;b=47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4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085:.D1085])" office:value-type="string" office:string-value="https://www.biblia.fo/bible.php?l=fo&amp;b=47&amp;c=5" calcext:value-type="string">
            <text:p>https://www.biblia.fo/bible.php?l=fo&amp;b=47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5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086:.D1086])" office:value-type="string" office:string-value="https://www.biblia.fo/bible.php?l=fo&amp;b=47&amp;c=6" calcext:value-type="string">
            <text:p>https://www.biblia.fo/bible.php?l=fo&amp;b=47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6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087:.D1087])" office:value-type="string" office:string-value="https://www.biblia.fo/bible.php?l=fo&amp;b=47&amp;c=7" calcext:value-type="string">
            <text:p>https://www.biblia.fo/bible.php?l=fo&amp;b=47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7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088:.D1088])" office:value-type="string" office:string-value="https://www.biblia.fo/bible.php?l=fo&amp;b=47&amp;c=8" calcext:value-type="string">
            <text:p>https://www.biblia.fo/bible.php?l=fo&amp;b=47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8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089:.D1089])" office:value-type="string" office:string-value="https://www.biblia.fo/bible.php?l=fo&amp;b=47&amp;c=9" calcext:value-type="string">
            <text:p>https://www.biblia.fo/bible.php?l=fo&amp;b=47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89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090:.D1090])" office:value-type="string" office:string-value="https://www.biblia.fo/bible.php?l=fo&amp;b=47&amp;c=10" calcext:value-type="string">
            <text:p>https://www.biblia.fo/bible.php?l=fo&amp;b=47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0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091:.D1091])" office:value-type="string" office:string-value="https://www.biblia.fo/bible.php?l=fo&amp;b=47&amp;c=11" calcext:value-type="string">
            <text:p>https://www.biblia.fo/bible.php?l=fo&amp;b=47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1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092:.D1092])" office:value-type="string" office:string-value="https://www.biblia.fo/bible.php?l=fo&amp;b=47&amp;c=12" calcext:value-type="string">
            <text:p>https://www.biblia.fo/bible.php?l=fo&amp;b=47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2]" office:value-type="float" office:value="47" calcext:value-type="float">
            <text:p>47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093:.D1093])" office:value-type="string" office:string-value="https://www.biblia.fo/bible.php?l=fo&amp;b=47&amp;c=13" calcext:value-type="string">
            <text:p>https://www.biblia.fo/bible.php?l=fo&amp;b=47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094:.D1094])" office:value-type="string" office:string-value="https://www.biblia.fo/bible.php?l=fo&amp;b=48&amp;c=1" calcext:value-type="string">
            <text:p>https://www.biblia.fo/bible.php?l=fo&amp;b=48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4]" office:value-type="float" office:value="48" calcext:value-type="float">
            <text:p>48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095:.D1095])" office:value-type="string" office:string-value="https://www.biblia.fo/bible.php?l=fo&amp;b=48&amp;c=2" calcext:value-type="string">
            <text:p>https://www.biblia.fo/bible.php?l=fo&amp;b=48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5]" office:value-type="float" office:value="48" calcext:value-type="float">
            <text:p>48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096:.D1096])" office:value-type="string" office:string-value="https://www.biblia.fo/bible.php?l=fo&amp;b=48&amp;c=3" calcext:value-type="string">
            <text:p>https://www.biblia.fo/bible.php?l=fo&amp;b=48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6]" office:value-type="float" office:value="48" calcext:value-type="float">
            <text:p>48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097:.D1097])" office:value-type="string" office:string-value="https://www.biblia.fo/bible.php?l=fo&amp;b=48&amp;c=4" calcext:value-type="string">
            <text:p>https://www.biblia.fo/bible.php?l=fo&amp;b=48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7]" office:value-type="float" office:value="48" calcext:value-type="float">
            <text:p>48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098:.D1098])" office:value-type="string" office:string-value="https://www.biblia.fo/bible.php?l=fo&amp;b=48&amp;c=5" calcext:value-type="string">
            <text:p>https://www.biblia.fo/bible.php?l=fo&amp;b=48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098]" office:value-type="float" office:value="48" calcext:value-type="float">
            <text:p>48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099:.D1099])" office:value-type="string" office:string-value="https://www.biblia.fo/bible.php?l=fo&amp;b=48&amp;c=6" calcext:value-type="string">
            <text:p>https://www.biblia.fo/bible.php?l=fo&amp;b=48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00:.D1100])" office:value-type="string" office:string-value="https://www.biblia.fo/bible.php?l=fo&amp;b=49&amp;c=1" calcext:value-type="string">
            <text:p>https://www.biblia.fo/bible.php?l=fo&amp;b=49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0]" office:value-type="float" office:value="49" calcext:value-type="float">
            <text:p>49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01:.D1101])" office:value-type="string" office:string-value="https://www.biblia.fo/bible.php?l=fo&amp;b=49&amp;c=2" calcext:value-type="string">
            <text:p>https://www.biblia.fo/bible.php?l=fo&amp;b=49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1]" office:value-type="float" office:value="49" calcext:value-type="float">
            <text:p>49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02:.D1102])" office:value-type="string" office:string-value="https://www.biblia.fo/bible.php?l=fo&amp;b=49&amp;c=3" calcext:value-type="string">
            <text:p>https://www.biblia.fo/bible.php?l=fo&amp;b=49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2]" office:value-type="float" office:value="49" calcext:value-type="float">
            <text:p>49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03:.D1103])" office:value-type="string" office:string-value="https://www.biblia.fo/bible.php?l=fo&amp;b=49&amp;c=4" calcext:value-type="string">
            <text:p>https://www.biblia.fo/bible.php?l=fo&amp;b=49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3]" office:value-type="float" office:value="49" calcext:value-type="float">
            <text:p>49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04:.D1104])" office:value-type="string" office:string-value="https://www.biblia.fo/bible.php?l=fo&amp;b=49&amp;c=5" calcext:value-type="string">
            <text:p>https://www.biblia.fo/bible.php?l=fo&amp;b=49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4]" office:value-type="float" office:value="49" calcext:value-type="float">
            <text:p>49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105:.D1105])" office:value-type="string" office:string-value="https://www.biblia.fo/bible.php?l=fo&amp;b=49&amp;c=6" calcext:value-type="string">
            <text:p>https://www.biblia.fo/bible.php?l=fo&amp;b=49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06:.D1106])" office:value-type="string" office:string-value="https://www.biblia.fo/bible.php?l=fo&amp;b=50&amp;c=1" calcext:value-type="string">
            <text:p>https://www.biblia.fo/bible.php?l=fo&amp;b=50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6]" office:value-type="float" office:value="50" calcext:value-type="float">
            <text:p>50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07:.D1107])" office:value-type="string" office:string-value="https://www.biblia.fo/bible.php?l=fo&amp;b=50&amp;c=2" calcext:value-type="string">
            <text:p>https://www.biblia.fo/bible.php?l=fo&amp;b=50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7]" office:value-type="float" office:value="50" calcext:value-type="float">
            <text:p>50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08:.D1108])" office:value-type="string" office:string-value="https://www.biblia.fo/bible.php?l=fo&amp;b=50&amp;c=3" calcext:value-type="string">
            <text:p>https://www.biblia.fo/bible.php?l=fo&amp;b=50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8]" office:value-type="float" office:value="50" calcext:value-type="float">
            <text:p>50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09:.D1109])" office:value-type="string" office:string-value="https://www.biblia.fo/bible.php?l=fo&amp;b=50&amp;c=4" calcext:value-type="string">
            <text:p>https://www.biblia.fo/bible.php?l=fo&amp;b=50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09]" office:value-type="float" office:value="50" calcext:value-type="float">
            <text:p>50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10:.D1110])" office:value-type="string" office:string-value="https://www.biblia.fo/bible.php?l=fo&amp;b=50&amp;c=5" calcext:value-type="string">
            <text:p>https://www.biblia.fo/bible.php?l=fo&amp;b=50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0]" office:value-type="float" office:value="50" calcext:value-type="float">
            <text:p>50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111:.D1111])" office:value-type="string" office:string-value="https://www.biblia.fo/bible.php?l=fo&amp;b=50&amp;c=6" calcext:value-type="string">
            <text:p>https://www.biblia.fo/bible.php?l=fo&amp;b=50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12:.D1112])" office:value-type="string" office:string-value="https://www.biblia.fo/bible.php?l=fo&amp;b=51&amp;c=1" calcext:value-type="string">
            <text:p>https://www.biblia.fo/bible.php?l=fo&amp;b=51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2]" office:value-type="float" office:value="51" calcext:value-type="float">
            <text:p>51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13:.D1113])" office:value-type="string" office:string-value="https://www.biblia.fo/bible.php?l=fo&amp;b=51&amp;c=2" calcext:value-type="string">
            <text:p>https://www.biblia.fo/bible.php?l=fo&amp;b=51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3]" office:value-type="float" office:value="51" calcext:value-type="float">
            <text:p>51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14:.D1114])" office:value-type="string" office:string-value="https://www.biblia.fo/bible.php?l=fo&amp;b=51&amp;c=3" calcext:value-type="string">
            <text:p>https://www.biblia.fo/bible.php?l=fo&amp;b=51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4]" office:value-type="float" office:value="51" calcext:value-type="float">
            <text:p>51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15:.D1115])" office:value-type="string" office:string-value="https://www.biblia.fo/bible.php?l=fo&amp;b=51&amp;c=4" calcext:value-type="string">
            <text:p>https://www.biblia.fo/bible.php?l=fo&amp;b=51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16:.D1116])" office:value-type="string" office:string-value="https://www.biblia.fo/bible.php?l=fo&amp;b=52&amp;c=1" calcext:value-type="string">
            <text:p>https://www.biblia.fo/bible.php?l=fo&amp;b=52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6]" office:value-type="float" office:value="52" calcext:value-type="float">
            <text:p>52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17:.D1117])" office:value-type="string" office:string-value="https://www.biblia.fo/bible.php?l=fo&amp;b=52&amp;c=2" calcext:value-type="string">
            <text:p>https://www.biblia.fo/bible.php?l=fo&amp;b=52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7]" office:value-type="float" office:value="52" calcext:value-type="float">
            <text:p>52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18:.D1118])" office:value-type="string" office:string-value="https://www.biblia.fo/bible.php?l=fo&amp;b=52&amp;c=3" calcext:value-type="string">
            <text:p>https://www.biblia.fo/bible.php?l=fo&amp;b=52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8]" office:value-type="float" office:value="52" calcext:value-type="float">
            <text:p>52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19:.D1119])" office:value-type="string" office:string-value="https://www.biblia.fo/bible.php?l=fo&amp;b=52&amp;c=4" calcext:value-type="string">
            <text:p>https://www.biblia.fo/bible.php?l=fo&amp;b=52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19]" office:value-type="float" office:value="52" calcext:value-type="float">
            <text:p>52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20:.D1120])" office:value-type="string" office:string-value="https://www.biblia.fo/bible.php?l=fo&amp;b=52&amp;c=5" calcext:value-type="string">
            <text:p>https://www.biblia.fo/bible.php?l=fo&amp;b=52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21:.D1121])" office:value-type="string" office:string-value="https://www.biblia.fo/bible.php?l=fo&amp;b=53&amp;c=1" calcext:value-type="string">
            <text:p>https://www.biblia.fo/bible.php?l=fo&amp;b=53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21]" office:value-type="float" office:value="53" calcext:value-type="float">
            <text:p>53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22:.D1122])" office:value-type="string" office:string-value="https://www.biblia.fo/bible.php?l=fo&amp;b=53&amp;c=2" calcext:value-type="string">
            <text:p>https://www.biblia.fo/bible.php?l=fo&amp;b=53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22]" office:value-type="float" office:value="53" calcext:value-type="float">
            <text:p>53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23:.D1123])" office:value-type="string" office:string-value="https://www.biblia.fo/bible.php?l=fo&amp;b=53&amp;c=3" calcext:value-type="string">
            <text:p>https://www.biblia.fo/bible.php?l=fo&amp;b=53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24:.D1124])" office:value-type="string" office:string-value="https://www.biblia.fo/bible.php?l=fo&amp;b=54&amp;c=1" calcext:value-type="string">
            <text:p>https://www.biblia.fo/bible.php?l=fo&amp;b=54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24]" office:value-type="float" office:value="54" calcext:value-type="float">
            <text:p>54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25:.D1125])" office:value-type="string" office:string-value="https://www.biblia.fo/bible.php?l=fo&amp;b=54&amp;c=2" calcext:value-type="string">
            <text:p>https://www.biblia.fo/bible.php?l=fo&amp;b=54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25]" office:value-type="float" office:value="54" calcext:value-type="float">
            <text:p>54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26:.D1126])" office:value-type="string" office:string-value="https://www.biblia.fo/bible.php?l=fo&amp;b=54&amp;c=3" calcext:value-type="string">
            <text:p>https://www.biblia.fo/bible.php?l=fo&amp;b=54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26]" office:value-type="float" office:value="54" calcext:value-type="float">
            <text:p>54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27:.D1127])" office:value-type="string" office:string-value="https://www.biblia.fo/bible.php?l=fo&amp;b=54&amp;c=4" calcext:value-type="string">
            <text:p>https://www.biblia.fo/bible.php?l=fo&amp;b=54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27]" office:value-type="float" office:value="54" calcext:value-type="float">
            <text:p>54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28:.D1128])" office:value-type="string" office:string-value="https://www.biblia.fo/bible.php?l=fo&amp;b=54&amp;c=5" calcext:value-type="string">
            <text:p>https://www.biblia.fo/bible.php?l=fo&amp;b=54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28]" office:value-type="float" office:value="54" calcext:value-type="float">
            <text:p>54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129:.D1129])" office:value-type="string" office:string-value="https://www.biblia.fo/bible.php?l=fo&amp;b=54&amp;c=6" calcext:value-type="string">
            <text:p>https://www.biblia.fo/bible.php?l=fo&amp;b=54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30:.D1130])" office:value-type="string" office:string-value="https://www.biblia.fo/bible.php?l=fo&amp;b=55&amp;c=1" calcext:value-type="string">
            <text:p>https://www.biblia.fo/bible.php?l=fo&amp;b=55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30]" office:value-type="float" office:value="55" calcext:value-type="float">
            <text:p>55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31:.D1131])" office:value-type="string" office:string-value="https://www.biblia.fo/bible.php?l=fo&amp;b=55&amp;c=2" calcext:value-type="string">
            <text:p>https://www.biblia.fo/bible.php?l=fo&amp;b=55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31]" office:value-type="float" office:value="55" calcext:value-type="float">
            <text:p>55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32:.D1132])" office:value-type="string" office:string-value="https://www.biblia.fo/bible.php?l=fo&amp;b=55&amp;c=3" calcext:value-type="string">
            <text:p>https://www.biblia.fo/bible.php?l=fo&amp;b=55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32]" office:value-type="float" office:value="55" calcext:value-type="float">
            <text:p>55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33:.D1133])" office:value-type="string" office:string-value="https://www.biblia.fo/bible.php?l=fo&amp;b=55&amp;c=4" calcext:value-type="string">
            <text:p>https://www.biblia.fo/bible.php?l=fo&amp;b=55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34:.D1134])" office:value-type="string" office:string-value="https://www.biblia.fo/bible.php?l=fo&amp;b=56&amp;c=1" calcext:value-type="string">
            <text:p>https://www.biblia.fo/bible.php?l=fo&amp;b=56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34]" office:value-type="float" office:value="56" calcext:value-type="float">
            <text:p>56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35:.D1135])" office:value-type="string" office:string-value="https://www.biblia.fo/bible.php?l=fo&amp;b=56&amp;c=2" calcext:value-type="string">
            <text:p>https://www.biblia.fo/bible.php?l=fo&amp;b=56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35]" office:value-type="float" office:value="56" calcext:value-type="float">
            <text:p>56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36:.D1136])" office:value-type="string" office:string-value="https://www.biblia.fo/bible.php?l=fo&amp;b=56&amp;c=3" calcext:value-type="string">
            <text:p>https://www.biblia.fo/bible.php?l=fo&amp;b=56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37:.D1137])" office:value-type="string" office:string-value="https://www.biblia.fo/bible.php?l=fo&amp;b=57&amp;c=1" calcext:value-type="string">
            <text:p>https://www.biblia.fo/bible.php?l=fo&amp;b=57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38:.D1138])" office:value-type="string" office:string-value="https://www.biblia.fo/bible.php?l=fo&amp;b=58&amp;c=1" calcext:value-type="string">
            <text:p>https://www.biblia.fo/bible.php?l=fo&amp;b=58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38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39:.D1139])" office:value-type="string" office:string-value="https://www.biblia.fo/bible.php?l=fo&amp;b=58&amp;c=2" calcext:value-type="string">
            <text:p>https://www.biblia.fo/bible.php?l=fo&amp;b=58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39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40:.D1140])" office:value-type="string" office:string-value="https://www.biblia.fo/bible.php?l=fo&amp;b=58&amp;c=3" calcext:value-type="string">
            <text:p>https://www.biblia.fo/bible.php?l=fo&amp;b=58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0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41:.D1141])" office:value-type="string" office:string-value="https://www.biblia.fo/bible.php?l=fo&amp;b=58&amp;c=4" calcext:value-type="string">
            <text:p>https://www.biblia.fo/bible.php?l=fo&amp;b=58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1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42:.D1142])" office:value-type="string" office:string-value="https://www.biblia.fo/bible.php?l=fo&amp;b=58&amp;c=5" calcext:value-type="string">
            <text:p>https://www.biblia.fo/bible.php?l=fo&amp;b=58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2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143:.D1143])" office:value-type="string" office:string-value="https://www.biblia.fo/bible.php?l=fo&amp;b=58&amp;c=6" calcext:value-type="string">
            <text:p>https://www.biblia.fo/bible.php?l=fo&amp;b=58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3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144:.D1144])" office:value-type="string" office:string-value="https://www.biblia.fo/bible.php?l=fo&amp;b=58&amp;c=7" calcext:value-type="string">
            <text:p>https://www.biblia.fo/bible.php?l=fo&amp;b=58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4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145:.D1145])" office:value-type="string" office:string-value="https://www.biblia.fo/bible.php?l=fo&amp;b=58&amp;c=8" calcext:value-type="string">
            <text:p>https://www.biblia.fo/bible.php?l=fo&amp;b=58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5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146:.D1146])" office:value-type="string" office:string-value="https://www.biblia.fo/bible.php?l=fo&amp;b=58&amp;c=9" calcext:value-type="string">
            <text:p>https://www.biblia.fo/bible.php?l=fo&amp;b=58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6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147:.D1147])" office:value-type="string" office:string-value="https://www.biblia.fo/bible.php?l=fo&amp;b=58&amp;c=10" calcext:value-type="string">
            <text:p>https://www.biblia.fo/bible.php?l=fo&amp;b=58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7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148:.D1148])" office:value-type="string" office:string-value="https://www.biblia.fo/bible.php?l=fo&amp;b=58&amp;c=11" calcext:value-type="string">
            <text:p>https://www.biblia.fo/bible.php?l=fo&amp;b=58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8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149:.D1149])" office:value-type="string" office:string-value="https://www.biblia.fo/bible.php?l=fo&amp;b=58&amp;c=12" calcext:value-type="string">
            <text:p>https://www.biblia.fo/bible.php?l=fo&amp;b=58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49]" office:value-type="float" office:value="58" calcext:value-type="float">
            <text:p>58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150:.D1150])" office:value-type="string" office:string-value="https://www.biblia.fo/bible.php?l=fo&amp;b=58&amp;c=13" calcext:value-type="string">
            <text:p>https://www.biblia.fo/bible.php?l=fo&amp;b=58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51:.D1151])" office:value-type="string" office:string-value="https://www.biblia.fo/bible.php?l=fo&amp;b=59&amp;c=1" calcext:value-type="string">
            <text:p>https://www.biblia.fo/bible.php?l=fo&amp;b=59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1]" office:value-type="float" office:value="59" calcext:value-type="float">
            <text:p>59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52:.D1152])" office:value-type="string" office:string-value="https://www.biblia.fo/bible.php?l=fo&amp;b=59&amp;c=2" calcext:value-type="string">
            <text:p>https://www.biblia.fo/bible.php?l=fo&amp;b=59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2]" office:value-type="float" office:value="59" calcext:value-type="float">
            <text:p>59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53:.D1153])" office:value-type="string" office:string-value="https://www.biblia.fo/bible.php?l=fo&amp;b=59&amp;c=3" calcext:value-type="string">
            <text:p>https://www.biblia.fo/bible.php?l=fo&amp;b=59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3]" office:value-type="float" office:value="59" calcext:value-type="float">
            <text:p>59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54:.D1154])" office:value-type="string" office:string-value="https://www.biblia.fo/bible.php?l=fo&amp;b=59&amp;c=4" calcext:value-type="string">
            <text:p>https://www.biblia.fo/bible.php?l=fo&amp;b=59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4]" office:value-type="float" office:value="59" calcext:value-type="float">
            <text:p>59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55:.D1155])" office:value-type="string" office:string-value="https://www.biblia.fo/bible.php?l=fo&amp;b=59&amp;c=5" calcext:value-type="string">
            <text:p>https://www.biblia.fo/bible.php?l=fo&amp;b=59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56:.D1156])" office:value-type="string" office:string-value="https://www.biblia.fo/bible.php?l=fo&amp;b=60&amp;c=1" calcext:value-type="string">
            <text:p>https://www.biblia.fo/bible.php?l=fo&amp;b=60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6]" office:value-type="float" office:value="60" calcext:value-type="float">
            <text:p>60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57:.D1157])" office:value-type="string" office:string-value="https://www.biblia.fo/bible.php?l=fo&amp;b=60&amp;c=2" calcext:value-type="string">
            <text:p>https://www.biblia.fo/bible.php?l=fo&amp;b=60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7]" office:value-type="float" office:value="60" calcext:value-type="float">
            <text:p>60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58:.D1158])" office:value-type="string" office:string-value="https://www.biblia.fo/bible.php?l=fo&amp;b=60&amp;c=3" calcext:value-type="string">
            <text:p>https://www.biblia.fo/bible.php?l=fo&amp;b=60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8]" office:value-type="float" office:value="60" calcext:value-type="float">
            <text:p>60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59:.D1159])" office:value-type="string" office:string-value="https://www.biblia.fo/bible.php?l=fo&amp;b=60&amp;c=4" calcext:value-type="string">
            <text:p>https://www.biblia.fo/bible.php?l=fo&amp;b=60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59]" office:value-type="float" office:value="60" calcext:value-type="float">
            <text:p>60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60:.D1160])" office:value-type="string" office:string-value="https://www.biblia.fo/bible.php?l=fo&amp;b=60&amp;c=5" calcext:value-type="string">
            <text:p>https://www.biblia.fo/bible.php?l=fo&amp;b=60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61:.D1161])" office:value-type="string" office:string-value="https://www.biblia.fo/bible.php?l=fo&amp;b=61&amp;c=1" calcext:value-type="string">
            <text:p>https://www.biblia.fo/bible.php?l=fo&amp;b=61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61]" office:value-type="float" office:value="61" calcext:value-type="float">
            <text:p>61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62:.D1162])" office:value-type="string" office:string-value="https://www.biblia.fo/bible.php?l=fo&amp;b=61&amp;c=2" calcext:value-type="string">
            <text:p>https://www.biblia.fo/bible.php?l=fo&amp;b=61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62]" office:value-type="float" office:value="61" calcext:value-type="float">
            <text:p>61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63:.D1163])" office:value-type="string" office:string-value="https://www.biblia.fo/bible.php?l=fo&amp;b=61&amp;c=3" calcext:value-type="string">
            <text:p>https://www.biblia.fo/bible.php?l=fo&amp;b=61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64:.D1164])" office:value-type="string" office:string-value="https://www.biblia.fo/bible.php?l=fo&amp;b=62&amp;c=1" calcext:value-type="string">
            <text:p>https://www.biblia.fo/bible.php?l=fo&amp;b=62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64]" office:value-type="float" office:value="62" calcext:value-type="float">
            <text:p>62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65:.D1165])" office:value-type="string" office:string-value="https://www.biblia.fo/bible.php?l=fo&amp;b=62&amp;c=2" calcext:value-type="string">
            <text:p>https://www.biblia.fo/bible.php?l=fo&amp;b=62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65]" office:value-type="float" office:value="62" calcext:value-type="float">
            <text:p>62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66:.D1166])" office:value-type="string" office:string-value="https://www.biblia.fo/bible.php?l=fo&amp;b=62&amp;c=3" calcext:value-type="string">
            <text:p>https://www.biblia.fo/bible.php?l=fo&amp;b=62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66]" office:value-type="float" office:value="62" calcext:value-type="float">
            <text:p>62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67:.D1167])" office:value-type="string" office:string-value="https://www.biblia.fo/bible.php?l=fo&amp;b=62&amp;c=4" calcext:value-type="string">
            <text:p>https://www.biblia.fo/bible.php?l=fo&amp;b=62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67]" office:value-type="float" office:value="62" calcext:value-type="float">
            <text:p>62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68:.D1168])" office:value-type="string" office:string-value="https://www.biblia.fo/bible.php?l=fo&amp;b=62&amp;c=5" calcext:value-type="string">
            <text:p>https://www.biblia.fo/bible.php?l=fo&amp;b=62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69:.D1169])" office:value-type="string" office:string-value="https://www.biblia.fo/bible.php?l=fo&amp;b=63&amp;c=1" calcext:value-type="string">
            <text:p>https://www.biblia.fo/bible.php?l=fo&amp;b=63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70:.D1170])" office:value-type="string" office:string-value="https://www.biblia.fo/bible.php?l=fo&amp;b=64&amp;c=1" calcext:value-type="string">
            <text:p>https://www.biblia.fo/bible.php?l=fo&amp;b=64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71:.D1171])" office:value-type="string" office:string-value="https://www.biblia.fo/bible.php?l=fo&amp;b=65&amp;c=1" calcext:value-type="string">
            <text:p>https://www.biblia.fo/bible.php?l=fo&amp;b=65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" calcext:value-type="float">
            <text:p>1</text:p>
          </table:table-cell>
          <table:table-cell table:formula="of:=COM.MICROSOFT.TEXTJOIN(&quot;&quot;;TRUE();[.A1172:.D1172])" office:value-type="string" office:string-value="https://www.biblia.fo/bible.php?l=fo&amp;b=66&amp;c=1" calcext:value-type="string">
            <text:p>https://www.biblia.fo/bible.php?l=fo&amp;b=66&amp;c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2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2" calcext:value-type="float">
            <text:p>2</text:p>
          </table:table-cell>
          <table:table-cell table:formula="of:=COM.MICROSOFT.TEXTJOIN(&quot;&quot;;TRUE();[.A1173:.D1173])" office:value-type="string" office:string-value="https://www.biblia.fo/bible.php?l=fo&amp;b=66&amp;c=2" calcext:value-type="string">
            <text:p>https://www.biblia.fo/bible.php?l=fo&amp;b=66&amp;c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3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3" calcext:value-type="float">
            <text:p>3</text:p>
          </table:table-cell>
          <table:table-cell table:formula="of:=COM.MICROSOFT.TEXTJOIN(&quot;&quot;;TRUE();[.A1174:.D1174])" office:value-type="string" office:string-value="https://www.biblia.fo/bible.php?l=fo&amp;b=66&amp;c=3" calcext:value-type="string">
            <text:p>https://www.biblia.fo/bible.php?l=fo&amp;b=66&amp;c=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4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4" calcext:value-type="float">
            <text:p>4</text:p>
          </table:table-cell>
          <table:table-cell table:formula="of:=COM.MICROSOFT.TEXTJOIN(&quot;&quot;;TRUE();[.A1175:.D1175])" office:value-type="string" office:string-value="https://www.biblia.fo/bible.php?l=fo&amp;b=66&amp;c=4" calcext:value-type="string">
            <text:p>https://www.biblia.fo/bible.php?l=fo&amp;b=66&amp;c=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5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5" calcext:value-type="float">
            <text:p>5</text:p>
          </table:table-cell>
          <table:table-cell table:formula="of:=COM.MICROSOFT.TEXTJOIN(&quot;&quot;;TRUE();[.A1176:.D1176])" office:value-type="string" office:string-value="https://www.biblia.fo/bible.php?l=fo&amp;b=66&amp;c=5" calcext:value-type="string">
            <text:p>https://www.biblia.fo/bible.php?l=fo&amp;b=66&amp;c=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6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TRUE();[.A1177:.D1177])" office:value-type="string" office:string-value="https://www.biblia.fo/bible.php?l=fo&amp;b=66&amp;c=6" calcext:value-type="string">
            <text:p>https://www.biblia.fo/bible.php?l=fo&amp;b=66&amp;c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7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7" calcext:value-type="float">
            <text:p>7</text:p>
          </table:table-cell>
          <table:table-cell table:formula="of:=COM.MICROSOFT.TEXTJOIN(&quot;&quot;;TRUE();[.A1178:.D1178])" office:value-type="string" office:string-value="https://www.biblia.fo/bible.php?l=fo&amp;b=66&amp;c=7" calcext:value-type="string">
            <text:p>https://www.biblia.fo/bible.php?l=fo&amp;b=66&amp;c=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8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8" calcext:value-type="float">
            <text:p>8</text:p>
          </table:table-cell>
          <table:table-cell table:formula="of:=COM.MICROSOFT.TEXTJOIN(&quot;&quot;;TRUE();[.A1179:.D1179])" office:value-type="string" office:string-value="https://www.biblia.fo/bible.php?l=fo&amp;b=66&amp;c=8" calcext:value-type="string">
            <text:p>https://www.biblia.fo/bible.php?l=fo&amp;b=66&amp;c=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79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9" calcext:value-type="float">
            <text:p>9</text:p>
          </table:table-cell>
          <table:table-cell table:formula="of:=COM.MICROSOFT.TEXTJOIN(&quot;&quot;;TRUE();[.A1180:.D1180])" office:value-type="string" office:string-value="https://www.biblia.fo/bible.php?l=fo&amp;b=66&amp;c=9" calcext:value-type="string">
            <text:p>https://www.biblia.fo/bible.php?l=fo&amp;b=66&amp;c=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0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0" calcext:value-type="float">
            <text:p>10</text:p>
          </table:table-cell>
          <table:table-cell table:formula="of:=COM.MICROSOFT.TEXTJOIN(&quot;&quot;;TRUE();[.A1181:.D1181])" office:value-type="string" office:string-value="https://www.biblia.fo/bible.php?l=fo&amp;b=66&amp;c=10" calcext:value-type="string">
            <text:p>https://www.biblia.fo/bible.php?l=fo&amp;b=66&amp;c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1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1" calcext:value-type="float">
            <text:p>11</text:p>
          </table:table-cell>
          <table:table-cell table:formula="of:=COM.MICROSOFT.TEXTJOIN(&quot;&quot;;TRUE();[.A1182:.D1182])" office:value-type="string" office:string-value="https://www.biblia.fo/bible.php?l=fo&amp;b=66&amp;c=11" calcext:value-type="string">
            <text:p>https://www.biblia.fo/bible.php?l=fo&amp;b=66&amp;c=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2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2" calcext:value-type="float">
            <text:p>12</text:p>
          </table:table-cell>
          <table:table-cell table:formula="of:=COM.MICROSOFT.TEXTJOIN(&quot;&quot;;TRUE();[.A1183:.D1183])" office:value-type="string" office:string-value="https://www.biblia.fo/bible.php?l=fo&amp;b=66&amp;c=12" calcext:value-type="string">
            <text:p>https://www.biblia.fo/bible.php?l=fo&amp;b=66&amp;c=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3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3" calcext:value-type="float">
            <text:p>13</text:p>
          </table:table-cell>
          <table:table-cell table:formula="of:=COM.MICROSOFT.TEXTJOIN(&quot;&quot;;TRUE();[.A1184:.D1184])" office:value-type="string" office:string-value="https://www.biblia.fo/bible.php?l=fo&amp;b=66&amp;c=13" calcext:value-type="string">
            <text:p>https://www.biblia.fo/bible.php?l=fo&amp;b=66&amp;c=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4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4" calcext:value-type="float">
            <text:p>14</text:p>
          </table:table-cell>
          <table:table-cell table:formula="of:=COM.MICROSOFT.TEXTJOIN(&quot;&quot;;TRUE();[.A1185:.D1185])" office:value-type="string" office:string-value="https://www.biblia.fo/bible.php?l=fo&amp;b=66&amp;c=14" calcext:value-type="string">
            <text:p>https://www.biblia.fo/bible.php?l=fo&amp;b=66&amp;c=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5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5" calcext:value-type="float">
            <text:p>15</text:p>
          </table:table-cell>
          <table:table-cell table:formula="of:=COM.MICROSOFT.TEXTJOIN(&quot;&quot;;TRUE();[.A1186:.D1186])" office:value-type="string" office:string-value="https://www.biblia.fo/bible.php?l=fo&amp;b=66&amp;c=15" calcext:value-type="string">
            <text:p>https://www.biblia.fo/bible.php?l=fo&amp;b=66&amp;c=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6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6" calcext:value-type="float">
            <text:p>16</text:p>
          </table:table-cell>
          <table:table-cell table:formula="of:=COM.MICROSOFT.TEXTJOIN(&quot;&quot;;TRUE();[.A1187:.D1187])" office:value-type="string" office:string-value="https://www.biblia.fo/bible.php?l=fo&amp;b=66&amp;c=16" calcext:value-type="string">
            <text:p>https://www.biblia.fo/bible.php?l=fo&amp;b=66&amp;c=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7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7" calcext:value-type="float">
            <text:p>17</text:p>
          </table:table-cell>
          <table:table-cell table:formula="of:=COM.MICROSOFT.TEXTJOIN(&quot;&quot;;TRUE();[.A1188:.D1188])" office:value-type="string" office:string-value="https://www.biblia.fo/bible.php?l=fo&amp;b=66&amp;c=17" calcext:value-type="string">
            <text:p>https://www.biblia.fo/bible.php?l=fo&amp;b=66&amp;c=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8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8" calcext:value-type="float">
            <text:p>18</text:p>
          </table:table-cell>
          <table:table-cell table:formula="of:=COM.MICROSOFT.TEXTJOIN(&quot;&quot;;TRUE();[.A1189:.D1189])" office:value-type="string" office:string-value="https://www.biblia.fo/bible.php?l=fo&amp;b=66&amp;c=18" calcext:value-type="string">
            <text:p>https://www.biblia.fo/bible.php?l=fo&amp;b=66&amp;c=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89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19" calcext:value-type="float">
            <text:p>19</text:p>
          </table:table-cell>
          <table:table-cell table:formula="of:=COM.MICROSOFT.TEXTJOIN(&quot;&quot;;TRUE();[.A1190:.D1190])" office:value-type="string" office:string-value="https://www.biblia.fo/bible.php?l=fo&amp;b=66&amp;c=19" calcext:value-type="string">
            <text:p>https://www.biblia.fo/bible.php?l=fo&amp;b=66&amp;c=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90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20" calcext:value-type="float">
            <text:p>20</text:p>
          </table:table-cell>
          <table:table-cell table:formula="of:=COM.MICROSOFT.TEXTJOIN(&quot;&quot;;TRUE();[.A1191:.D1191])" office:value-type="string" office:string-value="https://www.biblia.fo/bible.php?l=fo&amp;b=66&amp;c=20" calcext:value-type="string">
            <text:p>https://www.biblia.fo/bible.php?l=fo&amp;b=66&amp;c=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91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21" calcext:value-type="float">
            <text:p>21</text:p>
          </table:table-cell>
          <table:table-cell table:formula="of:=COM.MICROSOFT.TEXTJOIN(&quot;&quot;;TRUE();[.A1192:.D1192])" office:value-type="string" office:string-value="https://www.biblia.fo/bible.php?l=fo&amp;b=66&amp;c=21" calcext:value-type="string">
            <text:p>https://www.biblia.fo/bible.php?l=fo&amp;b=66&amp;c=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biblia.fo/bible.php?l=fo&amp;b" xlink:type="simple">https://www.biblia.fo/bible.php?l=fo&amp;b</text:a>=</text:p>
          </table:table-cell>
          <table:table-cell table:formula="of:=[.B1192]" office:value-type="float" office:value="66" calcext:value-type="float">
            <text:p>66</text:p>
          </table:table-cell>
          <table:table-cell office:value-type="string" calcext:value-type="string">
            <text:p>&amp;c=</text:p>
          </table:table-cell>
          <table:table-cell office:value-type="float" office:value="22" calcext:value-type="float">
            <text:p>22</text:p>
          </table:table-cell>
          <table:table-cell table:formula="of:=COM.MICROSOFT.TEXTJOIN(&quot;&quot;;TRUE();[.A1193:.D1193])" office:value-type="string" office:string-value="https://www.biblia.fo/bible.php?l=fo&amp;b=66&amp;c=22" calcext:value-type="string">
            <text:p>https://www.biblia.fo/bible.php?l=fo&amp;b=66&amp;c=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o" fo:country="FO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7:59:58.900166808</meta:creation-date>
    <dc:date>2023-07-26T20:55:39.631289310</dc:date>
    <meta:editing-duration>PT2H3M31S</meta:editing-duration>
    <meta:editing-cycles>2</meta:editing-cycles>
    <meta:generator>LibreOffice/7.3.7.2$Linux_X86_64 LibreOffice_project/30$Build-2</meta:generator>
    <meta:document-statistic meta:table-count="1" meta:cell-count="5961" meta:object-count="0"/>
  </office:meta>
</office:document-meta>
</file>